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TimesNewRoman" svg:font-family="TimesNewRoman"/>
    <style:font-face style:name="WenQuanYi Micro Hei" svg:font-family="'WenQuanYi Micro Hei'"/>
    <style:font-face style:name="WenQuanYiMicroHei" svg:font-family="WenQuanYiMicroHei"/>
  </office:font-face-decls>
  <office:automatic-styles>
    <style:style style:name="Table1" style:family="table">
      <style:table-properties style:width="17cm" fo:margin-top="0.25cm" fo:margin-bottom="0.25cm" table:align="margins"/>
    </style:style>
    <style:style style:name="Table1.A" style:family="table-column">
      <style:table-column-properties style:column-width="5.667cm" style:rel-column-width="21845*"/>
    </style:style>
    <style:style style:name="Table1.A1" style:family="table-cell">
      <style:table-cell-properties fo:padding="0cm" fo:border="none" style:writing-mode="page"/>
    </style:style>
    <style:style style:name="Table1.3" style:family="table-row">
      <style:table-row-properties style:min-row-height="0cm"/>
    </style:style>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font-size="8pt" officeooo:paragraph-rsid="001572a1" style:font-size-asian="8pt" style:font-size-complex="8pt"/>
    </style:style>
    <style:style style:name="P3" style:family="paragraph" style:parent-style-name="Preformatted_20_Text" style:master-page-name="">
      <loext:graphic-properties draw:fill-gradient-name="gradient" draw:fill-hatch-name="hatch"/>
      <style:paragraph-properties style:page-number="auto" fo:keep-with-next="always"/>
      <style:text-properties fo:font-size="8pt" style:font-size-asian="8pt" style:font-size-complex="8pt"/>
    </style:style>
    <style:style style:name="P4" style:family="paragraph" style:parent-style-name="Preformatted_20_Text">
      <loext:graphic-properties draw:fill-gradient-name="gradient" draw:fill-hatch-name="hatch"/>
      <style:paragraph-properties fo:keep-with-next="always"/>
      <style:text-properties fo:font-size="8pt" style:font-size-asian="8pt" style:font-size-complex="8pt"/>
    </style:style>
    <style:style style:name="P5" style:family="paragraph" style:parent-style-name="Standard">
      <style:paragraph-properties fo:text-align="center" style:justify-single-word="false"/>
      <style:text-properties officeooo:paragraph-rsid="0011d078"/>
    </style:style>
    <style:style style:name="P6" style:family="paragraph" style:parent-style-name="Standard">
      <style:paragraph-properties fo:text-align="center" style:justify-single-word="false"/>
      <style:text-properties officeooo:paragraph-rsid="00156548"/>
    </style:style>
    <style:style style:name="P7" style:family="paragraph" style:parent-style-name="Standard">
      <style:paragraph-properties fo:text-align="center" style:justify-single-word="false"/>
      <style:text-properties fo:font-size="6pt" officeooo:paragraph-rsid="0011d078" style:font-size-asian="6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size="6pt" style:font-size-asian="6pt"/>
    </style:style>
    <style:style style:name="P10" style:family="paragraph">
      <loext:graphic-properties draw:fill="solid" draw:fill-color="#e8eef7"/>
    </style:style>
    <style:style style:name="P11" style:family="paragraph">
      <loext:graphic-properties draw:fill="none"/>
    </style:style>
    <style:style style:name="P12" style:family="paragraph">
      <style:paragraph-properties fo:text-align="start" style:writing-mode="lr-tb"/>
    </style:style>
    <style:style style:name="P13" style:family="paragraph">
      <loext:graphic-properties draw:fill="none"/>
      <style:paragraph-properties fo:text-align="start" style:writing-mode="lr-tb"/>
      <style:text-properties fo:font-size="7pt" style:font-size-asian="7pt" style:font-size-complex="8.5pt"/>
    </style:style>
    <style:style style:name="P14" style:family="paragraph">
      <loext:graphic-properties draw:fill="solid" draw:fill-color="#4677bf"/>
    </style:style>
    <style:style style:name="P15" style:family="paragraph">
      <loext:graphic-properties draw:fill="none"/>
      <style:paragraph-properties fo:text-align="start" style:writing-mode="lr-tb"/>
      <style:text-properties fo:font-size="8.5pt" style:font-size-asian="8.5pt" style:font-size-complex="8.5pt"/>
    </style:style>
    <style:style style:name="P16" style:family="paragraph">
      <loext:graphic-properties draw:fill="none"/>
      <style:paragraph-properties fo:text-align="start" style:writing-mode="lr-tb"/>
      <style:text-properties fo:font-size="6pt" style:font-size-asian="6pt" style:font-size-complex="6.30000019073486pt"/>
    </style:style>
    <style:style style:name="P17" style:family="paragraph">
      <loext:graphic-properties draw:fill="none"/>
      <style:paragraph-properties fo:text-align="start" style:writing-mode="lr-tb"/>
      <style:text-properties fo:font-size="6pt" style:font-size-asian="6pt" style:font-size-complex="6.40000009536743pt"/>
    </style:style>
    <style:style style:name="P18" style:family="paragraph">
      <style:paragraph-properties fo:text-align="center" style:writing-mode="lr-tb"/>
    </style:style>
    <style:style style:name="P19" style:family="paragraph">
      <loext:graphic-properties draw:fill="none"/>
      <style:paragraph-properties fo:text-align="center" style:writing-mode="lr-tb"/>
      <style:text-properties fo:font-size="6pt" style:font-size-asian="6pt" style:font-size-complex="6.40000009536743pt"/>
    </style:style>
    <style:style style:name="P20" style:family="paragraph">
      <loext:graphic-properties draw:fill="none"/>
      <style:paragraph-properties fo:text-align="start" style:writing-mode="lr-tb"/>
      <style:text-properties fo:font-size="7pt" style:font-size-asian="7pt" style:font-size-complex="8.60000038146973pt"/>
    </style:style>
    <style:style style:name="P21" style:family="paragraph">
      <loext:graphic-properties draw:fill="none"/>
      <style:paragraph-properties fo:text-align="start" style:writing-mode="lr-tb"/>
      <style:text-properties fo:font-size="8.60000038146973pt" style:font-size-asian="8.60000038146973pt" style:font-size-complex="8.60000038146973pt"/>
    </style:style>
    <style:style style:name="P22" style:family="paragraph">
      <loext:graphic-properties draw:fill="none"/>
      <style:paragraph-properties fo:text-align="start" style:writing-mode="lr-tb"/>
      <style:text-properties fo:font-size="6.90000009536743pt" style:font-size-asian="6.90000009536743pt" style:font-size-complex="6.90000009536743pt"/>
    </style:style>
    <style:style style:name="P23" style:family="paragraph">
      <loext:graphic-properties draw:fill="none"/>
      <style:paragraph-properties fo:text-align="start" style:writing-mode="lr-tb"/>
      <style:text-properties fo:font-size="7pt" style:font-size-asian="7pt" style:font-size-complex="9.19999980926514pt"/>
    </style:style>
    <style:style style:name="P24" style:family="paragraph">
      <loext:graphic-properties draw:fill="none"/>
      <style:paragraph-properties fo:text-align="start" style:writing-mode="lr-tb"/>
      <style:text-properties fo:font-size="6pt" style:font-size-asian="6pt" style:font-size-complex="6.90000009536743pt"/>
    </style:style>
    <style:style style:name="P25" style:family="paragraph">
      <loext:graphic-properties draw:fill="solid" draw:fill-color="#000040"/>
    </style:style>
    <style:style style:name="P26" style:family="paragraph">
      <loext:graphic-properties draw:fill="solid" draw:fill-color="#ffffff"/>
    </style:style>
    <style:style style:name="P27" style:family="paragraph">
      <loext:graphic-properties draw:fill="none"/>
      <style:paragraph-properties fo:text-align="start" style:writing-mode="lr-tb"/>
      <style:text-properties fo:font-size="8.39999961853027pt" style:font-size-asian="8.39999961853027pt" style:font-size-complex="8.39999961853027pt"/>
    </style:style>
    <style:style style:name="P28" style:family="paragraph">
      <loext:graphic-properties draw:fill="solid" draw:fill-color="#000000"/>
    </style:style>
    <style:style style:name="P29" style:family="paragraph">
      <loext:graphic-properties draw:fill="none"/>
      <style:paragraph-properties fo:text-align="start" style:writing-mode="lr-tb"/>
      <style:text-properties fo:font-size="7pt" style:font-size-asian="7pt" style:font-size-complex="7pt"/>
    </style:style>
    <style:style style:name="T1" style:family="text">
      <style:text-properties officeooo:rsid="0011d078"/>
    </style:style>
    <style:style style:name="T2" style:family="text">
      <style:text-properties officeooo:rsid="001572a1"/>
    </style:style>
    <style:style style:name="T3" style:family="text">
      <style:text-properties fo:color="#0000ff" loext:opacity="100%" style:font-name="WenQuanYiMicroHei" fo:font-size="7pt" fo:font-weight="normal" style:font-size-asian="7pt" style:font-weight-asian="normal" style:font-name-complex="WenQuanYiMicroHei" style:font-size-complex="8.5pt" style:font-weight-complex="normal"/>
    </style:style>
    <style:style style:name="T4" style:family="text">
      <style:text-properties fo:color="#000000" loext:opacity="100%" style:font-name="TimesNewRoman" fo:font-size="8.5pt" fo:font-weight="normal" style:font-size-asian="8.5pt" style:font-weight-asian="normal" style:font-name-complex="TimesNewRoman" style:font-size-complex="8.5pt" style:font-weight-complex="normal"/>
    </style:style>
    <style:style style:name="T5" style:family="text">
      <style:text-properties fo:color="#000000" loext:opacity="100%" style:font-name="WenQuanYiMicroHei" fo:font-size="6pt" fo:font-weight="normal" style:font-size-asian="6pt" style:font-weight-asian="normal" style:font-name-complex="WenQuanYiMicroHei" style:font-size-complex="6.30000019073486pt" style:font-weight-complex="normal"/>
    </style:style>
    <style:style style:name="T6" style:family="text">
      <style:text-properties fo:color="#000000" loext:opacity="100%" style:font-name="WenQuanYiMicroHei" fo:font-size="6pt" fo:font-weight="normal" style:font-size-asian="6pt" style:font-weight-asian="normal" style:font-name-complex="WenQuanYiMicroHei" style:font-size-complex="6.40000009536743pt" style:font-weight-complex="normal"/>
    </style:style>
    <style:style style:name="T7" style:family="text">
      <style:text-properties fo:color="#ff0000" loext:opacity="100%" style:font-name="WenQuanYiMicroHei" fo:font-size="6pt" fo:font-weight="normal" style:font-size-asian="6pt" style:font-weight-asian="normal" style:font-name-complex="WenQuanYiMicroHei" style:font-size-complex="6.40000009536743pt" style:font-weight-complex="normal"/>
    </style:style>
    <style:style style:name="T8" style:family="text">
      <style:text-properties fo:color="#0000ff" loext:opacity="100%" style:font-name="WenQuanYiMicroHei" fo:font-size="7pt" fo:font-weight="normal" style:font-size-asian="7pt" style:font-weight-asian="normal" style:font-name-complex="WenQuanYiMicroHei" style:font-size-complex="8.60000038146973pt" style:font-weight-complex="normal"/>
    </style:style>
    <style:style style:name="T9" style:family="text">
      <style:text-properties fo:color="#000000" loext:opacity="100%" style:font-name="TimesNewRoman" fo:font-size="8.60000038146973pt" fo:font-weight="normal" style:font-size-asian="8.60000038146973pt" style:font-weight-asian="normal" style:font-name-complex="TimesNewRoman" style:font-size-complex="8.60000038146973pt" style:font-weight-complex="normal"/>
    </style:style>
    <style:style style:name="T10" style:family="text">
      <style:text-properties fo:color="#008000" loext:opacity="100%" style:font-name="WenQuanYiMicroHei" fo:font-size="6pt" fo:font-weight="normal" style:font-size-asian="6pt" style:font-weight-asian="normal" style:font-name-complex="WenQuanYiMicroHei" style:font-size-complex="6.40000009536743pt" style:font-weight-complex="normal"/>
    </style:style>
    <style:style style:name="T11" style:family="text">
      <style:text-properties fo:color="#ff6600" loext:opacity="100%" style:font-name="WenQuanYiMicroHei" fo:font-size="6pt" fo:font-weight="normal" style:font-size-asian="6pt" style:font-weight-asian="normal" style:font-name-complex="WenQuanYiMicroHei" style:font-size-complex="6.40000009536743pt" style:font-weight-complex="normal"/>
    </style:style>
    <style:style style:name="T12" style:family="text">
      <style:text-properties fo:color="#000000" loext:opacity="100%" style:font-name="WenQuanYiMicroHei" fo:font-size="6.90000009536743pt" fo:font-weight="normal" style:font-size-asian="6.90000009536743pt" style:font-weight-asian="normal" style:font-name-complex="WenQuanYiMicroHei" style:font-size-complex="6.90000009536743pt" style:font-weight-complex="normal"/>
    </style:style>
    <style:style style:name="T13" style:family="text">
      <style:text-properties fo:color="#0000ff" loext:opacity="100%" style:font-name="WenQuanYiMicroHei" fo:font-size="7pt" fo:font-weight="normal" style:font-size-asian="7pt" style:font-weight-asian="normal" style:font-name-complex="WenQuanYiMicroHei" style:font-size-complex="9.19999980926514pt" style:font-weight-complex="normal"/>
    </style:style>
    <style:style style:name="T14" style:family="text">
      <style:text-properties fo:color="#000000" loext:opacity="100%" style:font-name="WenQuanYiMicroHei" fo:font-size="6pt" fo:font-weight="normal" style:font-size-asian="6pt" style:font-weight-asian="normal" style:font-name-complex="WenQuanYiMicroHei" style:font-size-complex="6.90000009536743pt" style:font-weight-complex="normal"/>
    </style:style>
    <style:style style:name="T15" style:family="text">
      <style:text-properties fo:color="#000000" loext:opacity="100%" style:font-name="TimesNewRoman" fo:font-size="6.90000009536743pt" fo:font-weight="normal" style:font-size-asian="6.90000009536743pt" style:font-weight-asian="normal" style:font-name-complex="TimesNewRoman" style:font-size-complex="6.90000009536743pt" style:font-weight-complex="normal"/>
    </style:style>
    <style:style style:name="T16" style:family="text">
      <style:text-properties style:font-name="WenQuanYiMicroHei" fo:font-size="6pt" fo:font-weight="normal" style:font-size-asian="6pt" style:font-weight-asian="normal" style:font-name-complex="WenQuanYiMicroHei" style:font-size-complex="6.90000009536743pt" style:font-weight-complex="normal"/>
    </style:style>
    <style:style style:name="T17" style:family="text">
      <style:text-properties fo:color="#ff0000" loext:opacity="100%" style:font-name="WenQuanYiMicroHei" fo:font-size="6pt" fo:font-weight="normal" style:font-size-asian="6pt" style:font-weight-asian="normal" style:font-name-complex="WenQuanYiMicroHei" style:font-size-complex="6.90000009536743pt" style:font-weight-complex="normal"/>
    </style:style>
    <style:style style:name="T18" style:family="text">
      <style:text-properties fo:color="#000000" loext:opacity="100%" style:font-name="TimesNewRoman" fo:font-size="8.39999961853027pt" fo:font-weight="normal" style:font-size-asian="8.39999961853027pt" style:font-weight-asian="normal" style:font-name-complex="TimesNewRoman" style:font-size-complex="8.39999961853027pt" style:font-weight-complex="normal" style:text-scale="95%"/>
    </style:style>
    <style:style style:name="T19" style:family="text">
      <style:text-properties fo:color="#000000" loext:opacity="100%" style:font-name="WenQuanYiMicroHei" fo:font-size="7pt" fo:font-weight="normal" style:font-size-asian="7pt" style:font-weight-asian="normal" style:font-name-complex="WenQuanYiMicroHei" style:font-size-complex="7pt" style:font-weight-complex="normal" style:text-scale="95%"/>
    </style: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007cm" svg:stroke-color="#000000" draw:marker-start="" draw:marker-end="" draw:stroke-linejoin="round" svg:stroke-linecap="butt" draw:fill="solid" draw:fill-color="#e8eef7" fo:padding-top="0.004cm" fo:padding-bottom="0.004cm" fo:padding-left="0.004cm" fo:padding-right="0.004cm" style:run-through="foreground"/>
    </style:style>
    <style:style style:name="gr3" style:family="graphic">
      <style:graphic-properties draw:stroke="solid" svg:stroke-width="0.007cm" svg:stroke-color="#000000" draw:marker-start="" draw:marker-end="" draw:stroke-linejoin="round" svg:stroke-linecap="butt" draw:fill="none" fo:padding-top="0.004cm" fo:padding-bottom="0.004cm" fo:padding-left="0.004cm" fo:padding-right="0.004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291cm" fo:min-width="1.727cm" fo:padding-top="0cm" fo:padding-bottom="0cm" fo:padding-left="0cm" fo:padding-right="0cm" style:run-through="foreground"/>
      <style:paragraph-properties style:writing-mode="lr-tb"/>
    </style:style>
    <style:style style:name="gr5" style:family="graphic">
      <style:graphic-properties draw:stroke="solid" svg:stroke-width="0.007cm" svg:stroke-color="#4677bf" draw:marker-start="" draw:marker-end="" draw:stroke-linejoin="round" svg:stroke-linecap="butt" draw:fill="none" fo:padding-top="0.004cm" fo:padding-bottom="0.004cm" fo:padding-left="0.004cm" fo:padding-right="0.004cm" style:run-through="foreground"/>
    </style:style>
    <style:style style:name="gr6" style:family="graphic">
      <style:graphic-properties draw:stroke="none" draw:marker-start="" draw:marker-end="" draw:fill="solid" draw:fill-color="#4677bf"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47cm" fo:min-width="0.279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499cm" fo:min-width="1.473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25cm" fo:min-width="1.381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25cm" fo:min-width="1.36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499cm" fo:min-width="1.487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25cm" fo:min-width="1.145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499cm" fo:min-width="1.582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25cm" fo:min-width="2.498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25cm" fo:min-width="2.508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25cm" fo:min-width="2.432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25cm" fo:min-width="2.279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25cm" fo:min-width="2.251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25cm" fo:min-width="2.362cm" fo:padding-top="0cm" fo:padding-bottom="0cm" fo:padding-left="0cm" fo:padding-right="0cm" style:run-through="foreground"/>
      <style:paragraph-properties style:writing-mode="lr-tb"/>
    </style:style>
    <style:style style:name="gr20" style:family="graphic">
      <style:graphic-properties style:run-through="foreground" style:wrap="run-through" style:number-wrapped-paragraphs="no-limit" style:vertical-pos="top" style:vertical-rel="text" style:horizontal-pos="from-left" style:horizontal-rel="paragraph"/>
    </style:style>
    <style:style style:name="gr21" style:family="graphic">
      <style:graphic-properties draw:stroke="none" draw:marker-start="" draw:marker-end="" draw:fill="none" draw:textarea-horizontal-align="left" draw:textarea-vertical-align="top" draw:auto-grow-height="true" draw:auto-grow-width="true" fo:min-height="0.363cm" fo:min-width="1.245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349cm" fo:min-width="0.296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25cm" fo:min-width="1.408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25cm" fo:min-width="1.376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499cm" fo:min-width="1.503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25cm" fo:min-width="1.155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499cm" fo:min-width="1.6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265cm" fo:min-width="2.365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25cm" fo:min-width="2.526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25cm" fo:min-width="2.397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3cm" fo:min-width="1.997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349cm" fo:min-width="0.298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25cm" fo:min-width="1.404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265cm" fo:min-width="2.364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249cm" fo:min-width="1.166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3cm" fo:min-width="2.106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337cm" fo:min-width="0.302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249cm" fo:min-width="2.535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252cm" fo:min-width="2.441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499cm" fo:min-width="1.512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34cm" fo:min-width="0.302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252cm" fo:min-width="1.379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339cm" fo:min-width="0.302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1.746cm" fo:min-width="2.383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499cm" fo:min-width="2.351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249cm" fo:min-width="2.441cm" fo:padding-top="0cm" fo:padding-bottom="0cm" fo:padding-left="0cm" fo:padding-right="0cm" style:run-through="foreground"/>
      <style:paragraph-properties style:writing-mode="lr-tb"/>
    </style:style>
    <style:style style:name="gr47" style:family="graphic">
      <style:graphic-properties draw:stroke="none" draw:marker-start="" draw:marker-end="" draw:fill="none" draw:textarea-horizontal-align="left" draw:textarea-vertical-align="top" draw:auto-grow-height="true" draw:auto-grow-width="true" fo:min-height="0.25cm" fo:min-width="2.441cm" fo:padding-top="0cm" fo:padding-bottom="0cm" fo:padding-left="0cm" fo:padding-right="0cm"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499cm" fo:min-width="1.616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25cm" fo:min-width="1.431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266cm" fo:min-width="2.408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247cm" fo:min-width="0.953cm" fo:padding-top="0cm" fo:padding-bottom="0cm" fo:padding-left="0cm" fo:padding-right="0cm" style:run-through="foreground"/>
      <style:paragraph-properties style:writing-mode="lr-tb"/>
    </style:style>
    <style:style style:name="gr52" style:family="graphic">
      <style:graphic-properties draw:stroke="none" draw:marker-start="" draw:marker-end="" draw:fill="solid" draw:fill-color="#e8eef7"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84cm" fo:min-width="1.609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492cm" fo:min-width="1.707cm" fo:padding-top="0cm" fo:padding-bottom="0cm" fo:padding-left="0cm" fo:padding-right="0cm"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333cm" fo:min-width="0.319cm" fo:padding-top="0cm" fo:padding-bottom="0cm" fo:padding-left="0cm" fo:padding-right="0cm"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335cm" fo:min-width="0.318cm" fo:padding-top="0cm" fo:padding-bottom="0cm" fo:padding-left="0cm" fo:padding-right="0cm"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247cm" fo:min-width="1.512cm" fo:padding-top="0cm" fo:padding-bottom="0cm" fo:padding-left="0cm" fo:padding-right="0cm"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303cm" fo:min-width="2.85cm" fo:padding-top="0cm" fo:padding-bottom="0cm" fo:padding-left="0cm" fo:padding-right="0cm" style:run-through="foreground"/>
      <style:paragraph-properties style:writing-mode="lr-tb"/>
    </style:style>
    <style:style style:name="gr59" style:family="graphic">
      <style:graphic-properties draw:stroke="none" draw:marker-start="" draw:marker-end="" draw:fill="none" draw:textarea-horizontal-align="left" draw:textarea-vertical-align="top" draw:auto-grow-height="true" draw:auto-grow-width="true" fo:min-height="0.303cm" fo:min-width="0.586cm" fo:padding-top="0cm" fo:padding-bottom="0cm" fo:padding-left="0cm" fo:padding-right="0cm" style:run-through="foreground"/>
      <style:paragraph-properties style:writing-mode="lr-tb"/>
    </style:style>
    <style:style style:name="gr60" style:family="graphic">
      <style:graphic-properties draw:stroke="none" draw:marker-start="" draw:marker-end="" draw:fill="none" draw:textarea-horizontal-align="left" draw:textarea-vertical-align="top" draw:auto-grow-height="true" draw:auto-grow-width="true" fo:min-height="0.305cm" fo:min-width="1.376cm" fo:padding-top="0cm" fo:padding-bottom="0cm" fo:padding-left="0cm" fo:padding-right="0cm" style:run-through="foreground"/>
      <style:paragraph-properties style:writing-mode="lr-tb"/>
    </style:style>
    <style:style style:name="gr61" style:family="graphic">
      <style:graphic-properties draw:stroke="none" draw:marker-start="" draw:marker-end="" draw:fill="none" draw:textarea-horizontal-align="left" draw:textarea-vertical-align="top" draw:auto-grow-height="true" draw:auto-grow-width="true" fo:min-height="0.303cm" fo:min-width="2.348cm" fo:padding-top="0cm" fo:padding-bottom="0cm" fo:padding-left="0cm" fo:padding-right="0cm"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303cm" fo:min-width="2.215cm" fo:padding-top="0cm" fo:padding-bottom="0cm" fo:padding-left="0cm" fo:padding-right="0cm"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303cm" fo:min-width="1.335cm" fo:padding-top="0cm" fo:padding-bottom="0cm" fo:padding-left="0cm" fo:padding-right="0cm" style:run-through="foreground"/>
      <style:paragraph-properties style:writing-mode="lr-tb"/>
    </style:style>
    <style:style style:name="gr64" style:family="graphic">
      <style:graphic-properties draw:stroke="none" draw:marker-start="" draw:marker-end="" draw:fill="none" draw:textarea-horizontal-align="left" draw:textarea-vertical-align="top" draw:auto-grow-height="true" draw:auto-grow-width="true" fo:min-height="0.303cm" fo:min-width="1.933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328cm" fo:min-width="0.725cm" fo:padding-top="0cm" fo:padding-bottom="0cm" fo:padding-left="0cm" fo:padding-right="0cm" style:run-through="foreground"/>
      <style:paragraph-properties style:writing-mode="lr-tb"/>
    </style:style>
    <style:style style:name="gr66" style:family="graphic">
      <style:graphic-properties draw:stroke="none" draw:marker-start="" draw:marker-end="" draw:fill="none" draw:textarea-horizontal-align="left" draw:textarea-vertical-align="top" draw:auto-grow-height="true" draw:auto-grow-width="true" fo:min-height="0.319cm" fo:min-width="1.928cm" fo:padding-top="0cm" fo:padding-bottom="0cm" fo:padding-left="0cm" fo:padding-right="0cm" style:run-through="foreground"/>
      <style:paragraph-properties style:writing-mode="lr-tb"/>
    </style:style>
    <style:style style:name="gr67" style:family="graphic">
      <style:graphic-properties draw:stroke="none" draw:marker-start="" draw:marker-end="" draw:fill="none" draw:textarea-horizontal-align="left" draw:textarea-vertical-align="top" draw:auto-grow-height="true" draw:auto-grow-width="true" fo:min-height="0.265cm" fo:min-width="2.824cm" fo:padding-top="0cm" fo:padding-bottom="0cm" fo:padding-left="0cm" fo:padding-right="0cm" style:run-through="foreground"/>
      <style:paragraph-properties style:writing-mode="lr-tb"/>
    </style:style>
    <style:style style:name="gr68" style:family="graphic">
      <style:graphic-properties draw:stroke="none" draw:marker-start="" draw:marker-end="" draw:fill="none" draw:textarea-horizontal-align="left" draw:textarea-vertical-align="top" draw:auto-grow-height="true" draw:auto-grow-width="true" fo:min-height="0.296cm" fo:min-width="2.385cm" fo:padding-top="0cm" fo:padding-bottom="0cm" fo:padding-left="0cm" fo:padding-right="0cm" style:run-through="foreground"/>
      <style:paragraph-properties style:writing-mode="lr-tb"/>
    </style:style>
    <style:style style:name="gr69" style:family="graphic">
      <style:graphic-properties draw:stroke="none" draw:marker-start="" draw:marker-end="" draw:fill="none" draw:textarea-horizontal-align="left" draw:textarea-vertical-align="top" draw:auto-grow-height="true" draw:auto-grow-width="true" fo:min-height="0.272cm" fo:min-width="2.221cm" fo:padding-top="0cm" fo:padding-bottom="0cm" fo:padding-left="0cm" fo:padding-right="0cm" style:run-through="foreground"/>
      <style:paragraph-properties style:writing-mode="lr-tb"/>
    </style:style>
    <style:style style:name="gr70" style:family="graphic">
      <style:graphic-properties draw:stroke="none" draw:marker-start="" draw:marker-end="" draw:fill="none" draw:textarea-horizontal-align="left" draw:textarea-vertical-align="top" draw:auto-grow-height="true" draw:auto-grow-width="true" fo:min-height="0.265cm" fo:min-width="2.494cm" fo:padding-top="0cm" fo:padding-bottom="0cm" fo:padding-left="0cm" fo:padding-right="0cm" style:run-through="foreground"/>
      <style:paragraph-properties style:writing-mode="lr-tb"/>
    </style:style>
    <style:style style:name="gr71" style:family="graphic">
      <style:graphic-properties draw:stroke="none" draw:marker-start="" draw:marker-end="" draw:fill="none" draw:textarea-horizontal-align="left" draw:textarea-vertical-align="top" draw:auto-grow-height="true" draw:auto-grow-width="true" fo:min-height="0.333cm" fo:min-width="2.425cm" fo:padding-top="0cm" fo:padding-bottom="0cm" fo:padding-left="0cm" fo:padding-right="0cm" style:run-through="foreground"/>
      <style:paragraph-properties style:writing-mode="lr-tb"/>
    </style:style>
    <style:style style:name="gr72" style:family="graphic">
      <style:graphic-properties draw:stroke="none" draw:marker-start="" draw:marker-end="" draw:fill="none" draw:textarea-horizontal-align="left" draw:textarea-vertical-align="top" draw:auto-grow-height="true" draw:auto-grow-width="true" fo:min-height="0.263cm" fo:min-width="2.418cm" fo:padding-top="0cm" fo:padding-bottom="0cm" fo:padding-left="0cm" fo:padding-right="0cm"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321cm" fo:min-width="2.722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265cm" fo:min-width="2.612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298cm" fo:min-width="0.658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339cm" fo:min-width="1.515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298cm" fo:min-width="2.323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339cm" fo:min-width="1.916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272cm" fo:min-width="2.223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333cm" fo:min-width="2.427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265cm" fo:min-width="2.418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323cm" fo:min-width="2.723cm" fo:padding-top="0cm" fo:padding-bottom="0cm" fo:padding-left="0cm" fo:padding-right="0cm" style:run-through="foreground"/>
      <style:paragraph-properties style:writing-mode="lr-tb"/>
    </style:style>
    <style:style style:name="gr83" style:family="graphic">
      <style:graphic-properties draw:stroke="none" draw:marker-start="" draw:marker-end="" draw:fill="none" draw:textarea-horizontal-align="left" draw:textarea-vertical-align="top" draw:auto-grow-height="true" draw:auto-grow-width="true" fo:min-height="0.263cm" fo:min-width="2.494cm" fo:padding-top="0cm" fo:padding-bottom="0cm" fo:padding-left="0cm" fo:padding-right="0cm" style:run-through="foreground"/>
      <style:paragraph-properties style:writing-mode="lr-tb"/>
    </style:style>
    <style:style style:name="gr84" style:family="graphic">
      <style:graphic-properties draw:stroke="none" draw:marker-start="" draw:marker-end="" draw:fill="none" draw:textarea-horizontal-align="left" draw:textarea-vertical-align="top" draw:auto-grow-height="true" draw:auto-grow-width="true" fo:min-height="0.25cm" fo:min-width="2.542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282cm" fo:min-width="2.544cm" fo:padding-top="0cm" fo:padding-bottom="0cm" fo:padding-left="0cm" fo:padding-right="0cm" style:run-through="foreground"/>
      <style:paragraph-properties style:writing-mode="lr-tb"/>
    </style:style>
    <style:style style:name="gr86" style:family="graphic">
      <style:graphic-properties draw:stroke="none" draw:marker-start="" draw:marker-end="" draw:fill="none" draw:textarea-horizontal-align="left" draw:textarea-vertical-align="top" draw:auto-grow-height="true" draw:auto-grow-width="true" fo:min-height="0.25cm" fo:min-width="2.282cm" fo:padding-top="0cm" fo:padding-bottom="0cm" fo:padding-left="0cm" fo:padding-right="0cm" style:run-through="foreground"/>
      <style:paragraph-properties style:writing-mode="lr-tb"/>
    </style:style>
    <style:style style:name="gr87" style:family="graphic">
      <style:graphic-properties draw:stroke="none" draw:marker-start="" draw:marker-end="" draw:fill="none" draw:textarea-horizontal-align="left" draw:textarea-vertical-align="top" draw:auto-grow-height="true" draw:auto-grow-width="true" fo:min-height="0.266cm" fo:min-width="1.522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614cm" fo:min-width="1.529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25cm" fo:min-width="1.57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0.268cm" fo:min-width="1.522cm" fo:padding-top="0cm" fo:padding-bottom="0cm" fo:padding-left="0cm" fo:padding-right="0cm" style:run-through="foreground"/>
      <style:paragraph-properties style:writing-mode="lr-tb"/>
    </style:style>
    <style:style style:name="gr91" style:family="graphic">
      <style:graphic-properties draw:stroke="solid" svg:stroke-width="0.009cm" svg:stroke-color="#000040" draw:marker-start="" draw:marker-end="" draw:stroke-linejoin="round" svg:stroke-linecap="butt" draw:fill="none" fo:padding-top="0.004cm" fo:padding-bottom="0.004cm" fo:padding-left="0.004cm" fo:padding-right="0.004cm" style:run-through="foreground"/>
    </style:style>
    <style:style style:name="gr92" style:family="graphic">
      <style:graphic-properties draw:stroke="solid" svg:stroke-width="0.009cm" svg:stroke-color="#000040" draw:marker-start="" draw:marker-end="" draw:stroke-linejoin="round" svg:stroke-linecap="butt" draw:fill="solid" draw:fill-color="#000040" fo:padding-top="0.004cm" fo:padding-bottom="0.004cm" fo:padding-left="0.004cm" fo:padding-right="0.004cm" style:run-through="foreground"/>
    </style:style>
    <style:style style:name="gr93" style:family="graphic">
      <style:graphic-properties draw:stroke="solid" svg:stroke-width="0.009cm" svg:stroke-color="#000000" draw:marker-start="" draw:marker-end="" draw:stroke-linejoin="round" svg:stroke-linecap="butt" draw:fill="none" fo:padding-top="0.004cm" fo:padding-bottom="0.004cm" fo:padding-left="0.004cm" fo:padding-right="0.004cm" style:run-through="foreground"/>
    </style:style>
    <style:style style:name="gr94" style:family="graphic">
      <style:graphic-properties draw:stroke="solid" svg:stroke-width="0.009cm" svg:stroke-color="#000040" draw:marker-start="" draw:marker-end="" draw:stroke-linejoin="round" svg:stroke-linecap="butt" draw:fill="solid" draw:fill-color="#ffffff" fo:padding-top="0.004cm" fo:padding-bottom="0.004cm" fo:padding-left="0.004cm" fo:padding-right="0.004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335cm" fo:min-width="0.42cm" fo:padding-top="0cm" fo:padding-bottom="0cm" fo:padding-left="0cm" fo:padding-right="0cm" style:run-through="foreground"/>
      <style:paragraph-properties style:writing-mode="lr-tb"/>
    </style:style>
    <style:style style:name="gr96" style:family="graphic">
      <style:graphic-properties draw:stroke="none" draw:marker-start="" draw:marker-end="" draw:fill="none" draw:textarea-horizontal-align="left" draw:textarea-vertical-align="top" draw:auto-grow-height="true" draw:auto-grow-width="true" fo:min-height="0.335cm" fo:min-width="0.492cm" fo:padding-top="0cm" fo:padding-bottom="0cm" fo:padding-left="0cm" fo:padding-right="0cm" style:run-through="foreground"/>
      <style:paragraph-properties style:writing-mode="lr-tb"/>
    </style:style>
    <style:style style:name="gr97" style:family="graphic">
      <style:graphic-properties draw:stroke="none" draw:marker-start="" draw:marker-end="" draw:fill="none" draw:textarea-horizontal-align="left" draw:textarea-vertical-align="top" draw:auto-grow-height="true" draw:auto-grow-width="true" fo:min-height="0.335cm" fo:min-width="0.422cm" fo:padding-top="0cm" fo:padding-bottom="0cm" fo:padding-left="0cm" fo:padding-right="0cm" style:run-through="foreground"/>
      <style:paragraph-properties style:writing-mode="lr-tb"/>
    </style:style>
    <style:style style:name="gr98" style:family="graphic">
      <style:graphic-properties draw:stroke="solid" svg:stroke-width="0.009cm" svg:stroke-color="#000000" draw:marker-start="" draw:marker-end="" draw:stroke-linejoin="round" svg:stroke-linecap="butt" draw:fill="solid" draw:fill-color="#ffffff" fo:padding-top="0.004cm" fo:padding-bottom="0.004cm" fo:padding-left="0.004cm" fo:padding-right="0.004cm" style:run-through="foreground"/>
    </style:style>
    <style:style style:name="gr99" style:family="graphic">
      <style:graphic-properties draw:stroke="solid" svg:stroke-width="0.009cm" svg:stroke-color="#000000" draw:marker-start="" draw:marker-end="" draw:stroke-linejoin="round" svg:stroke-linecap="butt" draw:fill="solid" draw:fill-color="#000000" fo:padding-top="0.004cm" fo:padding-bottom="0.004cm" fo:padding-left="0.004cm" fo:padding-right="0.004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887cm" fo:min-width="1.406cm" fo:padding-top="0cm" fo:padding-bottom="0cm" fo:padding-left="0cm" fo:padding-right="0cm" style:run-through="foreground"/>
      <style:paragraph-properties style:writing-mode="lr-tb"/>
    </style:style>
    <style:style style:name="gr101" style:family="graphic">
      <style:graphic-properties draw:stroke="none" draw:marker-start="" draw:marker-end="" draw:fill="none" draw:textarea-horizontal-align="left" draw:textarea-vertical-align="top" draw:auto-grow-height="true" draw:auto-grow-width="true" fo:min-height="0.335cm" fo:min-width="0.873cm" fo:padding-top="0cm" fo:padding-bottom="0cm" fo:padding-left="0cm" fo:padding-right="0cm" style:run-through="foreground"/>
      <style:paragraph-properties style:writing-mode="lr-tb"/>
    </style:style>
    <style:style style:name="gr102" style:family="graphic">
      <style:graphic-properties draw:stroke="none" draw:marker-start="" draw:marker-end="" draw:fill="none" draw:textarea-horizontal-align="left" draw:textarea-vertical-align="top" draw:auto-grow-height="true" draw:auto-grow-width="true" fo:min-height="0.335cm" fo:min-width="0.28cm" fo:padding-top="0cm" fo:padding-bottom="0cm" fo:padding-left="0cm" fo:padding-right="0cm" style:run-through="foreground"/>
      <style:paragraph-properties style:writing-mode="lr-tb"/>
    </style:style>
    <style:style style:name="gr103" style:family="graphic">
      <style:graphic-properties draw:stroke="none" draw:marker-start="" draw:marker-end="" draw:fill="solid" draw:fill-color="#000000"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593cm" fo:min-width="1.136cm" fo:padding-top="0cm" fo:padding-bottom="0cm" fo:padding-left="0cm" fo:padding-right="0cm" style:run-through="foreground"/>
      <style:paragraph-properties style:writing-mode="lr-tb"/>
    </style:style>
    <style:style style:name="gr105" style:family="graphic">
      <style:graphic-properties draw:stroke="none" draw:marker-start="" draw:marker-end="" draw:fill="none" draw:textarea-horizontal-align="left" draw:textarea-vertical-align="top" draw:auto-grow-height="true" draw:auto-grow-width="true" fo:min-height="0.593cm" fo:min-width="1.432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pendix P. ISP download sample program for STC8H series MCU using third-party MCU</text:h>
      <text:h text:style-name="Heading_20_2" text:outline-level="2">P.1. Power <text:span text:style-name="T1">c</text:span>ontrol <text:span text:style-name="T1">r</text:span>eference <text:span text:style-name="T1">c</text:span>ircuit</text:h>
      <text:p text:style-name="Text_20_body">STC chip ISP download requires hardware reset of the target to enter ISP download mode. When using a third-party MCU to download the ISP of the STC chip, it is recommended to use the following power control circuit to achieve.</text:p>
      <text:p text:style-name="Text_20_body"><draw:g text:anchor-type="as-char" draw:z-index="0" draw:name="Group object 1" draw:style-name="gr1"><draw:line draw:style-name="gr91" draw:text-style-name="P11" svg:x1="4.537cm" svg:y1="2.5cm" svg:x2="4.011cm" svg:y2="2.5cm"><text:p/></draw:line><draw:polyline draw:style-name="gr91" draw:text-style-name="P11" svg:width="0.526cm" svg:height="0.145cm" svg:x="4.011cm" svg:y="2.641cm" svg:viewBox="0 0 527 146" draw:points="0,146 45,91 97,50 157,23 217,3 278,0 341,11 404,33 460,72 496,105 527,146"><text:p/></draw:polyline><draw:line draw:style-name="gr91" draw:text-style-name="P11" svg:x1="4.275cm" svg:y1="3.282cm" svg:x2="4.275cm" svg:y2="2.641cm"><text:p/></draw:line><draw:line draw:style-name="gr91" draw:text-style-name="P11" svg:x1="4.275cm" svg:y1="2.5cm" svg:x2="4.275cm" svg:y2="1.857cm"><text:p/></draw:line><draw:line draw:style-name="gr91" draw:text-style-name="P11" svg:x1="5.193cm" svg:y1="2.641cm" svg:x2="4.667cm" svg:y2="2.641cm"><text:p/></draw:line><draw:line draw:style-name="gr91" draw:text-style-name="P11" svg:x1="5.193cm" svg:y1="2.5cm" svg:x2="4.667cm" svg:y2="2.5cm"><text:p/></draw:line><draw:line draw:style-name="gr91" draw:text-style-name="P11" svg:x1="4.929cm" svg:y1="3.282cm" svg:x2="4.929cm" svg:y2="2.641cm"><text:p/></draw:line><draw:line draw:style-name="gr91" draw:text-style-name="P11" svg:x1="4.929cm" svg:y1="2.5cm" svg:x2="4.929cm" svg:y2="1.857cm"><text:p/></draw:line><draw:line draw:style-name="gr91" draw:text-style-name="P11" svg:x1="4.275cm" svg:y1="3.281cm" svg:x2="4.275cm" svg:y2="3.655cm"><text:p/></draw:line><draw:line draw:style-name="gr91" draw:text-style-name="P11" svg:x1="4.185cm" svg:y1="4.132cm" svg:x2="4.362cm" svg:y2="4.132cm"><text:p/></draw:line><draw:line draw:style-name="gr91" draw:text-style-name="P11" svg:x1="4.098cm" svg:y1="4.04cm" svg:x2="4.45cm" svg:y2="4.04cm"><text:p/></draw:line><draw:line draw:style-name="gr91" draw:text-style-name="P11" svg:x1="4.011cm" svg:y1="3.945cm" svg:x2="4.537cm" svg:y2="3.945cm"><text:p/></draw:line><draw:line draw:style-name="gr91" draw:text-style-name="P11" svg:x1="4.275cm" svg:y1="3.655cm" svg:x2="4.275cm" svg:y2="3.945cm"><text:p/></draw:line><draw:line draw:style-name="gr91" draw:text-style-name="P11" svg:x1="4.275cm" svg:y1="1.857cm" svg:x2="4.929cm" svg:y2="1.857cm"><text:p/></draw:line><draw:line draw:style-name="gr91" draw:text-style-name="P11" svg:x1="6.047cm" svg:y1="1.857cm" svg:x2="4.929cm" svg:y2="1.857cm"><text:p/></draw:line><draw:line draw:style-name="gr91" draw:text-style-name="P11" svg:x1="4.275cm" svg:y1="3.281cm" svg:x2="4.929cm" svg:y2="3.281cm"><text:p/></draw:line><draw:polygon draw:style-name="gr92" draw:text-style-name="P25" svg:width="0.13cm" svg:height="0.142cm" svg:x="4.866cm" svg:y="1.787cm" svg:viewBox="0 0 131 143" draw:points="0,71 3,41 18,20 40,4 64,0 94,4 114,20 128,41 131,71 128,98 114,121 94,138 64,143 40,138 18,121 3,98"><text:p/></draw:polygon><draw:polygon draw:style-name="gr92" draw:text-style-name="P25" svg:width="0.13cm" svg:height="0.14cm" svg:x="4.866cm" svg:y="3.213cm" svg:viewBox="0 0 131 141" draw:points="0,69 3,42 18,18 40,4 64,0 94,4 114,18 128,42 131,69 128,100 114,122 94,138 64,141 40,138 18,122 3,100"><text:p/></draw:polygon><draw:polygon draw:style-name="gr92" draw:text-style-name="P25" svg:width="0.131cm" svg:height="0.14cm" svg:x="4.209cm" svg:y="3.213cm" svg:viewBox="0 0 132 141" draw:points="0,69 4,42 19,18 40,4 69,0 92,4 113,18 127,42 132,69 127,100 113,122 92,138 69,141 40,138 19,122 4,100"><text:p/></draw:polygon><draw:polygon draw:style-name="gr92" draw:text-style-name="P25" svg:width="0.131cm" svg:height="0.142cm" svg:x="4.209cm" svg:y="1.787cm" svg:viewBox="0 0 132 143" draw:points="0,71 4,41 19,20 40,4 69,0 92,4 113,20 127,41 132,71 127,98 113,121 92,138 69,143 40,138 19,121 4,98"><text:p/></draw:polygon><draw:line draw:style-name="gr93" draw:text-style-name="P11" svg:x1="6.047cm" svg:y1="3.281cm" svg:x2="4.929cm" svg:y2="3.281cm"><text:p/></draw:line><draw:polygon draw:style-name="gr94" draw:text-style-name="P26" svg:width="0.266cm" svg:height="0.714cm" svg:x="5.916cm" svg:y="2.214cm" svg:viewBox="0 0 267 715" draw:points="0,715 267,715 267,0 0,0"><text:p/></draw:polygon><draw:frame draw:style-name="gr95" draw:text-style-name="P27" svg:width="0.426cm" svg:height="0.343cm" svg:x="3.542cm" svg:y="2.39cm"><draw:text-box><text:p text:style-name="P12"><text:span text:style-name="T18">22u</text:span></text:p></draw:text-box></draw:frame><draw:polygon draw:style-name="gr92" draw:text-style-name="P25" svg:width="0.135cm" svg:height="0.142cm" svg:x="5.981cm" svg:y="1.787cm" svg:viewBox="0 0 136 143" draw:points="0,71 5,41 19,20 40,4 69,0 93,4 115,20 128,41 136,71 128,98 115,121 93,138 69,143 40,138 19,121 5,98"><text:p/></draw:polygon><draw:line draw:style-name="gr93" draw:text-style-name="P11" svg:x1="6.047cm" svg:y1="1.857cm" svg:x2="6.047cm" svg:y2="2.212cm"><text:p/></draw:line><draw:line draw:style-name="gr93" draw:text-style-name="P11" svg:x1="6.047cm" svg:y1="2.926cm" svg:x2="6.047cm" svg:y2="3.281cm"><text:p/></draw:line><draw:line draw:style-name="gr93" draw:text-style-name="P11" svg:x1="6.047cm" svg:y1="1.857cm" svg:x2="8.61cm" svg:y2="1.857cm"><text:p/></draw:line><draw:frame draw:style-name="gr96" draw:text-style-name="P27" svg:width="0.495cm" svg:height="0.343cm" svg:x="5.292cm" svg:y="2.39cm"><draw:text-box><text:p text:style-name="P12"><text:span text:style-name="T18">0.1u</text:span></text:p></draw:text-box></draw:frame><draw:frame draw:style-name="gr97" draw:text-style-name="P27" svg:width="0.426cm" svg:height="0.343cm" svg:x="6.279cm" svg:y="2.39cm"><draw:text-box><text:p text:style-name="P12"><text:span text:style-name="T18">471</text:span></text:p></draw:text-box></draw:frame><draw:polygon draw:style-name="gr98" draw:text-style-name="P26" svg:width="0.887cm" svg:height="0.963cm" svg:x="2.583cm" svg:y="1.696cm" svg:viewBox="0 0 888 964" draw:points="443,964 492,961 532,956 575,941 616,926 654,907 694,881 760,825 812,751 835,710 853,670 867,624 878,579 884,533 888,484 884,431 878,387 867,342 853,296 835,254 812,212 760,141 694,83 654,56 616,37 575,22 532,10 492,4 443,0 399,4 356,10 315,22 272,37 235,56 194,83 128,141 75,212 52,254 35,296 20,342 6,387 3,431 0,484 3,533 6,579 20,624 35,670 52,710 75,751 128,825 194,881 235,907 272,926 315,941 356,956 399,961"><text:p/></draw:polygon><draw:line draw:style-name="gr93" draw:text-style-name="P11" svg:x1="3.025cm" svg:y1="2.82cm" svg:x2="3.025cm" svg:y2="2.337cm"><text:p/></draw:line><draw:line draw:style-name="gr93" draw:text-style-name="P11" svg:x1="2.728cm" svg:y1="2.337cm" svg:x2="3.319cm" svg:y2="2.337cm"><text:p/></draw:line><draw:polyline draw:style-name="gr93" draw:text-style-name="P11" svg:width="0.445cm" svg:height="0.481cm" svg:x="3.174cm" svg:y="1.857cm" svg:viewBox="0 0 446 482" draw:points="0,482 180,0 446,0"><text:p/></draw:polyline><draw:polyline draw:style-name="gr93" draw:text-style-name="P11" svg:width="0.447cm" svg:height="0.481cm" svg:x="2.433cm" svg:y="1.857cm" svg:viewBox="0 0 448 482" draw:points="448,482 263,0 0,0"><text:p/></draw:polyline><draw:polygon draw:style-name="gr99" draw:text-style-name="P28" svg:width="0.101cm" svg:height="0.134cm" svg:x="2.785cm" svg:y="2.204cm" svg:viewBox="0 0 102 135" draw:points="96,135 0,47 102,0"><text:p/></draw:polygon><draw:frame draw:style-name="gr100" draw:text-style-name="P29" svg:width="1.428cm" svg:height="0.888cm" svg:x="7.269cm" svg:y="0.894cm"><draw:text-box><text:p text:style-name="P12"><text:span text:style-name="T19">Targ</text:span><text:span text:style-name="T19">et </text:span><text:span text:style-name="T19">chip</text:span></text:p><text:p text:style-name="P12"><text:span text:style-name="T19">powe</text:span><text:span text:style-name="T19">r </text:span><text:span text:style-name="T19">suppl</text:span><text:span text:style-name="T19">y</text:span></text:p><text:p text:style-name="P12"><text:span text:style-name="T19">MCU</text:span><text:span text:style-name="T19">_Vcc</text:span></text:p></draw:text-box></draw:frame><draw:line draw:style-name="gr93" draw:text-style-name="P11" svg:x1="3.619cm" svg:y1="1.857cm" svg:x2="4.275cm" svg:y2="1.857cm"><text:p/></draw:line><draw:polygon draw:style-name="gr94" draw:text-style-name="P26" svg:width="0.262cm" svg:height="0.714cm" svg:x="2.895cm" svg:y="2.999cm" svg:viewBox="0 0 263 715" draw:points="0,715 263,715 263,0 0,0"><text:p/></draw:polygon><draw:line draw:style-name="gr93" draw:text-style-name="P11" svg:x1="3.025cm" svg:y1="2.82cm" svg:x2="3.025cm" svg:y2="2.998cm"><text:p/></draw:line><draw:polyline draw:style-name="gr93" draw:text-style-name="P11" svg:width="2.035cm" svg:height="0.64cm" svg:x="0.99cm" svg:y="3.711cm" svg:viewBox="0 0 2036 641" draw:points="2036,0 2036,641 0,641"><text:p/></draw:polyline><draw:frame draw:style-name="gr101" draw:text-style-name="P27" svg:width="0.877cm" svg:height="0.343cm" svg:x="2.593cm" svg:y="1.125cm"><draw:text-box><text:p text:style-name="P12"><text:span text:style-name="T18">SS85</text:span><text:span text:style-name="T18">50</text:span></text:p></draw:text-box></draw:frame><draw:line draw:style-name="gr93" draw:text-style-name="P11" svg:x1="2.433cm" svg:y1="1.857cm" svg:x2="1.056cm" svg:y2="1.857cm"><text:p/></draw:line><draw:frame draw:style-name="gr102" draw:text-style-name="P27" svg:width="0.285cm" svg:height="0.343cm" svg:x="3.26cm" svg:y="3.171cm"><draw:text-box><text:p text:style-name="P12"><text:span text:style-name="T18">2k</text:span></text:p></draw:text-box></draw:frame><draw:polygon draw:style-name="gr103" draw:text-style-name="P28" svg:width="0.018cm" svg:height="0.021cm" svg:x="-0.001cm" svg:y="0cm" svg:viewBox="0 0 19 22" draw:points="0,22 19,22 19,0 0,0"><text:p/></draw:polygon><draw:polygon draw:style-name="gr103" draw:text-style-name="P28" svg:width="0.018cm" svg:height="0.021cm" svg:x="-0.001cm" svg:y="0cm" svg:viewBox="0 0 19 22" draw:points="0,22 19,22 19,0 0,0"><text:p/></draw:polygon><draw:polygon draw:style-name="gr103" draw:text-style-name="P28" svg:width="9.319cm" svg:height="0.021cm" svg:x="0.015cm" svg:y="0cm" svg:viewBox="0 0 9320 22" draw:points="0,22 9320,22 9320,0 0,0"><text:p/></draw:polygon><draw:polygon draw:style-name="gr103" draw:text-style-name="P28" svg:width="0.019cm" svg:height="0.021cm" svg:x="9.332cm" svg:y="0cm" svg:viewBox="0 0 20 22" draw:points="0,22 20,22 20,0 0,0"><text:p/></draw:polygon><draw:polygon draw:style-name="gr103" draw:text-style-name="P28" svg:width="0.019cm" svg:height="0.021cm" svg:x="9.332cm" svg:y="0cm" svg:viewBox="0 0 20 22" draw:points="0,22 20,22 20,0 0,0"><text:p/></draw:polygon><draw:polygon draw:style-name="gr103" draw:text-style-name="P28" svg:width="0.018cm" svg:height="5.113cm" svg:x="-0.001cm" svg:y="0.018cm" svg:viewBox="0 0 19 5114" draw:points="0,5114 19,5114 19,0 0,0"><text:p/></draw:polygon><draw:polygon draw:style-name="gr103" draw:text-style-name="P28" svg:width="0.019cm" svg:height="5.113cm" svg:x="9.332cm" svg:y="0.018cm" svg:viewBox="0 0 20 5114" draw:points="0,5114 20,5114 20,0 0,0"><text:p/></draw:polygon><draw:polygon draw:style-name="gr103" draw:text-style-name="P28" svg:width="0.018cm" svg:height="0.017cm" svg:x="-0.001cm" svg:y="5.131cm" svg:viewBox="0 0 19 18" draw:points="0,18 19,18 19,0 0,0"><text:p/></draw:polygon><draw:polygon draw:style-name="gr103" draw:text-style-name="P28" svg:width="0.018cm" svg:height="0.017cm" svg:x="-0.001cm" svg:y="5.131cm" svg:viewBox="0 0 19 18" draw:points="0,18 19,18 19,0 0,0"><text:p/></draw:polygon><draw:polygon draw:style-name="gr103" draw:text-style-name="P28" svg:width="9.319cm" svg:height="0.017cm" svg:x="0.015cm" svg:y="5.131cm" svg:viewBox="0 0 9320 18" draw:points="0,18 9320,18 9320,0 0,0"><text:p/></draw:polygon><draw:polygon draw:style-name="gr103" draw:text-style-name="P28" svg:width="0.019cm" svg:height="0.017cm" svg:x="9.332cm" svg:y="5.131cm" svg:viewBox="0 0 20 18" draw:points="0,18 20,18 20,0 0,0"><text:p/></draw:polygon><draw:polygon draw:style-name="gr103" draw:text-style-name="P28" svg:width="0.019cm" svg:height="0.017cm" svg:x="9.332cm" svg:y="5.131cm" svg:viewBox="0 0 20 18" draw:points="0,18 20,18 20,0 0,0"><text:p/></draw:polygon><draw:frame draw:style-name="gr104" draw:text-style-name="P29" svg:width="1.153cm" svg:height="0.593cm" svg:x="1.039cm" svg:y="3.755cm"><draw:text-box><text:p text:style-name="P12"><text:span text:style-name="T19">Powe</text:span><text:span text:style-name="T19">r</text:span></text:p><text:p text:style-name="P12"><text:span text:style-name="T19">contr</text:span><text:span text:style-name="T19">ol pin</text:span></text:p></draw:text-box></draw:frame><draw:frame draw:style-name="gr105" draw:text-style-name="P29" svg:width="1.433cm" svg:height="0.593cm" svg:x="0.993cm" svg:y="1.189cm"><draw:text-box><text:p text:style-name="P12"><text:span text:style-name="T19">Exter</text:span><text:span text:style-name="T19">nal</text:span></text:p><text:p text:style-name="P12"><text:span text:style-name="T19">powe</text:span><text:span text:style-name="T19">r </text:span><text:span text:style-name="T19">input</text:span></text:p></draw:text-box></draw:frame></draw:g></text:p>
      <text:h text:style-name="Heading_20_2" text:outline-level="2">P.2. Communication <text:span text:style-name="T1">p</text:span>rotocol <text:span text:style-name="T1">f</text:span>lowchart</text:h>
      <table:table table:name="Table1" table:style-name="Table1">
        <table:table-column table:style-name="Table1.A" table:number-columns-repeated="3"/>
        <table:table-row>
          <table:table-cell table:style-name="Table1.A1" office:value-type="string">
            <text:p text:style-name="P5"><draw:g text:anchor-type="as-char" draw:z-index="4" draw:name="Group object 4" draw:style-name="gr1"><draw:polygon draw:style-name="gr2" draw:text-style-name="P10" svg:width="2.814cm" svg:height="0.561cm" svg:x="0.843cm" svg:y="1.962cm" svg:viewBox="0 0 2815 562" draw:points="0,562 2815,562 2815,0 0,0"><text:p/></draw:polygon><draw:polygon draw:style-name="gr2" draw:text-style-name="P10" svg:width="2.252cm" svg:height="0.562cm" svg:x="1.123cm" svg:y="0.842cm" svg:viewBox="0 0 2253 563" draw:points="282,563 1973,563 2030,557 2084,539 2130,515 2173,480 2204,438 2232,390 2247,338 2253,281 2247,225 2232,174 2204,127 2173,84 2130,48 2084,23 2030,6 1973,0 282,0 226,6 171,23 125,48 82,84 51,127 25,174 5,225 0,281 5,338 25,390 51,438 82,480 125,515 171,539 226,557"><text:p/></draw:polygon><draw:polygon draw:style-name="gr2" draw:text-style-name="P10" svg:width="2.814cm" svg:height="0.559cm" svg:x="0.843cm" svg:y="3.082cm" svg:viewBox="0 0 2815 560" draw:points="0,560 2815,560 2815,0 0,0"><text:p/></draw:polygon><draw:frame draw:style-name="gr58" draw:text-style-name="P22" svg:width="2.851cm" svg:height="0.304cm" svg:x="1.06cm" svg:y="2.115cm"><draw:text-box><text:p text:style-name="P12"><text:span text:style-name="T12">Seria</text:span><text:span text:style-name="T12">l port </text:span><text:span text:style-name="T12">initial</text:span><text:span text:style-name="T12">izatio</text:span><text:span text:style-name="T12">n</text:span></text:p></draw:text-box></draw:frame><draw:polygon draw:style-name="gr2" draw:text-style-name="P10" svg:width="2.814cm" svg:height="0.561cm" svg:x="0.843cm" svg:y="4.199cm" svg:viewBox="0 0 2815 562" draw:points="0,562 2815,562 2815,0 0,0"><text:p/></draw:polygon><draw:frame draw:style-name="gr59" draw:text-style-name="P22" svg:width="0.586cm" svg:height="0.304cm" svg:x="2.013cm" svg:y="0.997cm"><draw:text-box><text:p text:style-name="P12"><text:span text:style-name="T12">Start</text:span></text:p></draw:text-box></draw:frame><draw:polygon draw:style-name="gr2" draw:text-style-name="P10" svg:width="2.814cm" svg:height="0.561cm" svg:x="0.843cm" svg:y="5.318cm" svg:viewBox="0 0 2815 562" draw:points="0,562 2815,562 2815,0 0,0"><text:p/></draw:polygon><draw:frame draw:style-name="gr60" draw:text-style-name="P22" svg:width="1.377cm" svg:height="0.306cm" svg:x="1.672cm" svg:y="3.26cm"><draw:text-box><text:p text:style-name="P12"><text:span text:style-name="T12">Hand</text:span><text:span text:style-name="T12">shak</text:span><text:span text:style-name="T12">e</text:span></text:p></draw:text-box></draw:frame><draw:polygon draw:style-name="gr2" draw:text-style-name="P10" svg:width="2.814cm" svg:height="0.559cm" svg:x="0.843cm" svg:y="6.437cm" svg:viewBox="0 0 2815 560" draw:points="0,560 2815,560 2815,0 0,0"><text:p/></draw:polygon><draw:frame draw:style-name="gr61" draw:text-style-name="P22" svg:width="2.349cm" svg:height="0.304cm" svg:x="1.277cm" svg:y="4.35cm"><draw:text-box><text:p text:style-name="P12"><text:span text:style-name="T12">Setti</text:span><text:span text:style-name="T12">ng </text:span><text:span text:style-name="T12">para</text:span><text:span text:style-name="T12">mete</text:span><text:span text:style-name="T12">rs</text:span></text:p></draw:text-box></draw:frame><draw:frame draw:style-name="gr62" draw:text-style-name="P22" svg:width="2.216cm" svg:height="0.304cm" svg:x="1.277cm" svg:y="5.465cm"><draw:text-box><text:p text:style-name="P12"><text:span text:style-name="T12">Read</text:span><text:span text:style-name="T12">y to </text:span><text:span text:style-name="T12">prog</text:span><text:span text:style-name="T12">ram</text:span></text:p></draw:text-box></draw:frame><draw:polygon draw:style-name="gr2" draw:text-style-name="P10" svg:width="2.814cm" svg:height="0.559cm" svg:x="0.843cm" svg:y="7.555cm" svg:viewBox="0 0 2815 560" draw:points="0,560 2815,560 2815,0 0,0"><text:p/></draw:polygon><draw:frame draw:style-name="gr63" draw:text-style-name="P22" svg:width="1.336cm" svg:height="0.304cm" svg:x="1.637cm" svg:y="6.585cm"><draw:text-box><text:p text:style-name="P12"><text:span text:style-name="T12">Eras</text:span><text:span text:style-name="T12">e </text:span><text:span text:style-name="T12">flash</text:span></text:p></draw:text-box></draw:frame><draw:polygon draw:style-name="gr2" draw:text-style-name="P10" svg:width="2.25cm" svg:height="0.56cm" svg:x="1.125cm" svg:y="8.673cm" svg:viewBox="0 0 2251 561" draw:points="280,561 1971,561 2028,555 2082,538 2128,512 2171,478 2202,436 2230,390 2248,336 2251,280 2248,223 2230,171 2202,123 2171,81 2128,48 2082,21 2028,6 1971,0 280,0 224,6 169,21 123,48 80,81 49,123 23,171 6,223 0,280 6,336 23,390 49,436 80,478 123,512 169,538 224,555"><text:p/></draw:polygon><draw:frame draw:style-name="gr64" draw:text-style-name="P22" svg:width="1.934cm" svg:height="0.304cm" svg:x="1.457cm" svg:y="7.703cm"><draw:text-box><text:p text:style-name="P12"><text:span text:style-name="T12">Write </text:span><text:span text:style-name="T12">user </text:span><text:span text:style-name="T12">code</text:span></text:p></draw:text-box></draw:frame><draw:frame draw:style-name="gr65" draw:text-style-name="P22" svg:width="0.726cm" svg:height="0.329cm" svg:x="2.013cm" svg:y="8.823cm"><draw:text-box><text:p text:style-name="P12"><text:span text:style-name="T12">Finish</text:span></text:p></draw:text-box></draw:frame><draw:polygon draw:style-name="gr2" draw:text-style-name="P10" svg:width="2.531cm" svg:height="0.561cm" svg:x="0cm" svg:y="0cm" svg:viewBox="0 0 2532 562" draw:points="0,562 2532,562 2532,0 562,0 0,278"><text:p/></draw:polygon><draw:polygon draw:style-name="gr3" draw:text-style-name="P11" svg:width="4.499cm" svg:height="8.938cm" svg:x="0cm" svg:y="0.561cm" svg:viewBox="0 0 4500 8939" draw:points="0,8939 4500,8939 4500,0 0,0"><text:p/></draw:polygon><draw:line draw:style-name="gr5" draw:text-style-name="P11" svg:x1="2.248cm" svg:y1="1.403cm" svg:x2="2.248cm" svg:y2="1.769cm"><text:p/></draw:line><draw:polygon draw:style-name="gr6" draw:text-style-name="P14" svg:width="0.22cm" svg:height="0.219cm" svg:x="2.14cm" svg:y="1.743cm" svg:viewBox="0 0 221 220" draw:points="221,0 109,220 0,0"><text:p/></draw:polygon><draw:line draw:style-name="gr5" draw:text-style-name="P11" svg:x1="2.248cm" svg:y1="2.521cm" svg:x2="2.248cm" svg:y2="2.889cm"><text:p/></draw:line><draw:polygon draw:style-name="gr6" draw:text-style-name="P14" svg:width="0.22cm" svg:height="0.219cm" svg:x="2.14cm" svg:y="2.862cm" svg:viewBox="0 0 221 220" draw:points="221,0 109,220 0,0"><text:p/></draw:polygon><draw:line draw:style-name="gr5" draw:text-style-name="P11" svg:x1="2.248cm" svg:y1="3.64cm" svg:x2="2.248cm" svg:y2="4.007cm"><text:p/></draw:line><draw:polygon draw:style-name="gr6" draw:text-style-name="P14" svg:width="0.22cm" svg:height="0.221cm" svg:x="2.14cm" svg:y="3.98cm" svg:viewBox="0 0 221 222" draw:points="221,0 109,222 0,0"><text:p/></draw:polygon><draw:line draw:style-name="gr5" draw:text-style-name="P11" svg:x1="2.248cm" svg:y1="4.759cm" svg:x2="2.248cm" svg:y2="5.125cm"><text:p/></draw:line><draw:polygon draw:style-name="gr6" draw:text-style-name="P14" svg:width="0.22cm" svg:height="0.221cm" svg:x="2.14cm" svg:y="5.099cm" svg:viewBox="0 0 221 222" draw:points="221,0 109,222 0,0"><text:p/></draw:polygon><draw:line draw:style-name="gr5" draw:text-style-name="P11" svg:x1="2.248cm" svg:y1="5.876cm" svg:x2="2.248cm" svg:y2="6.242cm"><text:p/></draw:line><draw:polygon draw:style-name="gr6" draw:text-style-name="P14" svg:width="0.22cm" svg:height="0.221cm" svg:x="2.14cm" svg:y="6.217cm" svg:viewBox="0 0 221 222" draw:points="221,0 109,222 0,0"><text:p/></draw:polygon><draw:line draw:style-name="gr5" draw:text-style-name="P11" svg:x1="2.248cm" svg:y1="6.997cm" svg:x2="2.248cm" svg:y2="7.363cm"><text:p/></draw:line><draw:polygon draw:style-name="gr6" draw:text-style-name="P14" svg:width="0.22cm" svg:height="0.218cm" svg:x="2.14cm" svg:y="7.337cm" svg:viewBox="0 0 221 219" draw:points="221,0 109,219 0,0"><text:p/></draw:polygon><draw:line draw:style-name="gr5" draw:text-style-name="P11" svg:x1="2.248cm" svg:y1="8.114cm" svg:x2="2.248cm" svg:y2="8.481cm"><text:p/></draw:line><draw:polygon draw:style-name="gr6" draw:text-style-name="P14" svg:width="0.22cm" svg:height="0.221cm" svg:x="2.14cm" svg:y="8.454cm" svg:viewBox="0 0 221 222" draw:points="221,0 109,222 0,0"><text:p/></draw:polygon><draw:frame draw:style-name="gr66" draw:text-style-name="P23" svg:width="1.929cm" svg:height="0.32cm" svg:x="0.527cm" svg:y="0.106cm"><draw:text-box><text:p text:style-name="P12"><text:span text:style-name="T13">Over</text:span><text:span text:style-name="T13">all </text:span><text:span text:style-name="T13">proc</text:span><text:span text:style-name="T13">ess</text:span></text:p></draw:text-box></draw:frame></draw:g></text:p>
          </table:table-cell>
          <table:table-cell table:style-name="Table1.A1" office:value-type="string">
            <text:p text:style-name="P5"><draw:g text:anchor-type="as-char" draw:z-index="3" draw:name="Group object 2" draw:style-name="gr1"><draw:polygon draw:style-name="gr2" draw:text-style-name="P10" svg:width="2.814cm" svg:height="0.899cm" svg:x="0.843cm" svg:y="1.188cm" svg:viewBox="0 0 2815 900" draw:points="0,900 2815,900 2815,0 0,0"><text:p/></draw:polygon><draw:frame draw:style-name="gr67" draw:text-style-name="P24" svg:width="2.825cm" svg:height="0.265cm" svg:x="0.981cm" svg:y="1.349cm"><draw:text-box><text:p text:style-name="P12"><text:span text:style-name="T14">Com</text:span><text:span text:style-name="T14">mand </text:span><text:span text:style-name="T14">heade</text:span><text:span text:style-name="T14">r: 4 </text:span><text:span text:style-name="T14">bytes</text:span></text:p></draw:text-box></draw:frame><draw:polygon draw:style-name="gr2" draw:text-style-name="P10" svg:width="2.814cm" svg:height="0.898cm" svg:x="0.843cm" svg:y="2.678cm" svg:viewBox="0 0 2815 899" draw:points="0,899 2815,899 2815,0 0,0"><text:p/></draw:polygon><draw:frame draw:style-name="gr68" draw:text-style-name="P22" svg:width="2.386cm" svg:height="0.297cm" svg:x="1.215cm" svg:y="1.658cm"><draw:text-box><text:p text:style-name="P12"><text:span text:style-name="T15">[46H </text:span><text:span text:style-name="T15">B9H </text:span><text:span text:style-name="T15">6AH </text:span><text:span text:style-name="T15">00H]</text:span></text:p></draw:text-box></draw:frame><draw:frame draw:style-name="gr69" draw:text-style-name="P24" svg:width="2.222cm" svg:height="0.272cm" svg:x="1.139cm" svg:y="2.824cm"><draw:text-box><text:p text:style-name="P12"><text:span text:style-name="T14">Packe</text:span><text:span text:style-name="T14">t </text:span><text:span text:style-name="T14">lengt</text:span><text:span text:style-name="T14">h: 1 </text:span><text:span text:style-name="T14">byte</text:span></text:p></draw:text-box></draw:frame><draw:frame draw:style-name="gr70" draw:text-style-name="P24" svg:width="2.495cm" svg:height="0.265cm" svg:x="1.147cm" svg:y="3.15cm"><draw:text-box><text:p text:style-name="P12"><text:span text:style-name="T14">exclu</text:span><text:span text:style-name="T14">ding </text:span><text:span text:style-name="T14">46H </text:span><text:span text:style-name="T14">and </text:span><text:span text:style-name="T14">B9H</text:span></text:p></draw:text-box></draw:frame><draw:polygon draw:style-name="gr2" draw:text-style-name="P10" svg:width="2.814cm" svg:height="0.595cm" svg:x="0.843cm" svg:y="4.165cm" svg:viewBox="0 0 2815 596" draw:points="0,596 2815,596 2815,0 0,0"><text:p/></draw:polygon><draw:frame draw:style-name="gr71" draw:text-style-name="P24" svg:width="2.426cm" svg:height="0.334cm" svg:x="1.159cm" svg:y="4.323cm"><draw:text-box><text:p text:style-name="P12"><text:span text:style-name="T14">Com</text:span><text:span text:style-name="T14">mand </text:span><text:span text:style-name="T14">byte: </text:span><text:span text:style-name="T14">1 byte</text:span></text:p></draw:text-box></draw:frame><draw:polygon draw:style-name="gr2" draw:text-style-name="P10" svg:width="2.814cm" svg:height="0.595cm" svg:x="0.843cm" svg:y="5.343cm" svg:viewBox="0 0 2815 596" draw:points="0,596 2815,596 2815,0 0,0"><text:p/></draw:polygon><draw:polygon draw:style-name="gr2" draw:text-style-name="P10" svg:width="2.814cm" svg:height="0.901cm" svg:x="0.843cm" svg:y="6.528cm" svg:viewBox="0 0 2815 902" draw:points="0,902 2815,902 2815,0 0,0"><text:p/></draw:polygon><draw:frame draw:style-name="gr72" draw:text-style-name="P24" svg:width="2.419cm" svg:height="0.264cm" svg:x="1.178cm" svg:y="5.505cm"><draw:text-box><text:p text:style-name="P12"><text:span text:style-name="T14">Com</text:span><text:span text:style-name="T14">mand </text:span><text:span text:style-name="T14">para</text:span><text:span text:style-name="T14">meter</text:span><text:span text:style-name="T14">s</text:span></text:p></draw:text-box></draw:frame><draw:frame draw:style-name="gr73" draw:text-style-name="P24" svg:width="2.722cm" svg:height="0.322cm" svg:x="1.02cm" svg:y="6.68cm"><draw:text-box><text:p text:style-name="P12"><text:span text:style-name="T14">Packe</text:span><text:span text:style-name="T14">t </text:span><text:span text:style-name="T14">check</text:span><text:span text:style-name="T14">sum: </text:span><text:span text:style-name="T14">2 </text:span><text:span text:style-name="T14">bytes</text:span></text:p></draw:text-box></draw:frame><draw:polygon draw:style-name="gr2" draw:text-style-name="P10" svg:width="2.814cm" svg:height="0.885cm" svg:x="0.843cm" svg:y="8.022cm" svg:viewBox="0 0 2815 886" draw:points="0,886 2815,886 2815,0 0,0"><text:p/></draw:polygon><draw:frame draw:style-name="gr74" draw:text-style-name="P24" svg:width="2.613cm" svg:height="0.265cm" svg:x="1.159cm" svg:y="8.174cm"><draw:text-box><text:p text:style-name="P12"><text:span text:style-name="T14">End </text:span><text:span text:style-name="T14">of </text:span><text:span text:style-name="T14">com</text:span><text:span text:style-name="T14">mand</text:span><text:span text:style-name="T14">: 1 </text:span><text:span text:style-name="T14">byte</text:span></text:p></draw:text-box></draw:frame><draw:polygon draw:style-name="gr2" draw:text-style-name="P10" svg:width="2.531cm" svg:height="0.595cm" svg:x="0cm" svg:y="0cm" svg:viewBox="0 0 2532 596" draw:points="0,596 2532,596 2532,0 562,0 0,298"><text:p/></draw:polygon><draw:polygon draw:style-name="gr3" draw:text-style-name="P11" svg:width="4.499cm" svg:height="8.902cm" svg:x="0cm" svg:y="0.597cm" svg:viewBox="0 0 4500 8903" draw:points="0,8903 4500,8903 4500,0 0,0"><text:p/></draw:polygon><draw:frame draw:style-name="gr75" draw:text-style-name="P22" svg:width="0.659cm" svg:height="0.299cm" svg:x="1.967cm" svg:y="8.479cm"><draw:text-box><text:p text:style-name="P12"><text:span text:style-name="T15">[16H]</text:span></text:p></draw:text-box></draw:frame><draw:frame draw:style-name="gr76" draw:text-style-name="P23" svg:width="1.516cm" svg:height="0.339cm" svg:x="0.57cm" svg:y="0.111cm"><draw:text-box><text:p text:style-name="P12"><text:span text:style-name="T13">Send </text:span><text:span text:style-name="T13">pack</text:span><text:span text:style-name="T13">et</text:span></text:p></draw:text-box></draw:frame><draw:line draw:style-name="gr5" draw:text-style-name="P11" svg:x1="2.248cm" svg:y1="2.087cm" svg:x2="2.248cm" svg:y2="2.474cm"><text:p/></draw:line><draw:polygon draw:style-name="gr6" draw:text-style-name="P14" svg:width="0.22cm" svg:height="0.234cm" svg:x="2.14cm" svg:y="2.444cm" svg:viewBox="0 0 221 235" draw:points="221,0 109,235 0,0"><text:p/></draw:polygon><draw:line draw:style-name="gr5" draw:text-style-name="P11" svg:x1="2.248cm" svg:y1="3.573cm" svg:x2="2.248cm" svg:y2="3.964cm"><text:p/></draw:line><draw:polygon draw:style-name="gr6" draw:text-style-name="P14" svg:width="0.22cm" svg:height="0.231cm" svg:x="2.14cm" svg:y="3.933cm" svg:viewBox="0 0 221 232" draw:points="221,0 109,232 0,0"><text:p/></draw:polygon><draw:line draw:style-name="gr5" draw:text-style-name="P11" svg:x1="2.248cm" svg:y1="4.757cm" svg:x2="2.248cm" svg:y2="5.139cm"><text:p/></draw:line><draw:polygon draw:style-name="gr6" draw:text-style-name="P14" svg:width="0.22cm" svg:height="0.232cm" svg:x="2.14cm" svg:y="5.111cm" svg:viewBox="0 0 221 233" draw:points="221,0 109,233 0,0"><text:p/></draw:polygon><draw:line draw:style-name="gr5" draw:text-style-name="P11" svg:x1="2.248cm" svg:y1="5.935cm" svg:x2="2.248cm" svg:y2="6.329cm"><text:p/></draw:line><draw:polygon draw:style-name="gr6" draw:text-style-name="P14" svg:width="0.22cm" svg:height="0.23cm" svg:x="2.14cm" svg:y="6.301cm" svg:viewBox="0 0 221 231" draw:points="221,0 109,231 0,0"><text:p/></draw:polygon><draw:line draw:style-name="gr5" draw:text-style-name="P11" svg:x1="2.248cm" svg:y1="7.427cm" svg:x2="2.248cm" svg:y2="7.818cm"><text:p/></draw:line><draw:polygon draw:style-name="gr6" draw:text-style-name="P14" svg:width="0.22cm" svg:height="0.232cm" svg:x="2.14cm" svg:y="7.79cm" svg:viewBox="0 0 221 233" draw:points="221,0 109,233 0,0"><text:p/></draw:polygon><draw:frame draw:style-name="gr70" draw:text-style-name="P24" svg:width="2.495cm" svg:height="0.265cm" svg:x="1.046cm" svg:y="7.006cm"><draw:text-box><text:p text:style-name="P12"><text:span text:style-name="T14">exclu</text:span><text:span text:style-name="T14">ding </text:span><text:span text:style-name="T14">46H </text:span><text:span text:style-name="T14">and </text:span><text:span text:style-name="T14">B9H</text:span></text:p></draw:text-box></draw:frame></draw:g></text:p>
          </table:table-cell>
          <table:table-cell table:style-name="Table1.A1" office:value-type="string">
            <text:p text:style-name="P5"><draw:g text:anchor-type="as-char" draw:z-index="2" draw:name="Group object 3" draw:style-name="gr1"><draw:polygon draw:style-name="gr2" draw:text-style-name="P10" svg:width="2.811cm" svg:height="0.896cm" svg:x="0.843cm" svg:y="1.185cm" svg:viewBox="0 0 2812 897" draw:points="0,897 2812,897 2812,0 0,0"><text:p/></draw:polygon><draw:polygon draw:style-name="gr2" draw:text-style-name="P10" svg:width="2.811cm" svg:height="0.896cm" svg:x="0.843cm" svg:y="2.671cm" svg:viewBox="0 0 2812 897" draw:points="0,897 2812,897 2812,0 0,0"><text:p/></draw:polygon><draw:frame draw:style-name="gr77" draw:text-style-name="P22" svg:width="2.324cm" svg:height="0.299cm" svg:x="1.242cm" svg:y="1.647cm"><draw:text-box><text:p text:style-name="P12"><text:span text:style-name="T15">[46H </text:span><text:span text:style-name="T15">B9H </text:span><text:span text:style-name="T15">68H </text:span><text:span text:style-name="T15">00H]</text:span></text:p></draw:text-box></draw:frame><draw:polygon draw:style-name="gr2" draw:text-style-name="P10" svg:width="2.811cm" svg:height="0.595cm" svg:x="0.843cm" svg:y="4.158cm" svg:viewBox="0 0 2812 596" draw:points="0,596 2812,596 2812,0 0,0"><text:p/></draw:polygon><draw:polygon draw:style-name="gr2" draw:text-style-name="P10" svg:width="2.811cm" svg:height="0.591cm" svg:x="0.843cm" svg:y="5.339cm" svg:viewBox="0 0 2812 592" draw:points="0,592 2812,592 2812,0 0,0"><text:p/></draw:polygon><draw:polygon draw:style-name="gr2" draw:text-style-name="P10" svg:width="2.811cm" svg:height="0.901cm" svg:x="0.843cm" svg:y="6.522cm" svg:viewBox="0 0 2812 902" draw:points="0,902 2812,902 2812,0 0,0"><text:p/></draw:polygon><draw:polygon draw:style-name="gr2" draw:text-style-name="P10" svg:width="2.811cm" svg:height="0.891cm" svg:x="0.843cm" svg:y="8.016cm" svg:viewBox="0 0 2812 892" draw:points="0,892 2812,892 2812,0 0,0"><text:p/></draw:polygon><draw:polygon draw:style-name="gr2" draw:text-style-name="P10" svg:width="2.529cm" svg:height="0.595cm" svg:x="0cm" svg:y="0cm" svg:viewBox="0 0 2530 596" draw:points="0,596 2530,596 2530,0 562,0 0,298"><text:p/></draw:polygon><draw:polygon draw:style-name="gr3" draw:text-style-name="P11" svg:width="4.498cm" svg:height="8.904cm" svg:x="0cm" svg:y="0.595cm" svg:viewBox="0 0 4499 8905" draw:points="0,8905 4499,8905 4499,0 0,0"><text:p/></draw:polygon><draw:line draw:style-name="gr5" draw:text-style-name="P11" svg:x1="2.249cm" svg:y1="2.081cm" svg:x2="2.249cm" svg:y2="2.471cm"><text:p/></draw:line><draw:polygon draw:style-name="gr6" draw:text-style-name="P14" svg:width="0.221cm" svg:height="0.234cm" svg:x="2.139cm" svg:y="2.438cm" svg:viewBox="0 0 222 235" draw:points="222,0 110,235 0,0"><text:p/></draw:polygon><draw:line draw:style-name="gr5" draw:text-style-name="P11" svg:x1="2.249cm" svg:y1="3.567cm" svg:x2="2.249cm" svg:y2="3.958cm"><text:p/></draw:line><draw:polygon draw:style-name="gr6" draw:text-style-name="P14" svg:width="0.221cm" svg:height="0.229cm" svg:x="2.139cm" svg:y="3.929cm" svg:viewBox="0 0 222 230" draw:points="222,0 110,230 0,0"><text:p/></draw:polygon><draw:line draw:style-name="gr5" draw:text-style-name="P11" svg:x1="2.249cm" svg:y1="4.751cm" svg:x2="2.249cm" svg:y2="5.135cm"><text:p/></draw:line><draw:polygon draw:style-name="gr6" draw:text-style-name="P14" svg:width="0.221cm" svg:height="0.234cm" svg:x="2.139cm" svg:y="5.106cm" svg:viewBox="0 0 222 235" draw:points="222,0 110,235 0,0"><text:p/></draw:polygon><draw:line draw:style-name="gr5" draw:text-style-name="P11" svg:x1="2.249cm" svg:y1="5.93cm" svg:x2="2.249cm" svg:y2="6.321cm"><text:p/></draw:line><draw:polygon draw:style-name="gr6" draw:text-style-name="P14" svg:width="0.221cm" svg:height="0.23cm" svg:x="2.139cm" svg:y="6.295cm" svg:viewBox="0 0 222 231" draw:points="222,0 110,231 0,0"><text:p/></draw:polygon><draw:line draw:style-name="gr5" draw:text-style-name="P11" svg:x1="2.249cm" svg:y1="7.421cm" svg:x2="2.249cm" svg:y2="7.812cm"><text:p/></draw:line><draw:polygon draw:style-name="gr6" draw:text-style-name="P14" svg:width="0.221cm" svg:height="0.234cm" svg:x="2.139cm" svg:y="7.782cm" svg:viewBox="0 0 222 235" draw:points="222,0 110,235 0,0"><text:p/></draw:polygon><draw:frame draw:style-name="gr75" draw:text-style-name="P22" svg:width="0.659cm" svg:height="0.299cm" svg:x="1.965cm" svg:y="8.475cm"><draw:text-box><text:p text:style-name="P12"><text:span text:style-name="T15">[16H]</text:span></text:p></draw:text-box></draw:frame><draw:frame draw:style-name="gr78" draw:text-style-name="P23" svg:width="1.916cm" svg:height="0.339cm" svg:x="0.57cm" svg:y="0.111cm"><draw:text-box><text:p text:style-name="P12"><text:span text:style-name="T13">Recei</text:span><text:span text:style-name="T13">ve </text:span><text:span text:style-name="T13">pack</text:span><text:span text:style-name="T13">et</text:span></text:p></draw:text-box></draw:frame><draw:frame draw:style-name="gr67" draw:text-style-name="P24" svg:width="2.825cm" svg:height="0.265cm" svg:x="0.982cm" svg:y="1.351cm"><draw:text-box><text:p text:style-name="P12"><text:span text:style-name="T14">Com</text:span><text:span text:style-name="T14">mand </text:span><text:span text:style-name="T14">heade</text:span><text:span text:style-name="T14">r: 4 </text:span><text:span text:style-name="T14">bytes</text:span></text:p></draw:text-box></draw:frame><draw:frame draw:style-name="gr79" draw:text-style-name="P24" svg:width="2.223cm" svg:height="0.272cm" svg:x="1.141cm" svg:y="2.826cm"><draw:text-box><text:p text:style-name="P12"><text:span text:style-name="T14">Packe</text:span><text:span text:style-name="T14">t </text:span><text:span text:style-name="T14">lengt</text:span><text:span text:style-name="T14">h: 1 </text:span><text:span text:style-name="T14">byte</text:span></text:p></draw:text-box></draw:frame><draw:frame draw:style-name="gr70" draw:text-style-name="P24" svg:width="2.495cm" svg:height="0.265cm" svg:x="1.147cm" svg:y="3.152cm"><draw:text-box><text:p text:style-name="P12"><text:span text:style-name="T14">exclu</text:span><text:span text:style-name="T14">ding </text:span><text:span text:style-name="T14">46H </text:span><text:span text:style-name="T14">and </text:span><text:span text:style-name="T14">B9H</text:span></text:p></draw:text-box></draw:frame><draw:frame draw:style-name="gr80" draw:text-style-name="P24" svg:width="2.428cm" svg:height="0.334cm" svg:x="1.162cm" svg:y="4.323cm"><draw:text-box><text:p text:style-name="P12"><text:span text:style-name="T14">Com</text:span><text:span text:style-name="T14">mand </text:span><text:span text:style-name="T14">byte: </text:span><text:span text:style-name="T14">1 byte</text:span></text:p></draw:text-box></draw:frame><draw:frame draw:style-name="gr81" draw:text-style-name="P24" svg:width="2.419cm" svg:height="0.265cm" svg:x="1.182cm" svg:y="5.507cm"><draw:text-box><text:p text:style-name="P12"><text:span text:style-name="T14">Com</text:span><text:span text:style-name="T14">mand </text:span><text:span text:style-name="T14">para</text:span><text:span text:style-name="T14">meter</text:span><text:span text:style-name="T14">s</text:span></text:p></draw:text-box></draw:frame><draw:frame draw:style-name="gr82" draw:text-style-name="P24" svg:width="2.724cm" svg:height="0.324cm" svg:x="1.023cm" svg:y="6.68cm"><draw:text-box><text:p text:style-name="P12"><text:span text:style-name="T14">Packe</text:span><text:span text:style-name="T14">t </text:span><text:span text:style-name="T14">check</text:span><text:span text:style-name="T14">sum: </text:span><text:span text:style-name="T14">2 </text:span><text:span text:style-name="T14">bytes</text:span></text:p></draw:text-box></draw:frame><draw:frame draw:style-name="gr83" draw:text-style-name="P24" svg:width="2.495cm" svg:height="0.264cm" svg:x="1.05cm" svg:y="7.01cm"><draw:text-box><text:p text:style-name="P12"><text:span text:style-name="T14">exclu</text:span><text:span text:style-name="T14">ding </text:span><text:span text:style-name="T14">46H </text:span><text:span text:style-name="T14">and </text:span><text:span text:style-name="T14">B9H</text:span></text:p></draw:text-box></draw:frame><draw:frame draw:style-name="gr74" draw:text-style-name="P24" svg:width="2.613cm" svg:height="0.265cm" svg:x="1.062cm" svg:y="8.176cm"><draw:text-box><text:p text:style-name="P12"><text:span text:style-name="T14">End </text:span><text:span text:style-name="T14">of </text:span><text:span text:style-name="T14">com</text:span><text:span text:style-name="T14">mand</text:span><text:span text:style-name="T14">: 1 </text:span><text:span text:style-name="T14">byte</text:span></text:p></draw:text-box></draw:frame></draw:g></text:p>
          </table:table-cell>
        </table:table-row>
        <text:soft-page-break/>
        <table:table-row>
          <table:table-cell table:style-name="Table1.A1" office:value-type="string">
            <text:p text:style-name="P6"><draw:g text:anchor-type="as-char" draw:z-index="1" draw:name="Group object 5" draw:style-name="gr20"><draw:polygon draw:style-name="gr2" draw:text-style-name="P10" svg:width="2.816cm" svg:height="0.812cm" svg:x="0.847cm" svg:y="1.092cm" svg:viewBox="0 0 2817 813" draw:points="0,813 2817,813 2817,0 0,0"><text:p/></draw:polygon><draw:frame draw:style-name="gr84" draw:text-style-name="P24" svg:width="2.543cm" svg:height="0.251cm" svg:x="1.021cm" svg:y="1.224cm"><draw:text-box><text:p text:style-name="P12"><text:span text:style-name="T14">Set </text:span><text:span text:style-name="T14">mini</text:span><text:span text:style-name="T14">mum </text:span><text:span text:style-name="T14">baud </text:span><text:span text:style-name="T14">rate</text:span></text:p></draw:text-box></draw:frame><draw:frame draw:style-name="gr85" draw:text-style-name="P24" svg:width="2.544cm" svg:height="0.283cm" svg:x="1.021cm" svg:y="1.522cm"><draw:text-box><text:p text:style-name="P12"><text:span text:style-name="T14">(reco</text:span><text:span text:style-name="T14">mme</text:span><text:span text:style-name="T14">nded </text:span><text:span text:style-name="T14">is </text:span><text:span text:style-name="T14">2400)</text:span></text:p></draw:text-box></draw:frame><draw:polygon draw:style-name="gr2" draw:text-style-name="P10" svg:width="2.816cm" svg:height="0.542cm" svg:x="0.847cm" svg:y="2.446cm" svg:viewBox="0 0 2817 543" draw:points="0,543 2817,543 2817,0 0,0"><text:p/></draw:polygon><draw:polygon draw:style-name="gr2" draw:text-style-name="P10" svg:width="2.816cm" svg:height="0.543cm" svg:x="0.847cm" svg:y="3.53cm" svg:viewBox="0 0 2817 544" draw:points="0,544 2817,544 2817,0 0,0"><text:p/></draw:polygon><draw:frame draw:style-name="gr86" draw:text-style-name="P24" svg:width="2.283cm" svg:height="0.251cm" svg:x="1.122cm" svg:y="2.593cm"><draw:text-box><text:p text:style-name="P12"><text:span text:style-name="T16">Set </text:span><text:span text:style-name="T17">even</text:span><text:span text:style-name="T16"> </text:span><text:span text:style-name="T16">parity </text:span><text:span text:style-name="T16">mode</text:span></text:p></draw:text-box></draw:frame><draw:frame draw:style-name="gr87" draw:text-style-name="P24" svg:width="1.523cm" svg:height="0.267cm" svg:x="1.478cm" svg:y="3.678cm"><draw:text-box><text:p text:style-name="P12"><text:span text:style-name="T14">Set </text:span><text:span text:style-name="T17">8</text:span><text:span text:style-name="T14"> </text:span><text:span text:style-name="T14">data </text:span><text:span text:style-name="T14">bits</text:span></text:p></draw:text-box></draw:frame><draw:polygon draw:style-name="gr2" draw:text-style-name="P10" svg:width="2.816cm" svg:height="0.543cm" svg:x="0.847cm" svg:y="4.613cm" svg:viewBox="0 0 2817 544" draw:points="0,544 2817,544 2817,0 0,0"><text:p/></draw:polygon><draw:polygon draw:style-name="gr2" draw:text-style-name="P10" svg:width="2.537cm" svg:height="0.541cm" svg:x="0cm" svg:y="0cm" svg:viewBox="0 0 2538 542" draw:points="0,542 2538,542 2538,0 565,0 0,273"><text:p/></draw:polygon><draw:polygon draw:style-name="gr3" draw:text-style-name="P11" svg:width="4.498cm" svg:height="5.946cm" svg:x="0cm" svg:y="0.553cm" svg:viewBox="0 0 4499 5947" draw:points="0,5947 4499,5947 4499,0 0,0"><text:p/></draw:polygon><draw:line draw:style-name="gr5" draw:text-style-name="P11" svg:x1="2.252cm" svg:y1="1.904cm" svg:x2="2.252cm" svg:y2="2.263cm"><text:p/></draw:line><draw:polygon draw:style-name="gr6" draw:text-style-name="P14" svg:width="0.221cm" svg:height="0.211cm" svg:x="2.143cm" svg:y="2.237cm" svg:viewBox="0 0 222 212" draw:points="222,0 112,212 0,0"><text:p/></draw:polygon><draw:line draw:style-name="gr5" draw:text-style-name="P11" svg:x1="2.252cm" svg:y1="2.986cm" svg:x2="2.252cm" svg:y2="3.346cm"><text:p/></draw:line><draw:polygon draw:style-name="gr6" draw:text-style-name="P14" svg:width="0.221cm" svg:height="0.211cm" svg:x="2.143cm" svg:y="3.32cm" svg:viewBox="0 0 222 212" draw:points="222,0 112,212 0,0"><text:p/></draw:polygon><draw:line draw:style-name="gr5" draw:text-style-name="P11" svg:x1="2.252cm" svg:y1="4.07cm" svg:x2="2.252cm" svg:y2="4.428cm"><text:p/></draw:line><draw:polygon draw:style-name="gr6" draw:text-style-name="P14" svg:width="0.221cm" svg:height="0.21cm" svg:x="2.143cm" svg:y="4.403cm" svg:viewBox="0 0 222 211" draw:points="222,0 112,211 0,0"><text:p/></draw:polygon><draw:polygon draw:style-name="gr2" draw:text-style-name="P10" svg:width="2.253cm" svg:height="0.541cm" svg:x="1.127cm" svg:y="5.695cm" svg:viewBox="0 0 2254 542" draw:points="283,542 1973,542 2031,539 2084,523 2131,498 2173,465 2205,426 2233,378 2248,327 2254,272 2248,217 2233,167 2205,121 2173,80 2131,46 2084,22 2031,6 1973,0 283,0 227,6 172,22 124,46 83,80 47,121 24,167 6,217 0,272 6,327 24,378 47,426 83,465 124,498 172,523 227,539"><text:p/></draw:polygon><draw:frame draw:style-name="gr88" draw:text-style-name="P23" svg:width="1.53cm" svg:height="0.615cm" svg:x="0.563cm" svg:y="0cm"><draw:text-box><text:p text:style-name="P12"><text:span text:style-name="T13">Seria</text:span><text:span text:style-name="T13">l port</text:span></text:p><text:p text:style-name="P12"><text:span text:style-name="T13">initial</text:span><text:span text:style-name="T13">izatio</text:span><text:span text:style-name="T13">n</text:span></text:p></draw:text-box></draw:frame><draw:line draw:style-name="gr5" draw:text-style-name="P11" svg:x1="2.252cm" svg:y1="5.152cm" svg:x2="2.252cm" svg:y2="5.51cm"><text:p/></draw:line><draw:polygon draw:style-name="gr6" draw:text-style-name="P14" svg:width="0.221cm" svg:height="0.209cm" svg:x="2.143cm" svg:y="5.484cm" svg:viewBox="0 0 222 210" draw:points="222,0 112,210 0,0"><text:p/></draw:polygon><draw:frame draw:style-name="gr89" draw:text-style-name="P24" svg:width="1.571cm" svg:height="0.251cm" svg:x="1.48cm" svg:y="5.842cm"><draw:text-box><text:p text:style-name="P12"><text:span text:style-name="T14">End </text:span><text:span text:style-name="T14">of </text:span><text:span text:style-name="T14">modu</text:span><text:span text:style-name="T14">le</text:span></text:p></draw:text-box></draw:frame><draw:frame draw:style-name="gr90" draw:text-style-name="P24" svg:width="1.523cm" svg:height="0.269cm" svg:x="1.478cm" svg:y="4.724cm"><draw:text-box><text:p text:style-name="P12"><text:span text:style-name="T14">Set </text:span><text:span text:style-name="T17">1</text:span><text:span text:style-name="T14"> </text:span><text:span text:style-name="T14">stop </text:span><text:span text:style-name="T14">bit</text:span></text:p></draw:text-box></draw:frame></draw:g></text:p>
            <text:p text:style-name="P6"/>
            <text:p text:style-name="P6"><draw:g text:anchor-type="as-char" draw:z-index="5" draw:name="Group object 6" draw:style-name="gr20"><draw:polygon draw:style-name="gr2" draw:text-style-name="P10" svg:width="2.81cm" svg:height="0.525cm" svg:x="0.844cm" svg:y="1.568cm" svg:viewBox="0 0 2811 526" draw:points="0,526 2811,526 2811,0 0,0"><text:p/></draw:polygon><draw:polygon draw:style-name="gr2" draw:text-style-name="P10" svg:width="2.529cm" svg:height="0.527cm" svg:x="0cm" svg:y="0cm" svg:viewBox="0 0 2530 528" draw:points="0,528 2530,528 2530,0 563,0 0,263"><text:p/></draw:polygon><draw:frame draw:style-name="gr51" draw:text-style-name="P17" svg:width="0.953cm" svg:height="0.251cm" svg:x="1.803cm" svg:y="1.713cm"><draw:text-box><text:p text:style-name="P12"><text:span text:style-name="T6">Send </text:span><text:span text:style-name="T6">7FH</text:span></text:p></draw:text-box></draw:frame><draw:polygon draw:style-name="gr3" draw:text-style-name="P11" svg:width="4.499cm" svg:height="4.966cm" svg:x="0cm" svg:y="0.534cm" svg:viewBox="0 0 4500 4967" draw:points="0,4967 4500,4967 4500,0 0,0"><text:p/></draw:polygon><draw:polygon draw:style-name="gr52" draw:text-style-name="P10" svg:width="2.81cm" svg:height="1.571cm" svg:x="0.844cm" svg:y="2.618cm" svg:viewBox="0 0 2811 1572" draw:points="0,789 1408,0 2811,789 1408,1572"><text:p/></draw:polygon><draw:polygon draw:style-name="gr3" draw:text-style-name="P11" svg:width="2.81cm" svg:height="1.571cm" svg:x="0.844cm" svg:y="2.618cm" svg:viewBox="0 0 2811 1572" draw:points="0,789 1408,0 2811,789 1408,1572"><text:p/></draw:polygon><draw:frame draw:style-name="gr53" draw:text-style-name="P20" svg:width="1.609cm" svg:height="0.292cm" svg:x="0.631cm" svg:y="0.102cm"><draw:text-box><text:p text:style-name="P12"><text:span text:style-name="T8">Hand</text:span><text:span text:style-name="T8">shak</text:span><text:span text:style-name="T8">e</text:span></text:p></draw:text-box></draw:frame><draw:polyline draw:style-name="gr5" draw:text-style-name="P11" svg:width="1.947cm" svg:height="2.339cm" svg:x="2.248cm" svg:y="1.066cm" svg:viewBox="0 0 1948 2340" draw:points="1407,2340 1948,2340 1948,0 0,0 0,325"><text:p/></draw:polyline><draw:polygon draw:style-name="gr6" draw:text-style-name="P14" svg:width="0.222cm" svg:height="0.202cm" svg:x="2.138cm" svg:y="1.366cm" svg:viewBox="0 0 223 203" draw:points="223,0 112,203 0,0"><text:p/></draw:polygon><draw:line draw:style-name="gr5" draw:text-style-name="P11" svg:x1="2.248cm" svg:y1="2.092cm" svg:x2="2.248cm" svg:y2="2.439cm"><text:p/></draw:line><draw:polygon draw:style-name="gr6" draw:text-style-name="P14" svg:width="0.222cm" svg:height="0.204cm" svg:x="2.138cm" svg:y="2.415cm" svg:viewBox="0 0 223 205" draw:points="223,0 112,205 0,0"><text:p/></draw:polygon><draw:line draw:style-name="gr5" draw:text-style-name="P11" svg:x1="2.248cm" svg:y1="4.186cm" svg:x2="2.248cm" svg:y2="4.534cm"><text:p/></draw:line><draw:polygon draw:style-name="gr6" draw:text-style-name="P14" svg:width="0.222cm" svg:height="0.203cm" svg:x="2.138cm" svg:y="4.51cm" svg:viewBox="0 0 223 204" draw:points="223,0 112,204 0,0"><text:p/></draw:polygon><draw:frame draw:style-name="gr54" draw:text-style-name="P19" svg:width="1.708cm" svg:height="0.5cm" svg:x="1.393cm" svg:y="3.17cm"><draw:text-box><text:p text:style-name="P18"><text:span text:style-name="T6">Comp</text:span><text:span text:style-name="T6">lete </text:span><text:span text:style-name="T6">packe</text:span><text:span text:style-name="T6">t</text:span></text:p><text:p text:style-name="P18"><text:span text:style-name="T6">receiv</text:span><text:span text:style-name="T6">ed?</text:span></text:p></draw:text-box></draw:frame><draw:frame draw:style-name="gr55" draw:text-style-name="P21" svg:width="0.32cm" svg:height="0.35cm" svg:x="3.819cm" svg:y="3.485cm"><draw:text-box><text:p text:style-name="P12"><text:span text:style-name="T9">N</text:span></text:p></draw:text-box></draw:frame><draw:frame draw:style-name="gr56" draw:text-style-name="P21" svg:width="0.318cm" svg:height="0.35cm" svg:x="2.418cm" svg:y="4.276cm"><draw:text-box><text:p text:style-name="P12"><text:span text:style-name="T9">Y</text:span></text:p></draw:text-box></draw:frame><draw:polygon draw:style-name="gr2" draw:text-style-name="P10" svg:width="2.251cm" svg:height="0.525cm" svg:x="1.125cm" svg:y="4.711cm" svg:viewBox="0 0 2252 526" draw:points="281,526 1969,526 2025,520 2079,506 2127,481 2167,451 2203,412 2228,366 2246,316 2252,263 2246,211 2228,161 2203,116 2167,77 2127,45 2079,23 2025,6 1969,0 281,0 223,6 173,23 126,45 82,77 49,116 21,161 6,211 0,263 6,316 21,366 49,412 82,451 126,481 173,506 223,520"><text:p/></draw:polygon><draw:frame draw:style-name="gr57" draw:text-style-name="P17" svg:width="1.512cm" svg:height="0.251cm" svg:x="1.455cm" svg:y="4.852cm"><draw:text-box><text:p text:style-name="P12"><text:span text:style-name="T6">End </text:span><text:span text:style-name="T6">of </text:span><text:span text:style-name="T6">modu</text:span><text:span text:style-name="T6">le</text:span></text:p></draw:text-box></draw:frame></draw:g></text:p>
          </table:table-cell>
          <table:table-cell table:style-name="Table1.A1" office:value-type="string">
            <text:p text:style-name="P6"><draw:g text:anchor-type="as-char" draw:z-index="6" draw:name="Group object 7" draw:style-name="gr20"><draw:polygon draw:style-name="gr2" draw:text-style-name="P10" svg:width="2.661cm" svg:height="0.532cm" svg:x="0.134cm" svg:y="5.315cm" svg:viewBox="0 0 2662 533" draw:points="0,533 2662,533 2662,0 0,0"><text:p/></draw:polygon><draw:polygon draw:style-name="gr2" draw:text-style-name="P10" svg:width="2.396cm" svg:height="0.537cm" svg:x="0cm" svg:y="0cm" svg:viewBox="0 0 2397 538" draw:points="0,538 2397,538 2397,0 532,0 0,267"><text:p/></draw:polygon><draw:polygon draw:style-name="gr3" draw:text-style-name="P11" svg:width="5.599cm" svg:height="11.96cm" svg:x="0cm" svg:y="0.538cm" svg:viewBox="0 0 5600 11961" draw:points="0,11961 5600,11961 5600,0 0,0"><text:p/></draw:polygon><draw:polygon draw:style-name="gr2" draw:text-style-name="P10" svg:width="2.661cm" svg:height="1.596cm" svg:x="0.134cm" svg:y="6.375cm" svg:viewBox="0 0 2662 1597" draw:points="0,799 1331,0 2662,799 1331,1597"><text:p/></draw:polygon><draw:frame draw:style-name="gr35" draw:text-style-name="P17" svg:width="1.167cm" svg:height="0.251cm" svg:x="0.901cm" svg:y="5.457cm"><draw:text-box><text:p text:style-name="P12"><text:span text:style-name="T6">Send </text:span><text:span text:style-name="T6">packe</text:span><text:span text:style-name="T6">t</text:span></text:p></draw:text-box></draw:frame><draw:frame draw:style-name="gr36" draw:text-style-name="P20" svg:width="2.119cm" svg:height="0.301cm" svg:x="0.25cm" svg:y="0.131cm"><draw:text-box><text:p text:style-name="P12"><text:span text:style-name="T8">Setti</text:span><text:span text:style-name="T8">ng </text:span><text:span text:style-name="T8">para</text:span><text:span text:style-name="T8">mete</text:span><text:span text:style-name="T8">rs</text:span></text:p></draw:text-box></draw:frame><draw:polyline draw:style-name="gr5" draw:text-style-name="P11" svg:width="1.595cm" svg:height="1.062cm" svg:x="1.462cm" svg:y="6.114cm" svg:viewBox="0 0 1596 1063" draw:points="1331,1063 1596,1063 1596,0 0,0 0,83"><text:p/></draw:polyline><draw:polygon draw:style-name="gr6" draw:text-style-name="P14" svg:width="0.21cm" svg:height="0.206cm" svg:x="1.358cm" svg:y="6.172cm" svg:viewBox="0 0 211 207" draw:points="211,0 107,207 0,0"><text:p/></draw:polygon><draw:line draw:style-name="gr5" draw:text-style-name="P11" svg:x1="1.462cm" svg:y1="5.846cm" svg:x2="1.462cm" svg:y2="6.197cm"><text:p/></draw:line><draw:polygon draw:style-name="gr6" draw:text-style-name="P14" svg:width="0.21cm" svg:height="0.206cm" svg:x="1.358cm" svg:y="6.172cm" svg:viewBox="0 0 211 207" draw:points="211,0 107,207 0,0"><text:p/></draw:polygon><draw:line draw:style-name="gr5" draw:text-style-name="P11" svg:x1="1.462cm" svg:y1="7.969cm" svg:x2="1.462cm" svg:y2="8.32cm"><text:p/></draw:line><draw:polygon draw:style-name="gr6" draw:text-style-name="P14" svg:width="0.21cm" svg:height="0.205cm" svg:x="1.358cm" svg:y="8.296cm" svg:viewBox="0 0 211 206" draw:points="211,0 107,206 0,0"><text:p/></draw:polygon><draw:polygon draw:style-name="gr2" draw:text-style-name="P10" svg:width="2.661cm" svg:height="0.532cm" svg:x="0.134cm" svg:y="1.065cm" svg:viewBox="0 0 2662 533" draw:points="0,533 2662,533 2662,0 0,0"><text:p/></draw:polygon><draw:frame draw:style-name="gr37" draw:text-style-name="P21" svg:width="0.302cm" svg:height="0.35cm" svg:x="2.951cm" svg:y="8.853cm"><draw:text-box><text:p text:style-name="P12"><text:span text:style-name="T9">N</text:span></text:p></draw:text-box></draw:frame><draw:frame draw:style-name="gr37" draw:text-style-name="P21" svg:width="0.302cm" svg:height="0.35cm" svg:x="1.621cm" svg:y="8.221cm"><draw:text-box><text:p text:style-name="P12"><text:span text:style-name="T9">Y</text:span></text:p></draw:text-box></draw:frame><draw:polygon draw:style-name="gr2" draw:text-style-name="P10" svg:width="2.661cm" svg:height="2.655cm" svg:x="0.134cm" svg:y="2.128cm" svg:viewBox="0 0 2662 2656" draw:points="0,2656 2662,2656 2662,0 0,0"><text:p/></draw:polygon><draw:frame draw:style-name="gr38" draw:text-style-name="P17" svg:width="2.535cm" svg:height="0.251cm" svg:x="0.175cm" svg:y="2.2cm"><draw:text-box><text:p text:style-name="P12"><text:span text:style-name="T6">Set </text:span><text:span text:style-name="T6">com</text:span><text:span text:style-name="T6">mand </text:span><text:span text:style-name="T6">para</text:span><text:span text:style-name="T6">meter</text:span><text:span text:style-name="T6">s:</text:span></text:p></draw:text-box></draw:frame><draw:frame draw:style-name="gr39" draw:text-style-name="P17" svg:width="2.442cm" svg:height="0.253cm" svg:x="0.21cm" svg:y="2.593cm"><draw:text-box><text:p text:style-name="P12"><text:span text:style-name="T6">Para</text:span><text:span text:style-name="T6">meter </text:span><text:span text:style-name="T6">1: 00H</text:span></text:p></draw:text-box></draw:frame><draw:line draw:style-name="gr5" draw:text-style-name="P11" svg:x1="1.462cm" svg:y1="1.597cm" svg:x2="1.462cm" svg:y2="1.945cm"><text:p/></draw:line><draw:polygon draw:style-name="gr6" draw:text-style-name="P14" svg:width="0.21cm" svg:height="0.21cm" svg:x="1.358cm" svg:y="1.919cm" svg:viewBox="0 0 211 211" draw:points="211,0 107,211 0,0"><text:p/></draw:polygon><draw:line draw:style-name="gr5" draw:text-style-name="P11" svg:x1="1.462cm" svg:y1="4.782cm" svg:x2="1.462cm" svg:y2="5.133cm"><text:p/></draw:line><draw:polygon draw:style-name="gr6" draw:text-style-name="P14" svg:width="0.21cm" svg:height="0.207cm" svg:x="1.358cm" svg:y="5.107cm" svg:viewBox="0 0 211 208" draw:points="211,0 107,208 0,0"><text:p/></draw:polygon><draw:polygon draw:style-name="gr2" draw:text-style-name="P10" svg:width="2.661cm" svg:height="1.594cm" svg:x="0.134cm" svg:y="8.502cm" svg:viewBox="0 0 2662 1595" draw:points="0,798 1331,0 2662,798 1331,1595"><text:p/></draw:polygon><draw:frame draw:style-name="gr40" draw:text-style-name="P19" svg:width="1.512cm" svg:height="0.5cm" svg:x="0.713cm" svg:y="9.128cm"><draw:text-box><text:p text:style-name="P18"><text:span text:style-name="T6">Is </text:span><text:span text:style-name="T6">receiv</text:span><text:span text:style-name="T6">ed </text:span><text:span text:style-name="T6">data</text:span></text:p><text:p text:style-name="P18"><text:span text:style-name="T6">corre</text:span><text:span text:style-name="T6">ct?</text:span></text:p></draw:text-box></draw:frame><draw:polygon draw:style-name="gr2" draw:text-style-name="P10" svg:width="1.862cm" svg:height="0.532cm" svg:x="3.326cm" svg:y="9.033cm" svg:viewBox="0 0 1863 533" draw:points="267,533 1597,533 1652,528 1699,513 1747,488 1787,457 1817,419 1843,371 1857,320 1863,267 1857,213 1843,162 1817,118 1787,79 1747,47 1699,23 1652,4 1597,0 267,0 212,4 165,23 120,47 80,79 47,118 20,162 6,213 0,267 6,320 20,371 47,419 80,457 120,488 165,513 212,528"><text:p/></draw:polygon><draw:frame draw:style-name="gr41" draw:text-style-name="P21" svg:width="0.302cm" svg:height="0.35cm" svg:x="1.621cm" svg:y="10.179cm"><draw:text-box><text:p text:style-name="P12"><text:span text:style-name="T9">Y</text:span></text:p></draw:text-box></draw:frame><draw:line draw:style-name="gr5" draw:text-style-name="P11" svg:x1="2.793cm" svg:y1="9.3cm" svg:x2="3.144cm" svg:y2="9.3cm"><text:p/></draw:line><draw:polygon draw:style-name="gr6" draw:text-style-name="P14" svg:width="0.208cm" svg:height="0.206cm" svg:x="3.118cm" svg:y="9.195cm" svg:viewBox="0 0 209 207" draw:points="0,0 209,106 0,207"><text:p/></draw:polygon><draw:frame draw:style-name="gr42" draw:text-style-name="P17" svg:width="1.38cm" svg:height="0.253cm" svg:x="3.604cm" svg:y="9.176cm"><draw:text-box><text:p text:style-name="P12"><text:span text:style-name="T6">Error </text:span><text:span text:style-name="T6">handl</text:span><text:span text:style-name="T6">ing</text:span></text:p></draw:text-box></draw:frame><draw:line draw:style-name="gr5" draw:text-style-name="P11" svg:x1="1.462cm" svg:y1="10.096cm" svg:x2="1.462cm" svg:y2="10.447cm"><text:p/></draw:line><draw:polygon draw:style-name="gr6" draw:text-style-name="P14" svg:width="0.21cm" svg:height="0.207cm" svg:x="1.358cm" svg:y="10.42cm" svg:viewBox="0 0 211 208" draw:points="211,0 107,208 0,0"><text:p/></draw:polygon><draw:line draw:style-name="gr3" draw:text-style-name="P11" svg:x1="2.8cm" svg:y1="3.41cm" svg:x2="3.12cm" svg:y2="2.722cm"><text:p/></draw:line><draw:line draw:style-name="gr3" draw:text-style-name="P11" svg:x1="3.126cm" svg:y1="1.945cm" svg:x2="3.126cm" svg:y2="3.689cm"><text:p/></draw:line><draw:frame draw:style-name="gr43" draw:text-style-name="P21" svg:width="0.302cm" svg:height="0.35cm" svg:x="2.951cm" svg:y="7.364cm"><draw:text-box><text:p text:style-name="P12"><text:span text:style-name="T9">N</text:span></text:p></draw:text-box></draw:frame><draw:frame draw:style-name="gr44" draw:text-style-name="P17" svg:width="2.384cm" svg:height="1.747cm" svg:x="3.203cm" svg:y="1.942cm"><draw:text-box><text:p text:style-name="P12"><text:span text:style-name="T10">The </text:span><text:span text:style-name="T10">reloa</text:span><text:span text:style-name="T10">d </text:span><text:span text:style-name="T10">count </text:span><text:span text:style-name="T10">sets</text:span></text:p><text:p text:style-name="P12"><text:span text:style-name="T10">the </text:span><text:span text:style-name="T7">maxi</text:span><text:span text:style-name="T7">mum </text:span><text:span text:style-name="T7">baud </text:span></text:p><text:p text:style-name="P12"><text:span text:style-name="T7">rate </text:span><text:span text:style-name="T10">of the </text:span><text:span text:style-name="T10">serial </text:span><text:span text:style-name="T10">port. </text:span></text:p><text:p text:style-name="P12"><text:span text:style-name="T10">Refer </text:span><text:span text:style-name="T10">to the </text:span><text:span text:style-name="T10">serial </text:span><text:span text:style-name="T10">port</text:span></text:p><text:p text:style-name="P12"><text:span text:style-name="T10">chapt</text:span><text:span text:style-name="T10">er for </text:span><text:span text:style-name="T10">the </text:span></text:p><text:p text:style-name="P12"><text:span text:style-name="T10">calcul</text:span><text:span text:style-name="T10">ation </text:span><text:span text:style-name="T10">meth</text:span><text:span text:style-name="T10">od of </text:span></text:p><text:p text:style-name="P12"><text:span text:style-name="T10">the </text:span><text:span text:style-name="T10">timer'</text:span><text:span text:style-name="T10">s </text:span><text:span text:style-name="T10">reloa</text:span><text:span text:style-name="T10">d </text:span><text:span text:style-name="T10">count</text:span><text:span text:style-name="T10">.</text:span></text:p></draw:text-box></draw:frame><draw:polygon draw:style-name="gr2" draw:text-style-name="P10" svg:width="2.128cm" svg:height="0.532cm" svg:x="0.399cm" svg:y="11.689cm" svg:viewBox="0 0 2129 533" draw:points="266,533 1864,533 1918,527 1969,513 2014,487 2054,458 2085,418 2109,368 2123,321 2129,267 2123,213 2109,163 2085,118 2054,78 2014,45 1969,23 1918,6 1864,0 266,0 214,6 162,23 118,45 78,78 47,118 23,163 4,213 0,267 4,321 23,368 47,418 78,458 118,487 162,513 214,527"><text:p/></draw:polygon><draw:polygon draw:style-name="gr2" draw:text-style-name="P10" svg:width="2.661cm" svg:height="0.533cm" svg:x="0.134cm" svg:y="10.627cm" svg:viewBox="0 0 2662 534" draw:points="0,534 2662,534 2662,0 0,0"><text:p/></draw:polygon><draw:line draw:style-name="gr5" draw:text-style-name="P11" svg:x1="1.462cm" svg:y1="11.159cm" svg:x2="1.462cm" svg:y2="11.51cm"><text:p/></draw:line><draw:polygon draw:style-name="gr6" draw:text-style-name="P14" svg:width="0.207cm" svg:height="0.204cm" svg:x="1.361cm" svg:y="11.486cm" svg:viewBox="0 0 208 205" draw:points="208,0 103,205 0,0"><text:p/></draw:polygon><draw:frame draw:style-name="gr45" draw:text-style-name="P17" svg:width="2.352cm" svg:height="0.5cm" svg:x="0.346cm" svg:y="10.67cm"><draw:text-box><text:p text:style-name="P12"><text:span text:style-name="T11">Set </text:span><text:span text:style-name="T11">the </text:span><text:span text:style-name="T11">maxi</text:span><text:span text:style-name="T11">mum </text:span><text:span text:style-name="T11">baud</text:span></text:p><text:p text:style-name="P12"><text:span text:style-name="T11">rate </text:span><text:span text:style-name="T11">of the </text:span><text:span text:style-name="T11">serial </text:span><text:span text:style-name="T11">port</text:span></text:p></draw:text-box></draw:frame><draw:frame draw:style-name="gr46" draw:text-style-name="P17" svg:width="2.442cm" svg:height="0.251cm" svg:x="0.21cm" svg:y="2.895cm"><draw:text-box><text:p text:style-name="P12"><text:span text:style-name="T6">Para</text:span><text:span text:style-name="T6">meter </text:span><text:span text:style-name="T6">2: 00H</text:span></text:p></draw:text-box></draw:frame><draw:frame draw:style-name="gr47" draw:text-style-name="P17" svg:width="2.442cm" svg:height="0.251cm" svg:x="0.212cm" svg:y="3.792cm"><draw:text-box><text:p text:style-name="P12"><text:span text:style-name="T6">Para</text:span><text:span text:style-name="T6">meter </text:span><text:span text:style-name="T6">5: 00H</text:span></text:p></draw:text-box></draw:frame><draw:frame draw:style-name="gr47" draw:text-style-name="P17" svg:width="2.442cm" svg:height="0.251cm" svg:x="0.212cm" svg:y="4.092cm"><draw:text-box><text:p text:style-name="P12"><text:span text:style-name="T6">Para</text:span><text:span text:style-name="T6">meter </text:span><text:span text:style-name="T6">6: 00H</text:span></text:p></draw:text-box></draw:frame><draw:frame draw:style-name="gr46" draw:text-style-name="P17" svg:width="2.442cm" svg:height="0.251cm" svg:x="0.213cm" svg:y="4.392cm"><draw:text-box><text:p text:style-name="P12"><text:span text:style-name="T6">Para</text:span><text:span text:style-name="T6">meter </text:span><text:span text:style-name="T6">7: 00H</text:span></text:p></draw:text-box></draw:frame><draw:frame draw:style-name="gr47" draw:text-style-name="P17" svg:width="2.442cm" svg:height="0.251cm" svg:x="0.212cm" svg:y="3.194cm"><draw:text-box><text:p text:style-name="P12"><text:span text:style-name="T6">3: </text:span><text:span text:style-name="T10">reloa</text:span><text:span text:style-name="T10">d </text:span><text:span text:style-name="T10">count </text:span><text:span text:style-name="T10">high </text:span><text:span text:style-name="T10">byte</text:span></text:p></draw:text-box></draw:frame><draw:frame draw:style-name="gr47" draw:text-style-name="P17" svg:width="2.442cm" svg:height="0.251cm" svg:x="0.212cm" svg:y="3.494cm"><draw:text-box><text:p text:style-name="P12"><text:span text:style-name="T6">4: </text:span><text:span text:style-name="T10">reloa</text:span><text:span text:style-name="T10">d </text:span><text:span text:style-name="T10">count </text:span><text:span text:style-name="T10">low </text:span><text:span text:style-name="T10">byte</text:span></text:p></draw:text-box></draw:frame><draw:frame draw:style-name="gr48" draw:text-style-name="P19" svg:width="1.616cm" svg:height="0.5cm" svg:x="0.7cm" svg:y="6.907cm"><draw:text-box><text:p text:style-name="P18"><text:span text:style-name="T6">Comp</text:span><text:span text:style-name="T6">lete </text:span><text:span text:style-name="T6">packe</text:span><text:span text:style-name="T6">t</text:span></text:p><text:p text:style-name="P18"><text:span text:style-name="T6">receiv</text:span><text:span text:style-name="T6">ed?</text:span></text:p></draw:text-box></draw:frame><draw:frame draw:style-name="gr49" draw:text-style-name="P17" svg:width="1.431cm" svg:height="0.251cm" svg:x="0.758cm" svg:y="11.804cm"><draw:text-box><text:p text:style-name="P12"><text:span text:style-name="T6">End </text:span><text:span text:style-name="T6">of </text:span><text:span text:style-name="T6">modu</text:span><text:span text:style-name="T6">le</text:span></text:p></draw:text-box></draw:frame><draw:frame draw:style-name="gr50" draw:text-style-name="P17" svg:width="2.408cm" svg:height="0.267cm" svg:x="0.275cm" svg:y="1.208cm"><draw:text-box><text:p text:style-name="P12"><text:span text:style-name="T6">Set </text:span><text:span text:style-name="T6">com</text:span><text:span text:style-name="T6">mand </text:span><text:span text:style-name="T6">byte: </text:span><text:span text:style-name="T7">01H</text:span></text:p></draw:text-box></draw:frame></draw:g></text:p>
          </table:table-cell>
          <table:table-cell table:style-name="Table1.A1" office:value-type="string">
            <text:p text:style-name="P6"><draw:g text:anchor-type="as-char" draw:z-index="9" draw:name="Group object 10" draw:style-name="gr1"><draw:polygon draw:style-name="gr2" draw:text-style-name="P10" svg:width="2.468cm" svg:height="0.481cm" svg:x="0.676cm" svg:y="5.059cm" svg:viewBox="0 0 2469 482" draw:points="0,482 2469,482 2469,0 0,0"><text:p/></draw:polygon><draw:polygon draw:style-name="gr2" draw:text-style-name="P10" svg:width="2.223cm" svg:height="0.489cm" svg:x="0cm" svg:y="0cm" svg:viewBox="0 0 2224 490" draw:points="0,490 2224,490 2224,0 494,0 0,243"><text:p/></draw:polygon><draw:polygon draw:style-name="gr3" draw:text-style-name="P11" svg:width="5.599cm" svg:height="12.509cm" svg:x="0cm" svg:y="0.49cm" svg:viewBox="0 0 5600 12510" draw:points="0,12510 5600,12510 5600,0 0,0"><text:p/></draw:polygon><draw:polygon draw:style-name="gr2" draw:text-style-name="P10" svg:width="2.468cm" svg:height="1.445cm" svg:x="0.676cm" svg:y="6.021cm" svg:viewBox="0 0 2469 1446" draw:points="0,721 1234,0 2469,721 1234,1446"><text:p/></draw:polygon><draw:frame draw:style-name="gr4" draw:text-style-name="P13" svg:width="1.745cm" svg:height="0.292cm" svg:x="0.473cm" svg:y="0.095cm"><draw:text-box><text:p text:style-name="P12"><text:span text:style-name="T3">Write </text:span><text:span text:style-name="T3">user </text:span><text:span text:style-name="T3">code</text:span></text:p></draw:text-box></draw:frame><draw:polyline draw:style-name="gr5" draw:text-style-name="P11" svg:width="1.479cm" svg:height="0.96cm" svg:x="1.91cm" svg:y="5.783cm" svg:viewBox="0 0 1480 961" draw:points="1236,961 1480,961 1480,0 0,0 0,73"><text:p/></draw:polyline><draw:polygon draw:style-name="gr6" draw:text-style-name="P14" svg:width="0.194cm" svg:height="0.188cm" svg:x="1.814cm" svg:y="5.833cm" svg:viewBox="0 0 195 189" draw:points="195,0 96,189 0,0"><text:p/></draw:polygon><draw:line draw:style-name="gr5" draw:text-style-name="P11" svg:x1="1.91cm" svg:y1="5.54cm" svg:x2="1.91cm" svg:y2="5.855cm"><text:p/></draw:line><draw:polygon draw:style-name="gr6" draw:text-style-name="P14" svg:width="0.194cm" svg:height="0.188cm" svg:x="1.814cm" svg:y="5.833cm" svg:viewBox="0 0 195 189" draw:points="195,0 96,189 0,0"><text:p/></draw:polygon><draw:line draw:style-name="gr5" draw:text-style-name="P11" svg:x1="1.91cm" svg:y1="7.465cm" svg:x2="1.91cm" svg:y2="7.78cm"><text:p/></draw:line><draw:polygon draw:style-name="gr6" draw:text-style-name="P14" svg:width="0.194cm" svg:height="0.19cm" svg:x="1.814cm" svg:y="7.757cm" svg:viewBox="0 0 195 191" draw:points="195,0 96,191 0,0"><text:p/></draw:polygon><draw:polygon draw:style-name="gr2" draw:text-style-name="P10" svg:width="2.47cm" svg:height="0.48cm" svg:x="0.674cm" svg:y="0.967cm" svg:viewBox="0 0 2471 481" draw:points="0,481 2471,481 2471,0 0,0"><text:p/></draw:polygon><draw:frame draw:style-name="gr7" draw:text-style-name="P15" svg:width="0.279cm" svg:height="0.348cm" svg:x="3.293cm" svg:y="8.264cm"><draw:text-box><text:p text:style-name="P12"><text:span text:style-name="T4">N</text:span></text:p></draw:text-box></draw:frame><draw:frame draw:style-name="gr7" draw:text-style-name="P15" svg:width="0.279cm" svg:height="0.348cm" svg:x="2.058cm" svg:y="7.694cm"><draw:text-box><text:p text:style-name="P12"><text:span text:style-name="T4">Y</text:span></text:p></draw:text-box></draw:frame><draw:polygon draw:style-name="gr2" draw:text-style-name="P10" svg:width="2.566cm" svg:height="2.401cm" svg:x="0.674cm" svg:y="2.17cm" svg:viewBox="0 0 2567 2402" draw:points="0,2402 2567,2402 2567,0 0,0"><text:p/></draw:polygon><draw:line draw:style-name="gr5" draw:text-style-name="P11" svg:x1="1.91cm" svg:y1="1.445cm" svg:x2="1.91cm" svg:y2="2.004cm"><text:p/></draw:line><draw:polygon draw:style-name="gr6" draw:text-style-name="P14" svg:width="0.194cm" svg:height="0.19cm" svg:x="1.814cm" svg:y="1.979cm" svg:viewBox="0 0 195 191" draw:points="195,0 96,191 0,0"><text:p/></draw:polygon><draw:line draw:style-name="gr5" draw:text-style-name="P11" svg:x1="1.91cm" svg:y1="4.575cm" svg:x2="1.91cm" svg:y2="4.893cm"><text:p/></draw:line><draw:polygon draw:style-name="gr6" draw:text-style-name="P14" svg:width="0.194cm" svg:height="0.188cm" svg:x="1.814cm" svg:y="4.87cm" svg:viewBox="0 0 195 189" draw:points="195,0 96,189 0,0"><text:p/></draw:polygon><draw:polygon draw:style-name="gr2" draw:text-style-name="P10" svg:width="2.468cm" svg:height="1.444cm" svg:x="0.676cm" svg:y="7.945cm" svg:viewBox="0 0 2469 1445" draw:points="0,722 1234,0 2469,722 1234,1445"><text:p/></draw:polygon><draw:line draw:style-name="gr5" draw:text-style-name="P11" svg:x1="1.91cm" svg:y1="9.389cm" svg:x2="1.91cm" svg:y2="9.705cm"><text:p/></draw:line><draw:polygon draw:style-name="gr6" draw:text-style-name="P14" svg:width="0.194cm" svg:height="0.188cm" svg:x="1.814cm" svg:y="9.682cm" svg:viewBox="0 0 195 189" draw:points="195,0 96,189 0,0"><text:p/></draw:polygon><draw:polygon draw:style-name="gr2" draw:text-style-name="P10" svg:width="1.732cm" svg:height="0.481cm" svg:x="3.639cm" svg:y="8.427cm" svg:viewBox="0 0 1733 482" draw:points="248,482 1483,482 1534,479 1582,463 1623,440 1658,412 1690,377 1712,335 1727,290 1733,241 1727,194 1712,147 1690,107 1658,71 1623,42 1582,18 1534,6 1483,0 248,0 198,6 151,18 110,42 73,71 44,107 20,147 6,194 0,241 6,290 20,335 44,377 73,412 110,440 151,463 198,479"><text:p/></draw:polygon><draw:frame draw:style-name="gr7" draw:text-style-name="P15" svg:width="0.279cm" svg:height="0.348cm" svg:x="2.058cm" svg:y="9.467cm"><draw:text-box><text:p text:style-name="P12"><text:span text:style-name="T4">Y</text:span></text:p></draw:text-box></draw:frame><draw:line draw:style-name="gr5" draw:text-style-name="P11" svg:x1="3.144cm" svg:y1="8.667cm" svg:x2="3.473cm" svg:y2="8.667cm"><text:p/></draw:line><draw:polygon draw:style-name="gr6" draw:text-style-name="P14" svg:width="0.191cm" svg:height="0.188cm" svg:x="3.448cm" svg:y="8.573cm" svg:viewBox="0 0 192 189" draw:points="0,0 192,94 0,189"><text:p/></draw:polygon><draw:polygon draw:style-name="gr2" draw:text-style-name="P10" svg:width="2.471cm" svg:height="1.444cm" svg:x="0.676cm" svg:y="9.868cm" svg:viewBox="0 0 2472 1445" draw:points="0,722 1234,0 2472,722 1234,1445"><text:p/></draw:polygon><draw:frame draw:style-name="gr7" draw:text-style-name="P15" svg:width="0.279cm" svg:height="0.348cm" svg:x="3.293cm" svg:y="6.918cm"><draw:text-box><text:p text:style-name="P12"><text:span text:style-name="T4">N</text:span></text:p></draw:text-box></draw:frame><draw:line draw:style-name="gr5" draw:text-style-name="P11" svg:x1="1.91cm" svg:y1="11.312cm" svg:x2="1.91cm" svg:y2="11.627cm"><text:p/></draw:line><draw:polygon draw:style-name="gr6" draw:text-style-name="P14" svg:width="0.194cm" svg:height="0.188cm" svg:x="1.814cm" svg:y="11.605cm" svg:viewBox="0 0 195 189" draw:points="195,0 96,189 0,0"><text:p/></draw:polygon><draw:frame draw:style-name="gr7" draw:text-style-name="P15" svg:width="0.279cm" svg:height="0.348cm" svg:x="3.293cm" svg:y="10.668cm"><draw:text-box><text:p text:style-name="P12"><text:span text:style-name="T4">Y</text:span></text:p></draw:text-box></draw:frame><draw:polyline draw:style-name="gr5" draw:text-style-name="P11" svg:width="0.327cm" svg:height="0.004cm" svg:x="3.147cm" svg:y="10.588cm" svg:viewBox="0 0 328 5" draw:points="0,0 244,0 244,5 328,5"><text:p/></draw:polyline><draw:polygon draw:style-name="gr6" draw:text-style-name="P14" svg:width="0.194cm" svg:height="0.19cm" svg:x="3.448cm" svg:y="10.496cm" svg:viewBox="0 0 195 191" draw:points="0,0 195,96 0,191"><text:p/></draw:polygon><draw:polygon draw:style-name="gr2" draw:text-style-name="P10" svg:width="2.471cm" svg:height="0.481cm" svg:x="0.676cm" svg:y="11.793cm" svg:viewBox="0 0 2472 482" draw:points="0,482 2472,482 2472,0 0,0"><text:p/></draw:polygon><draw:frame draw:style-name="gr8" draw:text-style-name="P16" svg:width="1.489cm" svg:height="0.5cm" svg:x="1.178cm" svg:y="10.391cm"><draw:text-box><text:p text:style-name="P12"><text:span text:style-name="T5">Code </text:span><text:span text:style-name="T5">down</text:span><text:span text:style-name="T5">load</text:span></text:p><text:p text:style-name="P12"><text:span text:style-name="T5">comp</text:span><text:span text:style-name="T5">lete?</text:span></text:p></draw:text-box></draw:frame><draw:frame draw:style-name="gr7" draw:text-style-name="P15" svg:width="0.279cm" svg:height="0.348cm" svg:x="2.058cm" svg:y="11.389cm"><draw:text-box><text:p text:style-name="P12"><text:span text:style-name="T4">N</text:span></text:p></draw:text-box></draw:frame><draw:polyline draw:style-name="gr5" draw:text-style-name="P11" svg:width="1.614cm" svg:height="10.844cm" svg:x="0.297cm" svg:y="1.8cm" svg:viewBox="0 0 1615 10845" draw:points="1615,10476 1615,10845 0,10845 0,0 1615,0 1615,205"><text:p/></draw:polyline><draw:polygon draw:style-name="gr6" draw:text-style-name="P14" svg:width="0.194cm" svg:height="0.19cm" svg:x="1.814cm" svg:y="1.979cm" svg:viewBox="0 0 195 191" draw:points="195,0 96,191 0,0"><text:p/></draw:polygon><draw:polygon draw:style-name="gr2" draw:text-style-name="P10" svg:width="1.735cm" svg:height="0.479cm" svg:x="3.642cm" svg:y="10.352cm" svg:viewBox="0 0 1736 480" draw:points="216,480 1520,480 1563,475 1604,460 1642,441 1674,410 1699,373 1719,335 1731,287 1736,240 1731,191 1719,146 1699,105 1674,71 1642,42 1604,18 1563,5 1520,0 216,0 172,5 131,18 94,42 62,71 36,105 15,146 5,191 0,240 5,287 15,335 36,373 62,410 94,441 131,460 172,475"><text:p/></draw:polygon><draw:frame draw:style-name="gr9" draw:text-style-name="P17" svg:width="1.396cm" svg:height="0.251cm" svg:x="3.874cm" svg:y="10.47cm"><draw:text-box><text:p text:style-name="P12"><text:span text:style-name="T6">End </text:span><text:span text:style-name="T6">of </text:span><text:span text:style-name="T6">modu</text:span><text:span text:style-name="T6">le</text:span></text:p></draw:text-box></draw:frame><draw:frame draw:style-name="gr10" draw:text-style-name="P17" svg:width="1.377cm" svg:height="0.251cm" svg:x="3.856cm" svg:y="8.521cm"><draw:text-box><text:p text:style-name="P12"><text:span text:style-name="T6">Error </text:span><text:span text:style-name="T6">handl</text:span><text:span text:style-name="T6">ing</text:span></text:p></draw:text-box></draw:frame><draw:frame draw:style-name="gr11" draw:text-style-name="P19" svg:width="1.504cm" svg:height="0.5cm" svg:x="1.168cm" svg:y="8.521cm"><draw:text-box><text:p text:style-name="P18"><text:span text:style-name="T6">Is </text:span><text:span text:style-name="T6">receiv</text:span><text:span text:style-name="T6">ed </text:span><text:span text:style-name="T6">data</text:span></text:p><text:p text:style-name="P18"><text:span text:style-name="T6">corre</text:span><text:span text:style-name="T6">ct?</text:span></text:p></draw:text-box></draw:frame><draw:frame draw:style-name="gr12" draw:text-style-name="P17" svg:width="1.156cm" svg:height="0.251cm" svg:x="1.401cm" svg:y="5.214cm"><draw:text-box><text:p text:style-name="P12"><text:span text:style-name="T6">Send </text:span><text:span text:style-name="T6">packe</text:span><text:span text:style-name="T6">t</text:span></text:p></draw:text-box></draw:frame><draw:frame draw:style-name="gr13" draw:text-style-name="P19" svg:width="1.601cm" svg:height="0.5cm" svg:x="1.166cm" svg:y="6.481cm"><draw:text-box><text:p text:style-name="P18"><text:span text:style-name="T6">Comp</text:span><text:span text:style-name="T6">lete </text:span><text:span text:style-name="T6">packe</text:span><text:span text:style-name="T6">t</text:span></text:p><text:p text:style-name="P18"><text:span text:style-name="T6">receiv</text:span><text:span text:style-name="T6">ed?</text:span></text:p></draw:text-box></draw:frame><draw:frame draw:style-name="gr14" draw:text-style-name="P17" svg:width="2.527cm" svg:height="0.251cm" svg:x="0.725cm" svg:y="2.291cm"><draw:text-box><text:p text:style-name="P12"><text:span text:style-name="T6">Set </text:span><text:span text:style-name="T6">com</text:span><text:span text:style-name="T6">mand </text:span><text:span text:style-name="T6">para</text:span><text:span text:style-name="T6">meter</text:span><text:span text:style-name="T6">s:</text:span></text:p></draw:text-box></draw:frame><draw:frame draw:style-name="gr15" draw:text-style-name="P17" svg:width="2.535cm" svg:height="0.251cm" svg:x="0.757cm" svg:y="2.651cm"><draw:text-box><text:p text:style-name="P12"><text:span text:style-name="T6">1: </text:span><text:span text:style-name="T6">target </text:span><text:span text:style-name="T6">addre</text:span><text:span text:style-name="T6">ss </text:span><text:span text:style-name="T6">high </text:span><text:span text:style-name="T6">byte</text:span></text:p></draw:text-box></draw:frame><draw:frame draw:style-name="gr16" draw:text-style-name="P17" svg:width="2.458cm" svg:height="0.251cm" svg:x="0.758cm" svg:y="2.925cm"><draw:text-box><text:p text:style-name="P12"><text:span text:style-name="T6">2: </text:span><text:span text:style-name="T6">target </text:span><text:span text:style-name="T6">addre</text:span><text:span text:style-name="T6">ss </text:span><text:span text:style-name="T6">low </text:span><text:span text:style-name="T6">byte</text:span></text:p></draw:text-box></draw:frame><draw:frame draw:style-name="gr17" draw:text-style-name="P17" svg:width="2.28cm" svg:height="0.251cm" svg:x="0.758cm" svg:y="3.196cm"><draw:text-box><text:p text:style-name="P12"><text:span text:style-name="T6">Para</text:span><text:span text:style-name="T6">meter </text:span><text:span text:style-name="T6">3: </text:span><text:span text:style-name="T6">5AH</text:span></text:p></draw:text-box></draw:frame><draw:frame draw:style-name="gr17" draw:text-style-name="P17" svg:width="2.28cm" svg:height="0.251cm" svg:x="0.76cm" svg:y="3.468cm"><draw:text-box><text:p text:style-name="P12"><text:span text:style-name="T6">Para</text:span><text:span text:style-name="T6">meter </text:span><text:span text:style-name="T6">4: </text:span><text:span text:style-name="T6">A5H</text:span></text:p></draw:text-box></draw:frame><draw:frame draw:style-name="gr18" draw:text-style-name="P17" svg:width="2.276cm" svg:height="0.251cm" svg:x="0.817cm" svg:y="1.118cm"><draw:text-box><text:p text:style-name="P12"><text:span text:style-name="T6">Set </text:span><text:span text:style-name="T6">com</text:span><text:span text:style-name="T6">mand </text:span><text:span text:style-name="T6">byte: </text:span><text:span text:style-name="T7">22H</text:span></text:p></draw:text-box></draw:frame><draw:frame draw:style-name="gr19" draw:text-style-name="P17" svg:width="2.387cm" svg:height="0.251cm" svg:x="0.76cm" svg:y="3.743cm"><draw:text-box><text:p text:style-name="P12"><text:span text:style-name="T6">Para</text:span><text:span text:style-name="T6">meter </text:span><text:span text:style-name="T6">5: </text:span><text:span text:style-name="T6">code </text:span><text:span text:style-name="T6">byte 1</text:span></text:p></draw:text-box></draw:frame><draw:frame draw:style-name="gr19" draw:text-style-name="P17" svg:width="2.387cm" svg:height="0.251cm" svg:x="0.762cm" svg:y="4.015cm"><draw:text-box><text:p text:style-name="P12"><text:span text:style-name="T6">Para</text:span><text:span text:style-name="T6">meter </text:span><text:span text:style-name="T6">6: </text:span><text:span text:style-name="T6">code </text:span><text:span text:style-name="T6">byte 2</text:span></text:p></draw:text-box></draw:frame><draw:frame draw:style-name="gr17" draw:text-style-name="P17" svg:width="2.28cm" svg:height="0.251cm" svg:x="0.762cm" svg:y="4.288cm"><draw:text-box><text:p text:style-name="P12"><text:span text:style-name="T6">...</text:span></text:p></draw:text-box></draw:frame><draw:frame draw:style-name="gr18" draw:text-style-name="P17" svg:width="2.276cm" svg:height="0.251cm" svg:x="0.818cm" svg:y="11.904cm"><draw:text-box><text:p text:style-name="P12"><text:span text:style-name="T6">Set </text:span><text:span text:style-name="T6">com</text:span><text:span text:style-name="T6">mand </text:span><text:span text:style-name="T6">byte: </text:span><text:span text:style-name="T7">02H</text:span></text:p></draw:text-box></draw:frame></draw:g></text:p>
          </table:table-cell>
        </table:table-row>
        <table:table-row table:style-name="Table1.3">
          <table:table-cell table:style-name="Table1.A1" office:value-type="string">
            <text:p text:style-name="P6"><draw:g text:anchor-type="as-char" draw:z-index="8" draw:name="Group object 8" draw:style-name="gr20"><draw:polygon draw:style-name="gr2" draw:text-style-name="P10" svg:width="2.601cm" svg:height="0.527cm" svg:x="0.295cm" svg:y="4.467cm" svg:viewBox="0 0 2602 528" draw:points="0,528 2602,528 2602,0 0,0"><text:p/></draw:polygon><draw:polygon draw:style-name="gr2" draw:text-style-name="P10" svg:width="2.338cm" svg:height="0.529cm" svg:x="0cm" svg:y="0cm" svg:viewBox="0 0 2339 530" draw:points="0,530 2339,530 2339,0 520,0 0,264"><text:p/></draw:polygon><draw:polygon draw:style-name="gr3" draw:text-style-name="P11" svg:width="5.498cm" svg:height="9.967cm" svg:x="0cm" svg:y="0.534cm" svg:viewBox="0 0 5499 9968" draw:points="0,9968 5499,9968 5499,0 0,0"><text:p/></draw:polygon><draw:polygon draw:style-name="gr2" draw:text-style-name="P10" svg:width="2.601cm" svg:height="1.576cm" svg:x="0.295cm" svg:y="5.518cm" svg:viewBox="0 0 2602 1577" draw:points="0,788 1304,0 2602,788 1304,1577"><text:p/></draw:polygon><draw:frame draw:style-name="gr21" draw:text-style-name="P20" svg:width="1.246cm" svg:height="0.364cm" svg:x="0.441cm" svg:y="0.139cm"><draw:text-box><text:p text:style-name="P12"><text:span text:style-name="T8">Eras</text:span><text:span text:style-name="T8">e </text:span><text:span text:style-name="T8">Flash</text:span></text:p></draw:text-box></draw:frame><draw:polyline draw:style-name="gr5" draw:text-style-name="P11" svg:width="1.556cm" svg:height="1.045cm" svg:x="1.596cm" svg:y="5.259cm" svg:viewBox="0 0 1557 1046" draw:points="1301,1046 1557,1046 1557,0 0,0 0,77"><text:p/></draw:polyline><draw:polygon draw:style-name="gr6" draw:text-style-name="P14" svg:width="0.201cm" svg:height="0.205cm" svg:x="1.496cm" svg:y="5.314cm" svg:viewBox="0 0 202 206" draw:points="202,0 100,206 0,0"><text:p/></draw:polygon><draw:line draw:style-name="gr5" draw:text-style-name="P11" svg:x1="1.596cm" svg:y1="4.994cm" svg:x2="1.596cm" svg:y2="5.337cm"><text:p/></draw:line><draw:polygon draw:style-name="gr6" draw:text-style-name="P14" svg:width="0.201cm" svg:height="0.205cm" svg:x="1.496cm" svg:y="5.314cm" svg:viewBox="0 0 202 206" draw:points="202,0 100,206 0,0"><text:p/></draw:polygon><draw:line draw:style-name="gr5" draw:text-style-name="P11" svg:x1="1.596cm" svg:y1="7.094cm" svg:x2="1.596cm" svg:y2="7.439cm"><text:p/></draw:line><draw:polygon draw:style-name="gr6" draw:text-style-name="P14" svg:width="0.201cm" svg:height="0.207cm" svg:x="1.496cm" svg:y="7.414cm" svg:viewBox="0 0 202 208" draw:points="202,0 100,208 0,0"><text:p/></draw:polygon><draw:polygon draw:style-name="gr2" draw:text-style-name="P10" svg:width="2.601cm" svg:height="0.527cm" svg:x="0.295cm" svg:y="1.051cm" svg:viewBox="0 0 2602 528" draw:points="0,528 2602,528 2602,0 0,0"><text:p/></draw:polygon><draw:frame draw:style-name="gr22" draw:text-style-name="P21" svg:width="0.297cm" svg:height="0.35cm" svg:x="3.048cm" svg:y="7.966cm"><draw:text-box><text:p text:style-name="P12"><text:span text:style-name="T9">N</text:span></text:p></draw:text-box></draw:frame><draw:frame draw:style-name="gr22" draw:text-style-name="P21" svg:width="0.297cm" svg:height="0.35cm" svg:x="1.75cm" svg:y="7.341cm"><draw:text-box><text:p text:style-name="P12"><text:span text:style-name="T9">Y</text:span></text:p></draw:text-box></draw:frame><draw:polygon draw:style-name="gr2" draw:text-style-name="P10" svg:width="2.601cm" svg:height="1.84cm" svg:x="0.295cm" svg:y="2.103cm" svg:viewBox="0 0 2602 1841" draw:points="0,1841 2602,1841 2602,0 0,0"><text:p/></draw:polygon><draw:line draw:style-name="gr5" draw:text-style-name="P11" svg:x1="1.596cm" svg:y1="1.576cm" svg:x2="1.596cm" svg:y2="1.923cm"><text:p/></draw:line><draw:polygon draw:style-name="gr6" draw:text-style-name="P14" svg:width="0.201cm" svg:height="0.203cm" svg:x="1.496cm" svg:y="1.901cm" svg:viewBox="0 0 202 204" draw:points="202,0 100,204 0,0"><text:p/></draw:polygon><draw:line draw:style-name="gr5" draw:text-style-name="P11" svg:x1="1.596cm" svg:y1="3.943cm" svg:x2="1.596cm" svg:y2="4.285cm"><text:p/></draw:line><draw:polygon draw:style-name="gr6" draw:text-style-name="P14" svg:width="0.201cm" svg:height="0.207cm" svg:x="1.496cm" svg:y="4.263cm" svg:viewBox="0 0 202 208" draw:points="202,0 100,208 0,0"><text:p/></draw:polygon><draw:polygon draw:style-name="gr2" draw:text-style-name="P10" svg:width="2.601cm" svg:height="1.578cm" svg:x="0.295cm" svg:y="7.618cm" svg:viewBox="0 0 2602 1579" draw:points="0,788 1304,0 2602,788 1304,1579"><text:p/></draw:polygon><draw:polygon draw:style-name="gr2" draw:text-style-name="P10" svg:width="1.821cm" svg:height="0.525cm" svg:x="3.415cm" svg:y="8.144cm" svg:viewBox="0 0 1822 526" draw:points="261,526 1560,526 1613,520 1663,505 1706,483 1745,449 1778,411 1801,366 1816,315 1822,264 1816,209 1801,160 1778,115 1745,77 1706,43 1663,18 1613,6 1560,0 261,0 208,6 159,18 115,43 78,77 43,115 23,160 6,209 0,264 6,315 23,366 43,411 78,449 115,483 159,505 208,520"><text:p/></draw:polygon><draw:frame draw:style-name="gr22" draw:text-style-name="P21" svg:width="0.297cm" svg:height="0.35cm" svg:x="1.75cm" svg:y="9.278cm"><draw:text-box><text:p text:style-name="P12"><text:span text:style-name="T9">Y</text:span></text:p></draw:text-box></draw:frame><draw:line draw:style-name="gr5" draw:text-style-name="P11" svg:x1="2.895cm" svg:y1="8.407cm" svg:x2="3.24cm" svg:y2="8.407cm"><text:p/></draw:line><draw:polygon draw:style-name="gr6" draw:text-style-name="P14" svg:width="0.201cm" svg:height="0.208cm" svg:x="3.215cm" svg:y="8.301cm" svg:viewBox="0 0 202 209" draw:points="0,0 202,105 0,209"><text:p/></draw:polygon><draw:polygon draw:style-name="gr2" draw:text-style-name="P10" svg:width="2.082cm" svg:height="0.526cm" svg:x="0.556cm" svg:y="9.715cm" svg:viewBox="0 0 2083 527" draw:points="260,527 1819,527 1873,521 1922,504 1967,483 2004,448 2039,411 2060,365 2076,315 2083,263 2076,209 2060,160 2039,113 2004,74 1967,44 1922,19 1873,6 1819,0 260,0 208,6 158,19 113,44 76,74 45,113 20,160 6,209 0,263 6,315 20,365 45,411 76,448 113,483 158,504 208,521"><text:p/></draw:polygon><draw:frame draw:style-name="gr22" draw:text-style-name="P21" svg:width="0.297cm" svg:height="0.35cm" svg:x="3.048cm" svg:y="6.493cm"><draw:text-box><text:p text:style-name="P12"><text:span text:style-name="T9">N</text:span></text:p></draw:text-box></draw:frame><draw:line draw:style-name="gr5" draw:text-style-name="P11" svg:x1="1.596cm" svg:y1="9.187cm" svg:x2="1.596cm" svg:y2="9.533cm"><text:p/></draw:line><draw:polygon draw:style-name="gr6" draw:text-style-name="P14" svg:width="0.201cm" svg:height="0.205cm" svg:x="1.496cm" svg:y="9.509cm" svg:viewBox="0 0 202 206" draw:points="202,0 100,206 0,0"><text:p/></draw:polygon><draw:frame draw:style-name="gr23" draw:text-style-name="P17" svg:width="1.408cm" svg:height="0.251cm" svg:x="0.94cm" svg:y="9.872cm"><draw:text-box><text:p text:style-name="P12"><text:span text:style-name="T6">End </text:span><text:span text:style-name="T6">of </text:span><text:span text:style-name="T6">modu</text:span><text:span text:style-name="T6">le</text:span></text:p></draw:text-box></draw:frame><draw:frame draw:style-name="gr24" draw:text-style-name="P17" svg:width="1.377cm" svg:height="0.251cm" svg:x="3.639cm" svg:y="8.259cm"><draw:text-box><text:p text:style-name="P12"><text:span text:style-name="T6">Error </text:span><text:span text:style-name="T6">handl</text:span><text:span text:style-name="T6">ing</text:span></text:p></draw:text-box></draw:frame><draw:frame draw:style-name="gr25" draw:text-style-name="P19" svg:width="1.504cm" svg:height="0.5cm" svg:x="0.898cm" svg:y="8.211cm"><draw:text-box><text:p text:style-name="P18"><text:span text:style-name="T6">Is </text:span><text:span text:style-name="T6">receiv</text:span><text:span text:style-name="T6">ed </text:span><text:span text:style-name="T6">data</text:span></text:p><text:p text:style-name="P18"><text:span text:style-name="T6">corre</text:span><text:span text:style-name="T6">ct?</text:span></text:p></draw:text-box></draw:frame><draw:frame draw:style-name="gr26" draw:text-style-name="P17" svg:width="1.156cm" svg:height="0.251cm" svg:x="1.083cm" svg:y="4.576cm"><draw:text-box><text:p text:style-name="P12"><text:span text:style-name="T6">Send </text:span><text:span text:style-name="T6">packe</text:span><text:span text:style-name="T6">t</text:span></text:p></draw:text-box></draw:frame><draw:frame draw:style-name="gr27" draw:text-style-name="P19" svg:width="1.601cm" svg:height="0.5cm" svg:x="0.787cm" svg:y="6.11cm"><draw:text-box><text:p text:style-name="P18"><text:span text:style-name="T6">Comp</text:span><text:span text:style-name="T6">lete </text:span><text:span text:style-name="T6">packe</text:span><text:span text:style-name="T6">t</text:span></text:p><text:p text:style-name="P18"><text:span text:style-name="T6">receiv</text:span><text:span text:style-name="T6">ed?</text:span></text:p></draw:text-box></draw:frame><draw:frame draw:style-name="gr28" draw:text-style-name="P17" svg:width="2.366cm" svg:height="0.265cm" svg:x="0.466cm" svg:y="1.157cm"><draw:text-box><text:p text:style-name="P12"><text:span text:style-name="T6">Set </text:span><text:span text:style-name="T6">com</text:span><text:span text:style-name="T6">mand </text:span><text:span text:style-name="T6">byte: </text:span><text:span text:style-name="T7">03H</text:span></text:p></draw:text-box></draw:frame><draw:frame draw:style-name="gr29" draw:text-style-name="P17" svg:width="2.527cm" svg:height="0.251cm" svg:x="0.369cm" svg:y="2.237cm"><draw:text-box><text:p text:style-name="P12"><text:span text:style-name="T6">Set </text:span><text:span text:style-name="T6">com</text:span><text:span text:style-name="T6">mand </text:span><text:span text:style-name="T6">para</text:span><text:span text:style-name="T6">meter</text:span><text:span text:style-name="T6">s:</text:span></text:p></draw:text-box></draw:frame><draw:frame draw:style-name="gr30" draw:text-style-name="P17" svg:width="2.398cm" svg:height="0.251cm" svg:x="0.404cm" svg:y="2.63cm"><draw:text-box><text:p text:style-name="P12"><text:span text:style-name="T6">Para</text:span><text:span text:style-name="T6">meter </text:span><text:span text:style-name="T6">1: 00H</text:span></text:p></draw:text-box></draw:frame><draw:frame draw:style-name="gr30" draw:text-style-name="P17" svg:width="2.398cm" svg:height="0.251cm" svg:x="0.406cm" svg:y="2.926cm"><draw:text-box><text:p text:style-name="P12"><text:span text:style-name="T6">Para</text:span><text:span text:style-name="T6">meter </text:span><text:span text:style-name="T6">2: 00H</text:span></text:p></draw:text-box></draw:frame><draw:frame draw:style-name="gr30" draw:text-style-name="P17" svg:width="2.398cm" svg:height="0.251cm" svg:x="0.406cm" svg:y="3.224cm"><draw:text-box><text:p text:style-name="P12"><text:span text:style-name="T6">Para</text:span><text:span text:style-name="T6">meter </text:span><text:span text:style-name="T6">3: </text:span><text:span text:style-name="T6">5AH</text:span></text:p></draw:text-box></draw:frame><draw:frame draw:style-name="gr30" draw:text-style-name="P17" svg:width="2.398cm" svg:height="0.251cm" svg:x="0.407cm" svg:y="3.522cm"><draw:text-box><text:p text:style-name="P12"><text:span text:style-name="T6">Para</text:span><text:span text:style-name="T6">meter </text:span><text:span text:style-name="T6">4: </text:span><text:span text:style-name="T6">A5H</text:span></text:p></draw:text-box></draw:frame></draw:g></text:p>
          </table:table-cell>
          <table:table-cell table:style-name="Table1.A1" office:value-type="string">
            <text:p text:style-name="P6"><draw:g text:anchor-type="as-char" draw:z-index="7" draw:name="Group object 9" draw:style-name="gr20"><draw:polygon draw:style-name="gr2" draw:text-style-name="P10" svg:width="2.599cm" svg:height="0.527cm" svg:x="0.303cm" svg:y="4.471cm" svg:viewBox="0 0 2600 528" draw:points="0,528 2600,528 2600,0 0,0"><text:p/></draw:polygon><draw:polygon draw:style-name="gr2" draw:text-style-name="P10" svg:width="2.338cm" svg:height="0.532cm" svg:x="0cm" svg:y="0cm" svg:viewBox="0 0 2339 533" draw:points="0,533 2339,533 2339,0 520,0 0,265"><text:p/></draw:polygon><draw:polygon draw:style-name="gr3" draw:text-style-name="P11" svg:width="5.498cm" svg:height="9.967cm" svg:x="0cm" svg:y="0.534cm" svg:viewBox="0 0 5499 9968" draw:points="0,9968 5499,9968 5499,0 0,0"><text:p/></draw:polygon><draw:polygon draw:style-name="gr2" draw:text-style-name="P10" svg:width="2.599cm" svg:height="1.575cm" svg:x="0.303cm" svg:y="5.524cm" svg:viewBox="0 0 2600 1576" draw:points="0,787 1296,0 2600,787 1296,1576"><text:p/></draw:polygon><draw:frame draw:style-name="gr31" draw:text-style-name="P20" svg:width="1.997cm" svg:height="0.301cm" svg:x="0.344cm" svg:y="0.148cm"><draw:text-box><text:p text:style-name="P12"><text:span text:style-name="T8">Read</text:span><text:span text:style-name="T8">y to </text:span><text:span text:style-name="T8">prog</text:span><text:span text:style-name="T8">ram</text:span></text:p></draw:text-box></draw:frame><draw:polyline draw:style-name="gr5" draw:text-style-name="P11" svg:width="1.558cm" svg:height="1.045cm" svg:x="1.599cm" svg:y="5.263cm" svg:viewBox="0 0 1559 1046" draw:points="1301,1046 1559,1046 1559,0 0,0 0,77"><text:p/></draw:polyline><draw:polygon draw:style-name="gr6" draw:text-style-name="P14" svg:width="0.201cm" svg:height="0.206cm" svg:x="1.502cm" svg:y="5.317cm" svg:viewBox="0 0 202 207" draw:points="202,0 97,207 0,0"><text:p/></draw:polygon><draw:line draw:style-name="gr5" draw:text-style-name="P11" svg:x1="1.599cm" svg:y1="4.996cm" svg:x2="1.599cm" svg:y2="5.34cm"><text:p/></draw:line><draw:polygon draw:style-name="gr6" draw:text-style-name="P14" svg:width="0.201cm" svg:height="0.206cm" svg:x="1.502cm" svg:y="5.317cm" svg:viewBox="0 0 202 207" draw:points="202,0 97,207 0,0"><text:p/></draw:polygon><draw:line draw:style-name="gr5" draw:text-style-name="P11" svg:x1="1.599cm" svg:y1="7.098cm" svg:x2="1.599cm" svg:y2="7.442cm"><text:p/></draw:line><draw:polygon draw:style-name="gr6" draw:text-style-name="P14" svg:width="0.201cm" svg:height="0.207cm" svg:x="1.502cm" svg:y="7.417cm" svg:viewBox="0 0 202 208" draw:points="202,0 97,208 0,0"><text:p/></draw:polygon><draw:polygon draw:style-name="gr2" draw:text-style-name="P10" svg:width="2.599cm" svg:height="0.524cm" svg:x="0.303cm" svg:y="1.059cm" svg:viewBox="0 0 2600 525" draw:points="0,525 2600,525 2600,0 0,0"><text:p/></draw:polygon><draw:frame draw:style-name="gr32" draw:text-style-name="P21" svg:width="0.299cm" svg:height="0.35cm" svg:x="3.053cm" svg:y="7.971cm"><draw:text-box><text:p text:style-name="P12"><text:span text:style-name="T9">N</text:span></text:p></draw:text-box></draw:frame><draw:frame draw:style-name="gr32" draw:text-style-name="P21" svg:width="0.299cm" svg:height="0.35cm" svg:x="1.755cm" svg:y="7.347cm"><draw:text-box><text:p text:style-name="P12"><text:span text:style-name="T9">Y</text:span></text:p></draw:text-box></draw:frame><draw:polygon draw:style-name="gr2" draw:text-style-name="P10" svg:width="2.599cm" svg:height="1.84cm" svg:x="0.303cm" svg:y="2.108cm" svg:viewBox="0 0 2600 1841" draw:points="0,1841 2600,1841 2600,0 0,0"><text:p/></draw:polygon><draw:line draw:style-name="gr5" draw:text-style-name="P11" svg:x1="1.599cm" svg:y1="1.582cm" svg:x2="1.599cm" svg:y2="1.929cm"><text:p/></draw:line><draw:polygon draw:style-name="gr6" draw:text-style-name="P14" svg:width="0.201cm" svg:height="0.203cm" svg:x="1.502cm" svg:y="1.904cm" svg:viewBox="0 0 202 204" draw:points="202,0 97,204 0,0"><text:p/></draw:polygon><draw:line draw:style-name="gr5" draw:text-style-name="P11" svg:x1="1.599cm" svg:y1="3.948cm" svg:x2="1.599cm" svg:y2="4.292cm"><text:p/></draw:line><draw:polygon draw:style-name="gr6" draw:text-style-name="P14" svg:width="0.201cm" svg:height="0.205cm" svg:x="1.502cm" svg:y="4.267cm" svg:viewBox="0 0 202 206" draw:points="202,0 97,206 0,0"><text:p/></draw:polygon><draw:polygon draw:style-name="gr2" draw:text-style-name="P10" svg:width="2.599cm" svg:height="1.577cm" svg:x="0.303cm" svg:y="7.623cm" svg:viewBox="0 0 2600 1578" draw:points="0,787 1296,0 2600,787 1296,1578"><text:p/></draw:polygon><draw:polygon draw:style-name="gr2" draw:text-style-name="P10" svg:width="1.818cm" svg:height="0.525cm" svg:x="3.421cm" svg:y="8.148cm" svg:viewBox="0 0 1819 526" draw:points="258,526 1560,526 1614,522 1663,505 1708,484 1745,449 1777,412 1801,366 1814,317 1819,264 1814,209 1801,161 1777,115 1745,75 1708,43 1663,20 1614,6 1560,0 258,0 207,6 160,20 115,43 78,75 43,115 19,161 6,209 0,264 6,317 19,366 43,412 78,449 115,484 160,505 207,522"><text:p/></draw:polygon><draw:frame draw:style-name="gr32" draw:text-style-name="P21" svg:width="0.299cm" svg:height="0.35cm" svg:x="1.755cm" svg:y="9.28cm"><draw:text-box><text:p text:style-name="P12"><text:span text:style-name="T9">Y</text:span></text:p></draw:text-box></draw:frame><draw:line draw:style-name="gr5" draw:text-style-name="P11" svg:x1="2.9cm" svg:y1="8.409cm" svg:x2="3.244cm" svg:y2="8.409cm"><text:p/></draw:line><draw:polygon draw:style-name="gr6" draw:text-style-name="P14" svg:width="0.204cm" svg:height="0.207cm" svg:x="3.218cm" svg:y="8.306cm" svg:viewBox="0 0 205 208" draw:points="0,0 205,104 0,208"><text:p/></draw:polygon><draw:frame draw:style-name="gr32" draw:text-style-name="P21" svg:width="0.299cm" svg:height="0.35cm" svg:x="3.053cm" svg:y="6.498cm"><draw:text-box><text:p text:style-name="P12"><text:span text:style-name="T9">N</text:span></text:p></draw:text-box></draw:frame><draw:polygon draw:style-name="gr2" draw:text-style-name="P10" svg:width="2.076cm" svg:height="0.526cm" svg:x="0.564cm" svg:y="9.724cm" svg:viewBox="0 0 2077 527" draw:points="258,527 1819,527 1872,521 1921,504 1965,483 2003,448 2034,411 2057,365 2076,315 2077,263 2076,209 2057,160 2034,113 2003,74 1965,44 1921,19 1872,6 1819,0 258,0 205,6 156,19 113,44 75,74 43,113 20,160 4,209 0,263 4,315 20,365 43,411 75,448 113,483 156,504 205,521"><text:p/></draw:polygon><draw:line draw:style-name="gr5" draw:text-style-name="P11" svg:x1="1.599cm" svg:y1="9.197cm" svg:x2="1.599cm" svg:y2="9.543cm"><text:p/></draw:line><draw:polygon draw:style-name="gr6" draw:text-style-name="P14" svg:width="0.201cm" svg:height="0.205cm" svg:x="1.502cm" svg:y="9.52cm" svg:viewBox="0 0 202 206" draw:points="202,0 97,206 0,0"><text:p/></draw:polygon><draw:frame draw:style-name="gr33" draw:text-style-name="P17" svg:width="1.405cm" svg:height="0.251cm" svg:x="0.893cm" svg:y="9.883cm"><draw:text-box><text:p text:style-name="P12"><text:span text:style-name="T6">End </text:span><text:span text:style-name="T6">of </text:span><text:span text:style-name="T6">modu</text:span><text:span text:style-name="T6">le</text:span></text:p></draw:text-box></draw:frame><draw:frame draw:style-name="gr24" draw:text-style-name="P17" svg:width="1.377cm" svg:height="0.251cm" svg:x="3.69cm" svg:y="8.269cm"><draw:text-box><text:p text:style-name="P12"><text:span text:style-name="T6">Error </text:span><text:span text:style-name="T6">handl</text:span><text:span text:style-name="T6">ing</text:span></text:p></draw:text-box></draw:frame><draw:frame draw:style-name="gr25" draw:text-style-name="P19" svg:width="1.504cm" svg:height="0.5cm" svg:x="0.85cm" svg:y="8.221cm"><draw:text-box><text:p text:style-name="P18"><text:span text:style-name="T6">Is </text:span><text:span text:style-name="T6">receiv</text:span><text:span text:style-name="T6">ed </text:span><text:span text:style-name="T6">data</text:span></text:p><text:p text:style-name="P18"><text:span text:style-name="T6">corre</text:span><text:span text:style-name="T6">ct?</text:span></text:p></draw:text-box></draw:frame><draw:frame draw:style-name="gr26" draw:text-style-name="P17" svg:width="1.156cm" svg:height="0.251cm" svg:x="1.034cm" svg:y="4.586cm"><draw:text-box><text:p text:style-name="P12"><text:span text:style-name="T6">Send </text:span><text:span text:style-name="T6">packe</text:span><text:span text:style-name="T6">t</text:span></text:p></draw:text-box></draw:frame><draw:frame draw:style-name="gr27" draw:text-style-name="P19" svg:width="1.601cm" svg:height="0.5cm" svg:x="0.736cm" svg:y="6.121cm"><draw:text-box><text:p text:style-name="P18"><text:span text:style-name="T6">Comp</text:span><text:span text:style-name="T6">lete </text:span><text:span text:style-name="T6">packe</text:span><text:span text:style-name="T6">t</text:span></text:p><text:p text:style-name="P18"><text:span text:style-name="T6">receiv</text:span><text:span text:style-name="T6">ed?</text:span></text:p></draw:text-box></draw:frame><draw:frame draw:style-name="gr34" draw:text-style-name="P17" svg:width="2.364cm" svg:height="0.265cm" svg:x="0.517cm" svg:y="1.166cm"><draw:text-box><text:p text:style-name="P12"><text:span text:style-name="T6">Set </text:span><text:span text:style-name="T6">com</text:span><text:span text:style-name="T6">mand </text:span><text:span text:style-name="T6">byte: </text:span><text:span text:style-name="T7">05H</text:span></text:p></draw:text-box></draw:frame><draw:frame draw:style-name="gr29" draw:text-style-name="P17" svg:width="2.527cm" svg:height="0.251cm" svg:x="0.344cm" svg:y="2.251cm"><draw:text-box><text:p text:style-name="P12"><text:span text:style-name="T6">Set </text:span><text:span text:style-name="T6">com</text:span><text:span text:style-name="T6">mand </text:span><text:span text:style-name="T6">para</text:span><text:span text:style-name="T6">meter</text:span><text:span text:style-name="T6">s:</text:span></text:p></draw:text-box></draw:frame><draw:frame draw:style-name="gr30" draw:text-style-name="P17" svg:width="2.398cm" svg:height="0.251cm" svg:x="0.353cm" svg:y="2.639cm"><draw:text-box><text:p text:style-name="P12"><text:span text:style-name="T6">Para</text:span><text:span text:style-name="T6">meter </text:span><text:span text:style-name="T6">1: 00H</text:span></text:p></draw:text-box></draw:frame><draw:frame draw:style-name="gr30" draw:text-style-name="P17" svg:width="2.398cm" svg:height="0.251cm" svg:x="0.355cm" svg:y="2.935cm"><draw:text-box><text:p text:style-name="P12"><text:span text:style-name="T6">Para</text:span><text:span text:style-name="T6">meter </text:span><text:span text:style-name="T6">2: 00H</text:span></text:p></draw:text-box></draw:frame><draw:frame draw:style-name="gr30" draw:text-style-name="P17" svg:width="2.398cm" svg:height="0.251cm" svg:x="0.355cm" svg:y="3.233cm"><draw:text-box><text:p text:style-name="P12"><text:span text:style-name="T6">Para</text:span><text:span text:style-name="T6">meter </text:span><text:span text:style-name="T6">3: </text:span><text:span text:style-name="T6">5AH</text:span></text:p></draw:text-box></draw:frame><draw:frame draw:style-name="gr30" draw:text-style-name="P17" svg:width="2.398cm" svg:height="0.251cm" svg:x="0.356cm" svg:y="3.53cm"><draw:text-box><text:p text:style-name="P12"><text:span text:style-name="T6">Para</text:span><text:span text:style-name="T6">meter </text:span><text:span text:style-name="T6">4: </text:span><text:span text:style-name="T6">A5H</text:span></text:p></draw:text-box></draw:frame></draw:g></text:p>
          </table:table-cell>
          <table:table-cell table:style-name="Table1.A1" office:value-type="string">
            <text:p text:style-name="P8"/>
          </table:table-cell>
        </table:table-row>
      </table:table>
      <text:h text:style-name="Heading_20_2" text:outline-level="2"><text:soft-page-break/>P.3. Reference code (C language)</text:h>
      <text:p text:style-name="P3">// Note: When using this code to download the STC8H series MCU, the target </text:p>
      <text:p text:style-name="P4">// chip must be powered on after the Download code is executed, otherwise </text:p>
      <text:p text:style-name="P1">// the target chip will not be able to download correctly.</text:p>
      <text:p text:style-name="P1"/>
      <text:p text:style-name="P1">#include "stc8h.h"</text:p>
      <text:p text:style-name="P1"/>
      <text:p text:style-name="P1">typedef bit BOOL;</text:p>
      <text:p text:style-name="P1">typedef unsigned char BYTE;</text:p>
      <text:p text:style-name="P1">typedef unsigned short WORD;</text:p>
      <text:p text:style-name="P1"/>
      <text:p text:style-name="P1">// macro, constant definition</text:p>
      <text:p text:style-name="P1">#define FALSE 0</text:p>
      <text:p text:style-name="P1">#define TRUE 1</text:p>
      <text:p text:style-name="P1">#define LOBYTE(w) ((BYTE)(WORD)(w))</text:p>
      <text:p text:style-name="P1">#define HIBYTE(w) ((BYTE)((WORD)(w) &gt;&gt; 8))</text:p>
      <text:p text:style-name="P1"/>
      <text:p text:style-name="P1">#define MINBAUD 2400L</text:p>
      <text:p text:style-name="P1">#define MAXBAUD 115200L</text:p>
      <text:p text:style-name="P1"/>
      <text:p text:style-name="P1">#define FOSC 11059200L <text:s text:c="18"/>// Operating frequency of main control chip.</text:p>
      <text:p text:style-name="P2">#define BR(n) (65536 - (FOSC/(n)+2) /4) <text:s/>// The formula for calculating the baud rate</text:p>
      <text:p text:style-name="P2"><text:s text:c="41"/>// of the serial port of the main control chip.</text:p>
      <text:p text:style-name="P2"><text:s text:c="41"/>// The addition of 2 is to make the Keil compiler</text:p>
      <text:p text:style-name="P2"><text:s text:c="41"/>// automatically realize the rounding operation.</text:p>
      <text:p text:style-name="P1">#define T1MS (65536 - FOSC/1000) <text:s text:c="8"/>// Main control chip 1ms timing initial value</text:p>
      <text:p text:style-name="P1"/>
      <text:p text:style-name="P1">#define FUSER 24000000L <text:s text:c="17"/>// STC8H series target chip operating frequency.</text:p>
      <text:p text:style-name="P2">#define RL(n) (65536 - (FUSER/(n)+2) /4) // STC8H series target chip serial port baud rate</text:p>
      <text:p text:style-name="P2"><text:s text:c="41"/>// calculation formula.</text:p>
      <text:p text:style-name="P2"><text:s text:c="41"/>// The addition of 2 is to make the Keil compiler</text:p>
      <text:p text:style-name="P2"><text:s text:c="41"/>// automatically realize the rounding operation.</text:p>
      <text:p text:style-name="P1"/>
      <text:p text:style-name="P1">// Variable definitions</text:p>
      <text:p text:style-name="P1">BOOL f1ms; <text:s text:c="16"/>// 1ms flag bit</text:p>
      <text:p text:style-name="P1">BOOL UartBusy; <text:s text:c="12"/>// Serial port sending busy flag</text:p>
      <text:p text:style-name="P1">BOOL UartReceived; <text:s text:c="8"/>// Serial port data receiving complete flag bit</text:p>
      <text:p text:style-name="P1">BYTE UartRecvStep; <text:s text:c="8"/>// Serial port data receiving control</text:p>
      <text:p text:style-name="P1">BYTE TimeOut; <text:s text:c="13"/>// Serial communication timeout counter</text:p>
      <text:p text:style-name="P1">BYTE xdata TxBuffer[256]; <text:s/>// Serial data send buffer</text:p>
      <text:p text:style-name="P1">BYTE xdata RxBuffer[256]; <text:s/>// Serial data receiving buffer</text:p>
      <text:p text:style-name="P1">char code DEMO[256]; <text:s text:c="6"/>// demo code data</text:p>
      <text:p text:style-name="P1"/>
      <text:p text:style-name="P1">// function declaration</text:p>
      <text:p text:style-name="P1">void Initial(void);</text:p>
      <text:p text:style-name="P1">void DelayXms(WORD x);</text:p>
      <text:p text:style-name="P1">BYTE UartSend(BYTE dat);</text:p>
      <text:p text:style-name="P1">void CommInit(void);</text:p>
      <text:p text:style-name="P1">void CommSend(BYTE size);</text:p>
      <text:p text:style-name="P1">BOOL Download(BYTE *pdat, long size);</text:p>
      <text:p text:style-name="P1"/>
      <text:p text:style-name="P1">// main function entry</text:p>
      <text:p text:style-name="P1">void main(void) {</text:p>
      <text:p text:style-name="P1"><text:s text:c="4"/>P3M0 = 0x00;</text:p>
      <text:p text:style-name="P1"><text:s text:c="4"/>P3M1 = 0x00;</text:p>
      <text:p text:style-name="P1"><text:s text:c="4"/>Initial();</text:p>
      <text:p text:style-name="P1"/>
      <text:p text:style-name="P1"><text:s text:c="4"/>if (Download(DEMO, 256)) {</text:p>
      <text:p text:style-name="P1"><text:s text:c="8"/>// download successful</text:p>
      <text:p text:style-name="P1"><text:s text:c="8"/>P3 = 0xff;</text:p>
      <text:p text:style-name="P1"><text:s text:c="8"/>DelayXms(500);</text:p>
      <text:p text:style-name="P1"><text:s text:c="8"/>P3 = 0x00;</text:p>
      <text:p text:style-name="P1"><text:s text:c="8"/>DelayXms(500);</text:p>
      <text:p text:style-name="P1"><text:s text:c="8"/>P3 = 0xff;</text:p>
      <text:p text:style-name="P1"><text:s text:c="8"/>DelayXms(500);</text:p>
      <text:p text:style-name="P1"><text:s text:c="8"/>P3 = 0x00;</text:p>
      <text:p text:style-name="P1"><text:s text:c="8"/>DelayXms(500);</text:p>
      <text:p text:style-name="P1"><text:s text:c="8"/>P3 = 0xff;</text:p>
      <text:p text:style-name="P1"><text:s text:c="8"/>DelayXms(500);</text:p>
      <text:p text:style-name="P1"><text:s text:c="8"/>P3 = 0x00;</text:p>
      <text:p text:style-name="P1"><text:s text:c="8"/>DelayXms(500);</text:p>
      <text:p text:style-name="P1"><text:s text:c="8"/>P3 = 0xff;</text:p>
      <text:p text:style-name="P1"><text:s text:c="4"/>} else {</text:p>
      <text:p text:style-name="P1"><text:s text:c="8"/>// download failed</text:p>
      <text:p text:style-name="P1"><text:s text:c="8"/>P3 = 0xff;</text:p>
      <text:p text:style-name="P1"><text:s text:c="8"/>DelayXms(500);</text:p>
      <text:p text:style-name="P1"><text:s text:c="8"/>P3 = 0xf3;</text:p>
      <text:p text:style-name="P1"><text:s text:c="8"/>DelayXms(500);</text:p>
      <text:p text:style-name="P1"><text:soft-page-break/><text:s text:c="8"/>P3 = 0xff;</text:p>
      <text:p text:style-name="P1"><text:s text:c="8"/>DelayXms(500);</text:p>
      <text:p text:style-name="P1"><text:s text:c="8"/>P3 = 0xf3;</text:p>
      <text:p text:style-name="P1"><text:s text:c="8"/>DelayXms(500);</text:p>
      <text:p text:style-name="P1"><text:s text:c="8"/>P3 = 0xff;</text:p>
      <text:p text:style-name="P1"><text:s text:c="8"/>DelayXms(500);</text:p>
      <text:p text:style-name="P1"><text:s text:c="8"/>P3 = 0xf3;</text:p>
      <text:p text:style-name="P1"><text:s text:c="8"/>DelayXms(500);</text:p>
      <text:p text:style-name="P1"><text:s text:c="8"/>P3 = 0xff;</text:p>
      <text:p text:style-name="P1"><text:s text:c="4"/>}</text:p>
      <text:p text:style-name="P1"/>
      <text:p text:style-name="P1"><text:s text:c="4"/>while (1);</text:p>
      <text:p text:style-name="P1">}</text:p>
      <text:p text:style-name="P1"/>
      <text:p text:style-name="P1">// 1ms Timer Interrupt Service Routine</text:p>
      <text:p text:style-name="P1">void tm0(void) interrupt 1 {</text:p>
      <text:p text:style-name="P1"><text:s text:c="4"/>static BYTE Counter100;</text:p>
      <text:p text:style-name="P1"><text:s text:c="4"/></text:p>
      <text:p text:style-name="P1"><text:s text:c="4"/>f1ms = TRUE;</text:p>
      <text:p text:style-name="P1"><text:s text:c="4"/></text:p>
      <text:p text:style-name="P1"><text:s text:c="4"/>if (Counter100-- == 0) {</text:p>
      <text:p text:style-name="P1"><text:s text:c="8"/>Counter100 = 100;</text:p>
      <text:p text:style-name="P1"><text:s text:c="8"/></text:p>
      <text:p text:style-name="P1"><text:s text:c="8"/>if (TimeOut)</text:p>
      <text:p text:style-name="P1"><text:s text:c="12"/>TimeOut--;</text:p>
      <text:p text:style-name="P1"><text:s text:c="4"/>}</text:p>
      <text:p text:style-name="P1">}</text:p>
      <text:p text:style-name="P1"/>
      <text:p text:style-name="P1">// Serial Interrupt Service Routine</text:p>
      <text:p text:style-name="P1">void uart(void) interrupt 4 {</text:p>
      <text:p text:style-name="P1"><text:s text:c="4"/>static WORD RecvSum;</text:p>
      <text:p text:style-name="P1"><text:s text:c="4"/>static BYTE RecvIndex;</text:p>
      <text:p text:style-name="P1"><text:s text:c="4"/>static BYTE RecvCount;</text:p>
      <text:p text:style-name="P1"><text:s text:c="4"/>BYTE dat;</text:p>
      <text:p text:style-name="P1"/>
      <text:p text:style-name="P1"><text:s text:c="4"/>if (TI) {</text:p>
      <text:p text:style-name="P1"><text:s text:c="8"/>TI = 0;</text:p>
      <text:p text:style-name="P1"><text:s text:c="8"/>UartBusy = FALSE;</text:p>
      <text:p text:style-name="P1"><text:s text:c="4"/>}</text:p>
      <text:p text:style-name="P1"/>
      <text:p text:style-name="P1"><text:s text:c="4"/>if (RI) {</text:p>
      <text:p text:style-name="P1"><text:s text:c="8"/>RI = 0;</text:p>
      <text:p text:style-name="P1"><text:s text:c="8"/>dat = SBUF;</text:p>
      <text:p text:style-name="P1"><text:s text:c="8"/></text:p>
      <text:p text:style-name="P1"><text:s text:c="8"/>switch (UartRecvStep) {</text:p>
      <text:p text:style-name="P1"><text:s text:c="8"/>case 1:</text:p>
      <text:p text:style-name="P1"><text:s text:c="12"/>if (dat != 0xb9)</text:p>
      <text:p text:style-name="P1"><text:s text:c="16"/>goto L_CheckFirst;</text:p>
      <text:p text:style-name="P1"><text:s text:c="12"/></text:p>
      <text:p text:style-name="P1"><text:s text:c="12"/>UartRecvStep++;</text:p>
      <text:p text:style-name="P1"><text:s text:c="12"/>break;</text:p>
      <text:p text:style-name="P1"><text:s text:c="8"/></text:p>
      <text:p text:style-name="P1"><text:s text:c="8"/>case 2:</text:p>
      <text:p text:style-name="P1"><text:s text:c="12"/>if (dat != 0x68)</text:p>
      <text:p text:style-name="P1"><text:s text:c="16"/>goto L_CheckFirst;</text:p>
      <text:p text:style-name="P1"><text:s text:c="12"/></text:p>
      <text:p text:style-name="P1"><text:s text:c="12"/>UartRecvStep++;</text:p>
      <text:p text:style-name="P1"><text:s text:c="12"/>break;</text:p>
      <text:p text:style-name="P1"><text:s text:c="8"/></text:p>
      <text:p text:style-name="P1"><text:s text:c="8"/>case 3:</text:p>
      <text:p text:style-name="P1"><text:s text:c="12"/>if (dat != 0x00)</text:p>
      <text:p text:style-name="P1"><text:s text:c="16"/>goto L_CheckFirst;</text:p>
      <text:p text:style-name="P1"><text:s text:c="12"/></text:p>
      <text:p text:style-name="P1"><text:s text:c="12"/>UartRecvStep++;</text:p>
      <text:p text:style-name="P1"><text:s text:c="12"/>break;</text:p>
      <text:p text:style-name="P1"><text:s text:c="8"/></text:p>
      <text:p text:style-name="P1"><text:s text:c="8"/>case 4:</text:p>
      <text:p text:style-name="P1"><text:s text:c="12"/>RecvSum = 0x68 + dat;</text:p>
      <text:p text:style-name="P1"><text:s text:c="12"/>RecvCount = dat - 6;</text:p>
      <text:p text:style-name="P1"><text:s text:c="12"/>RecvIndex = 0;</text:p>
      <text:p text:style-name="P1"><text:s text:c="12"/>UartRecvStep++;</text:p>
      <text:p text:style-name="P1"><text:s text:c="12"/>break;</text:p>
      <text:p text:style-name="P1"><text:s text:c="8"/></text:p>
      <text:p text:style-name="P1"><text:s text:c="8"/>case 5:</text:p>
      <text:p text:style-name="P1"><text:s text:c="12"/>RecvSum += dat;</text:p>
      <text:p text:style-name="P1"><text:s text:c="12"/>RxBuffer[RecvIndex++] = dat;</text:p>
      <text:p text:style-name="P1"><text:s text:c="12"/></text:p>
      <text:p text:style-name="P1"><text:s text:c="12"/>if (RecvIndex == RecvCount)</text:p>
      <text:p text:style-name="P1"><text:s text:c="16"/>UartRecvStep++;</text:p>
      <text:p text:style-name="P1"><text:s text:c="12"/>break;</text:p>
      <text:p text:style-name="P1"><text:soft-page-break/><text:s text:c="8"/></text:p>
      <text:p text:style-name="P1"><text:s text:c="8"/>case 6:</text:p>
      <text:p text:style-name="P1"><text:s text:c="12"/>if (dat != HIBYTE(RecvSum))</text:p>
      <text:p text:style-name="P1"><text:s text:c="16"/>goto L_CheckFirst;</text:p>
      <text:p text:style-name="P1"><text:s text:c="12"/></text:p>
      <text:p text:style-name="P1"><text:s text:c="12"/>UartRecvStep++;</text:p>
      <text:p text:style-name="P1"><text:s text:c="12"/>break;</text:p>
      <text:p text:style-name="P1"><text:s text:c="8"/></text:p>
      <text:p text:style-name="P1"><text:s text:c="8"/>case 7:</text:p>
      <text:p text:style-name="P1"><text:s text:c="12"/>if (dat != LOBYTE(RecvSum))</text:p>
      <text:p text:style-name="P1"><text:s text:c="16"/>goto L_CheckFirst;</text:p>
      <text:p text:style-name="P1"><text:s text:c="12"/></text:p>
      <text:p text:style-name="P1"><text:s text:c="12"/>UartRecvStep++;</text:p>
      <text:p text:style-name="P1"><text:s text:c="12"/>break;</text:p>
      <text:p text:style-name="P1"><text:s text:c="8"/></text:p>
      <text:p text:style-name="P1"><text:s text:c="8"/>case 8:</text:p>
      <text:p text:style-name="P1"><text:s text:c="12"/>if (dat != 0x16)</text:p>
      <text:p text:style-name="P1"><text:s text:c="16"/>goto L_CheckFirst;</text:p>
      <text:p text:style-name="P1"><text:s text:c="12"/></text:p>
      <text:p text:style-name="P1"><text:s text:c="12"/>UartReceived = TRUE;</text:p>
      <text:p text:style-name="P1"><text:s text:c="12"/>UartRecvStep++;</text:p>
      <text:p text:style-name="P1"><text:s text:c="12"/>break;</text:p>
      <text:p text:style-name="P1"><text:s text:c="8"/></text:p>
      <text:p text:style-name="P1"><text:s text:c="8"/>L_CheckFirst:</text:p>
      <text:p text:style-name="P1"><text:s text:c="8"/>case 0:</text:p>
      <text:p text:style-name="P1"><text:s text:c="8"/>default:</text:p>
      <text:p text:style-name="P1"><text:s text:c="12"/>CommInit();</text:p>
      <text:p text:style-name="P1"><text:s text:c="12"/>UartRecvStep = (dat == 0x46 ? 1 : 0);</text:p>
      <text:p text:style-name="P1"><text:s text:c="12"/>break;</text:p>
      <text:p text:style-name="P1"><text:s text:c="8"/>}</text:p>
      <text:p text:style-name="P1"><text:s text:c="4"/>}</text:p>
      <text:p text:style-name="P1">}</text:p>
      <text:p text:style-name="P1"/>
      <text:p text:style-name="P1">// system initialization</text:p>
      <text:p text:style-name="P1">void Initial(void) {</text:p>
      <text:p text:style-name="P1"><text:s text:c="4"/>UartBusy = FALSE;</text:p>
      <text:p text:style-name="P1"><text:s text:c="4"/>SCON = 0xd0; <text:s text:c="5"/>// Serial port data mode must be 8-bit data + 1 <text:span text:style-name="T2">stop </text:span>bit <text:span text:style-name="T2">+ </text:span>even <text:span text:style-name="T2">parity</text:span></text:p>
      <text:p text:style-name="P1"><text:s text:c="4"/>AUXR = 0xc0;</text:p>
      <text:p text:style-name="P1"><text:s text:c="4"/>TMOD = 0x00;</text:p>
      <text:p text:style-name="P1"><text:s text:c="4"/>TH0 = HIBYTE(T1MS);</text:p>
      <text:p text:style-name="P1"><text:s text:c="4"/>TL0 = LOBYTE(T1MS);</text:p>
      <text:p text:style-name="P1"><text:s text:c="4"/>TR0 = 1;</text:p>
      <text:p text:style-name="P1"><text:s text:c="4"/>TH1 = HIBYTE(BR(MINBAUD));</text:p>
      <text:p text:style-name="P1"><text:s text:c="4"/>TL1 = LOBYTE(BR(MINBAUD));</text:p>
      <text:p text:style-name="P1"><text:s text:c="4"/>TR1 = 1;</text:p>
      <text:p text:style-name="P1"><text:s text:c="4"/>ET0 = 1;</text:p>
      <text:p text:style-name="P1"><text:s text:c="4"/>ES = 1;</text:p>
      <text:p text:style-name="P1"><text:s text:c="4"/>EA = 1;</text:p>
      <text:p text:style-name="P1">}</text:p>
      <text:p text:style-name="P1"/>
      <text:p text:style-name="P1">// Xms Delay program</text:p>
      <text:p text:style-name="P1">void DelayXms(WORD x) {</text:p>
      <text:p text:style-name="P1"><text:s text:c="4"/>do {</text:p>
      <text:p text:style-name="P1"><text:s text:c="8"/>f1ms = FALSE;</text:p>
      <text:p text:style-name="P1"><text:s text:c="8"/>while (!f1ms);</text:p>
      <text:p text:style-name="P1"><text:s text:c="4"/>} while (x--);</text:p>
      <text:p text:style-name="P1">}</text:p>
      <text:p text:style-name="P1"/>
      <text:p text:style-name="P1">// Serial data sending program</text:p>
      <text:p text:style-name="P1">BYTE UartSend(BYTE dat) {</text:p>
      <text:p text:style-name="P1"><text:s text:c="4"/>while (UartBusy);</text:p>
      <text:p text:style-name="P1"><text:s text:c="4"/>UartBusy = TRUE;</text:p>
      <text:p text:style-name="P1"><text:s text:c="4"/>ACC = dat;</text:p>
      <text:p text:style-name="P1"><text:s text:c="4"/>TB8 = P;</text:p>
      <text:p text:style-name="P1"><text:s text:c="4"/>SBUF = ACC;</text:p>
      <text:p text:style-name="P1"><text:s text:c="4"/></text:p>
      <text:p text:style-name="P1"><text:s text:c="4"/>return dat;</text:p>
      <text:p text:style-name="P1">}</text:p>
      <text:p text:style-name="P1"/>
      <text:p text:style-name="P1">// Serial communication initialization</text:p>
      <text:p text:style-name="P1">void CommInit(void) {</text:p>
      <text:p text:style-name="P1"><text:s text:c="4"/>UartRecvStep = 0;</text:p>
      <text:p text:style-name="P1"><text:s text:c="4"/>TimeOut = 20;</text:p>
      <text:p text:style-name="P1"><text:s text:c="4"/>UartReceived = FALSE;</text:p>
      <text:p text:style-name="P1">}</text:p>
      <text:p text:style-name="P1"/>
      <text:p text:style-name="P1">// Send serial communication data packet</text:p>
      <text:p text:style-name="P1">void CommSend(BYTE size) {</text:p>
      <text:p text:style-name="P1"><text:s text:c="4"/>WORD sum;</text:p>
      <text:p text:style-name="P1"><text:s text:c="4"/>BYTE i;</text:p>
      <text:p text:style-name="P1"><text:soft-page-break/><text:s text:c="4"/>UartSend(0x46);</text:p>
      <text:p text:style-name="P1"><text:s text:c="4"/>UartSend(0xb9);</text:p>
      <text:p text:style-name="P1"><text:s text:c="4"/>UartSend(0x6a);</text:p>
      <text:p text:style-name="P1"><text:s text:c="4"/>UartSend(0x00);</text:p>
      <text:p text:style-name="P1"><text:s text:c="4"/>sum = size + 6 + 0x6a;</text:p>
      <text:p text:style-name="P1"><text:s text:c="4"/>UartSend(size + 6);</text:p>
      <text:p text:style-name="P1"/>
      <text:p text:style-name="P1"><text:s text:c="4"/>for (i=0; i&lt;size; i++) {</text:p>
      <text:p text:style-name="P1"><text:s text:c="8"/>sum += UartSend(TxBuffer[i]);</text:p>
      <text:p text:style-name="P1"><text:s text:c="4"/>}</text:p>
      <text:p text:style-name="P1"/>
      <text:p text:style-name="P1"><text:s text:c="4"/>UartSend(HIBYTE(sum));</text:p>
      <text:p text:style-name="P1"><text:s text:c="4"/>UartSend(LOBYTE(sum));</text:p>
      <text:p text:style-name="P1"><text:s text:c="4"/>UartSend(0x16);</text:p>
      <text:p text:style-name="P1"><text:s text:c="4"/>while (UartBusy);</text:p>
      <text:p text:style-name="P1"><text:s text:c="4"/>CommInit();</text:p>
      <text:p text:style-name="P1">}</text:p>
      <text:p text:style-name="P1"/>
      <text:p text:style-name="P1">// ISP download program for STC15H series chips</text:p>
      <text:p text:style-name="P1">BOOL Download(BYTE *pdat, long size) {</text:p>
      <text:p text:style-name="P1"><text:s text:c="4"/>BYTE arg;</text:p>
      <text:p text:style-name="P1"><text:s text:c="4"/>BYTE offset;</text:p>
      <text:p text:style-name="P1"><text:s text:c="4"/>BYTE cnt;</text:p>
      <text:p text:style-name="P1"><text:s text:c="4"/>WORD addr;</text:p>
      <text:p text:style-name="P1"><text:s text:c="4"/></text:p>
      <text:p text:style-name="P1"><text:s text:c="4"/>// Handshake</text:p>
      <text:p text:style-name="P1"><text:s text:c="4"/>CommInit();</text:p>
      <text:p text:style-name="P1"><text:s text:c="4"/></text:p>
      <text:p text:style-name="P1"><text:s text:c="4"/>while (1) {</text:p>
      <text:p text:style-name="P1"><text:s text:c="8"/>if (UartRecvStep == 0) {</text:p>
      <text:p text:style-name="P1"><text:s text:c="12"/>UartSend(0x7f);</text:p>
      <text:p text:style-name="P1"><text:s text:c="12"/>DelayXms(10);</text:p>
      <text:p text:style-name="P1"><text:s text:c="8"/>}</text:p>
      <text:p text:style-name="P1"><text:s text:c="8"/></text:p>
      <text:p text:style-name="P1"><text:s text:c="8"/>if (UartReceived) {</text:p>
      <text:p text:style-name="P1"><text:s text:c="12"/>arg = RxBuffer[4];</text:p>
      <text:p text:style-name="P1"><text:s text:c="12"/></text:p>
      <text:p text:style-name="P1"><text:s text:c="12"/>if (RxBuffer[0] == 0x50)</text:p>
      <text:p text:style-name="P1"><text:s text:c="16"/>break;</text:p>
      <text:p text:style-name="P1"><text:s text:c="16"/></text:p>
      <text:p text:style-name="P1"><text:s text:c="12"/>return FALSE;</text:p>
      <text:p text:style-name="P1"><text:s text:c="8"/>}</text:p>
      <text:p text:style-name="P1"><text:s text:c="4"/>}</text:p>
      <text:p text:style-name="P1"><text:s text:c="4"/></text:p>
      <text:p text:style-name="P1"><text:s text:c="4"/>// Set parameters (set the highest baud rate and waiting time from the chip)</text:p>
      <text:p text:style-name="P1"><text:s text:c="4"/>TxBuffer[0] = 0x01;</text:p>
      <text:p text:style-name="P1"><text:s text:c="4"/>TxBuffer[1] = arg;</text:p>
      <text:p text:style-name="P1"><text:s text:c="4"/>TxBuffer[2] = 0x40;</text:p>
      <text:p text:style-name="P1"><text:s text:c="4"/>TxBuffer[3] = HIBYTE(RL(MAXBAUD));</text:p>
      <text:p text:style-name="P1"><text:s text:c="4"/>TxBuffer[4] = LOBYTE(RL(MAXBAUD));</text:p>
      <text:p text:style-name="P1"><text:s text:c="4"/>TxBuffer[5] = 0x00;</text:p>
      <text:p text:style-name="P1"><text:s text:c="4"/>TxBuffer[6] = 0x00;</text:p>
      <text:p text:style-name="P1"><text:s text:c="4"/>TxBuffer[7] = 0x97;</text:p>
      <text:p text:style-name="P1"><text:s text:c="4"/>CommSend(8);</text:p>
      <text:p text:style-name="P1"><text:s text:c="8"/></text:p>
      <text:p text:style-name="P1"><text:s text:c="4"/>while (1) {</text:p>
      <text:p text:style-name="P1"><text:s text:c="8"/>if (TimeOut == 0)</text:p>
      <text:p text:style-name="P1"><text:s text:c="12"/>return FALSE;</text:p>
      <text:p text:style-name="P1"><text:s text:c="8"/></text:p>
      <text:p text:style-name="P1"><text:s text:c="8"/>if (UartReceived) {</text:p>
      <text:p text:style-name="P1"><text:s text:c="12"/>if (RxBuffer[0] == 0x01)</text:p>
      <text:p text:style-name="P1"><text:s text:c="16"/>break;</text:p>
      <text:p text:style-name="P1"/>
      <text:p text:style-name="P1"><text:s text:c="12"/>return FALSE;</text:p>
      <text:p text:style-name="P1"><text:s text:c="8"/>}</text:p>
      <text:p text:style-name="P1"><text:s text:c="4"/>}</text:p>
      <text:p text:style-name="P1"><text:s text:c="4"/></text:p>
      <text:p text:style-name="P1"><text:s text:c="4"/>// Prepare</text:p>
      <text:p text:style-name="P1"><text:s text:c="4"/>TH1 = HIBYTE(BR(MAXBAUD));</text:p>
      <text:p text:style-name="P1"><text:s text:c="4"/>TL1 = LOBYTE(BR(MAXBAUD));</text:p>
      <text:p text:style-name="P1"><text:s text:c="4"/>DelayXms(10);</text:p>
      <text:p text:style-name="P1"><text:s text:c="4"/>TxBuffer[0] = 0x05;</text:p>
      <text:p text:style-name="P1"><text:s text:c="4"/>TxBuffer[1] = 0x00;</text:p>
      <text:p text:style-name="P1"><text:s text:c="4"/>TxBuffer[2] = 0x00;</text:p>
      <text:p text:style-name="P1"><text:s text:c="4"/>TxBuffer[3] = 0x5a;</text:p>
      <text:p text:style-name="P1"><text:s text:c="4"/>TxBuffer[4] = 0xa5;</text:p>
      <text:p text:style-name="P1"><text:s text:c="4"/>CommSend(5);</text:p>
      <text:p text:style-name="P1"><text:s text:c="8"/></text:p>
      <text:p text:style-name="P1"><text:s text:c="4"/>while (1) {</text:p>
      <text:p text:style-name="P1"><text:s text:c="8"/>if (TimeOut == 0)</text:p>
      <text:p text:style-name="P1"><text:soft-page-break/><text:s text:c="12"/>return FALSE;</text:p>
      <text:p text:style-name="P1"/>
      <text:p text:style-name="P1"><text:s text:c="8"/>if (UartReceived) {</text:p>
      <text:p text:style-name="P1"><text:s text:c="12"/>if (RxBuffer[0] == 0x05)</text:p>
      <text:p text:style-name="P1"><text:s text:c="16"/>break;</text:p>
      <text:p text:style-name="P1"/>
      <text:p text:style-name="P1"><text:s text:c="12"/>return FALSE;</text:p>
      <text:p text:style-name="P1"><text:s text:c="8"/>}</text:p>
      <text:p text:style-name="P1"><text:s text:c="4"/>}</text:p>
      <text:p text:style-name="P1"><text:s text:c="4"/></text:p>
      <text:p text:style-name="P1"><text:s text:c="4"/>// erase</text:p>
      <text:p text:style-name="P1"><text:s text:c="4"/>DelayXms(10);</text:p>
      <text:p text:style-name="P1"><text:s text:c="4"/>TxBuffer[0] = 0x03;</text:p>
      <text:p text:style-name="P1"><text:s text:c="4"/>TxBuffer[1] = 0x00;</text:p>
      <text:p text:style-name="P1"><text:s text:c="4"/>TxBuffer[2] = 0x00;</text:p>
      <text:p text:style-name="P1"><text:s text:c="4"/>TxBuffer[3] = 0x5a;</text:p>
      <text:p text:style-name="P1"><text:s text:c="4"/>TxBuffer[4] = 0xa5;</text:p>
      <text:p text:style-name="P1"><text:s text:c="4"/>CommSend(5);</text:p>
      <text:p text:style-name="P1"><text:s text:c="4"/>TimeOut = 100;</text:p>
      <text:p text:style-name="P1"><text:s text:c="8"/></text:p>
      <text:p text:style-name="P1"><text:s text:c="4"/>while (1) {</text:p>
      <text:p text:style-name="P1"><text:s text:c="8"/>if (TimeOut == 0)</text:p>
      <text:p text:style-name="P1"><text:s text:c="12"/>return FALSE;</text:p>
      <text:p text:style-name="P1"/>
      <text:p text:style-name="P1"><text:s text:c="8"/>if (UartReceived) {</text:p>
      <text:p text:style-name="P1"><text:s text:c="12"/>if (RxBuffer[0] == 0x03)</text:p>
      <text:p text:style-name="P1"><text:s text:c="16"/>break;</text:p>
      <text:p text:style-name="P1"/>
      <text:p text:style-name="P1"><text:s text:c="12"/>return FALSE;</text:p>
      <text:p text:style-name="P1"><text:s text:c="8"/>}</text:p>
      <text:p text:style-name="P1"><text:s text:c="4"/>}</text:p>
      <text:p text:style-name="P1"/>
      <text:p text:style-name="P1"><text:s text:c="4"/>// write user code</text:p>
      <text:p text:style-name="P1"><text:s text:c="4"/>DelayXms(10);</text:p>
      <text:p text:style-name="P1"><text:s text:c="4"/>addr = 0;</text:p>
      <text:p text:style-name="P1"><text:s text:c="4"/>TxBuffer[0] = 0x22;</text:p>
      <text:p text:style-name="P1"><text:s text:c="4"/>TxBuffer[3] = 0x5a;</text:p>
      <text:p text:style-name="P1"><text:s text:c="4"/>TxBuffer[4] = 0xa5;</text:p>
      <text:p text:style-name="P1"><text:s text:c="4"/>offset = 5;</text:p>
      <text:p text:style-name="P1"><text:s text:c="4"/></text:p>
      <text:p text:style-name="P1"><text:s text:c="4"/>while (addr &lt; size) {</text:p>
      <text:p text:style-name="P1"><text:s text:c="8"/>TxBuffer[1] = HIBYTE(addr);</text:p>
      <text:p text:style-name="P1"><text:s text:c="8"/>TxBuffer[2] = LOBYTE(addr);</text:p>
      <text:p text:style-name="P1"><text:s text:c="8"/>cnt = 0;</text:p>
      <text:p text:style-name="P1"><text:s text:c="8"/>while (addr &lt; size) {</text:p>
      <text:p text:style-name="P1"><text:s text:c="12"/>TxBuffer[cnt+offset] = pdat[addr];</text:p>
      <text:p text:style-name="P1"><text:s text:c="12"/>addr++;</text:p>
      <text:p text:style-name="P1"><text:s text:c="12"/>cnt++;</text:p>
      <text:p text:style-name="P1"><text:s text:c="12"/>if (cnt &gt;= 128)</text:p>
      <text:p text:style-name="P1"><text:s text:c="16"/>break;</text:p>
      <text:p text:style-name="P1"><text:s text:c="8"/>}</text:p>
      <text:p text:style-name="P1"><text:s text:c="8"/></text:p>
      <text:p text:style-name="P1"><text:s text:c="8"/>CommSend(cnt + offset);</text:p>
      <text:p text:style-name="P1"><text:s text:c="8"/></text:p>
      <text:p text:style-name="P1"><text:s text:c="8"/>while (1) {</text:p>
      <text:p text:style-name="P1"><text:s text:c="12"/>if (TimeOut == 0)</text:p>
      <text:p text:style-name="P1"><text:s text:c="16"/>return FALSE;</text:p>
      <text:p text:style-name="P1"/>
      <text:p text:style-name="P1"><text:s text:c="12"/>if (UartReceived) {</text:p>
      <text:p text:style-name="P1"><text:s text:c="16"/>if ((RxBuffer[0] == 0x02) &amp;&amp; (RxBuffer[1] == 'T'))</text:p>
      <text:p text:style-name="P1"><text:s text:c="20"/>break;</text:p>
      <text:p text:style-name="P1"/>
      <text:p text:style-name="P1"><text:s text:c="16"/>return FALSE;</text:p>
      <text:p text:style-name="P1"><text:s text:c="12"/>}</text:p>
      <text:p text:style-name="P1"><text:s text:c="8"/>}</text:p>
      <text:p text:style-name="P1"/>
      <text:p text:style-name="P1"><text:s text:c="8"/>TxBuffer[0] = 0x02;</text:p>
      <text:p text:style-name="P1"><text:s text:c="4"/>}</text:p>
      <text:p text:style-name="P1"/>
      <text:p text:style-name="P1"><text:s text:c="4"/>//// write hardware options</text:p>
      <text:p text:style-name="P1"><text:s text:c="4"/>//// If there is no need to modify the hardware options, this step </text:p>
      <text:p text:style-name="P1"><text:s text:c="4"/>//// can be skipped directly. At this time, all hardware options </text:p>
      <text:p text:style-name="P1"><text:s text:c="4"/>//// remain unchanged, and the frequency of the MCU is the frequency </text:p>
      <text:p text:style-name="P1"><text:s text:c="4"/>//// adjusted last time.</text:p>
      <text:p text:style-name="P1"><text:s text:c="4"/>//// If writing the hardware option, the internal IRC frequency of </text:p>
      <text:p text:style-name="P1"><text:s text:c="4"/>//// the MCU will be fixed at 24M, and other options will be restored </text:p>
      <text:p text:style-name="P1"><text:s text:c="4"/>//// to factory settings.</text:p>
      <text:p text:style-name="P1"><text:s text:c="4"/>//// Suggestion: Use the STC-ISP download software for the first time </text:p>
      <text:p text:style-name="P1"><text:s text:c="4"/>//// to set the hardware options of the slave chip and then use the </text:p>
      <text:p text:style-name="P1"><text:s text:c="4"/>//// master chip to download the program from the chip without writing </text:p>
      <text:p text:style-name="P1"><text:soft-page-break/><text:s text:c="4"/>//// the hardware options</text:p>
      <text:p text:style-name="P1"><text:s text:c="4"/>//DelayXms(10);</text:p>
      <text:p text:style-name="P1"><text:s text:c="4"/>//for (cnt=0; cnt&lt;128; cnt++)</text:p>
      <text:p text:style-name="P1"><text:s text:c="4"/>//{</text:p>
      <text:p text:style-name="P1"><text:s text:c="4"/>// <text:s text:c="3"/>TxBuffer[cnt] = 0xff;</text:p>
      <text:p text:style-name="P1"><text:s text:c="4"/>//}</text:p>
      <text:p text:style-name="P1"><text:s text:c="4"/>//TxBuffer[0] = 0x04;</text:p>
      <text:p text:style-name="P1"><text:s text:c="4"/>//TxBuffer[1] = 0x00;</text:p>
      <text:p text:style-name="P1"><text:s text:c="4"/>//TxBuffer[2] = 0x00;</text:p>
      <text:p text:style-name="P1"><text:s text:c="4"/>//TxBuffer[3] = 0x5a;</text:p>
      <text:p text:style-name="P1"><text:s text:c="4"/>//TxBuffer[4] = 0xa5;</text:p>
      <text:p text:style-name="P1"><text:s text:c="4"/>//TxBuffer[33] = arg;</text:p>
      <text:p text:style-name="P1"><text:s text:c="4"/>//TxBuffer[34] = 0x00;</text:p>
      <text:p text:style-name="P1"><text:s text:c="4"/>//TxBuffer[35] = 0x01;</text:p>
      <text:p text:style-name="P1"><text:s text:c="4"/>//TxBuffer[41] = 0xbf;</text:p>
      <text:p text:style-name="P1"><text:s text:c="4"/>//TxBuffer[42] = 0xbd; // P5.4 is the IO port</text:p>
      <text:p text:style-name="P1"><text:s text:c="4"/>////TxBuffer[42] = 0xad; // P5.4 is reset pin</text:p>
      <text:p text:style-name="P1"><text:s text:c="4"/>//TxBuffer[43] = 0xf7;</text:p>
      <text:p text:style-name="P1"><text:s text:c="4"/>//TxBuffer[44] = 0xff;</text:p>
      <text:p text:style-name="P1"><text:s text:c="4"/>//CommSend(45);</text:p>
      <text:p text:style-name="P1"><text:s text:c="4"/>//while (1) {</text:p>
      <text:p text:style-name="P1"><text:s text:c="4"/>// <text:s text:c="3"/>if (TimeOut == 0)</text:p>
      <text:p text:style-name="P1"><text:s text:c="4"/>// <text:s text:c="7"/>return FALSE;</text:p>
      <text:p text:style-name="P1"><text:s text:c="4"/>//</text:p>
      <text:p text:style-name="P1"><text:s text:c="4"/>// <text:s text:c="3"/>if (UartReceived) {</text:p>
      <text:p text:style-name="P1"><text:s text:c="4"/>// <text:s text:c="7"/>if ((RxBuffer[0] == 0x04) &amp;&amp; (RxBuffer[1] == 'T'))</text:p>
      <text:p text:style-name="P1"><text:s text:c="4"/>// <text:s text:c="11"/>break;</text:p>
      <text:p text:style-name="P1"><text:s text:c="4"/>// <text:s text:c="7"/>return FALSE;</text:p>
      <text:p text:style-name="P1"><text:s text:c="4"/>// <text:s text:c="3"/>}</text:p>
      <text:p text:style-name="P1"><text:s text:c="4"/>//}</text:p>
      <text:p text:style-name="P1"><text:s text:c="4"/></text:p>
      <text:p text:style-name="P1"><text:s text:c="4"/>// Download completed</text:p>
      <text:p text:style-name="P1"><text:s text:c="4"/>return TRUE;</text:p>
      <text:p text:style-name="P1">}</text:p>
      <text:p text:style-name="P1"/>
      <text:p text:style-name="P1">char code DEMO[256] =</text:p>
      <text:p text:style-name="P1">{</text:p>
      <text:p text:style-name="P1"><text:s text:c="4"/>0x80,0x00,0x75,0xB2,0xFF,0x75,0xB1,0x00,0x05,0xB0,0x11,0x0E,0x80,0xFA,0xD8,0xFE,</text:p>
      <text:p text:style-name="P1"><text:s text:c="4"/>0xD9,0xFC,0x22,</text:p>
      <text:p text:style-name="P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TimesNewRoman" svg:font-family="TimesNewRoman"/>
    <style:font-face style:name="WenQuanYi Micro Hei" svg:font-family="'WenQuanYi Micro Hei'"/>
    <style:font-face style:name="WenQuanYiMicroHei" svg:font-family="WenQuanYiMicro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15:02:40.717605979</meta:creation-date>
    <dc:date>2023-03-15T18:57:41.031691445</dc:date>
    <meta:editing-duration>PT3H54M59S</meta:editing-duration>
    <meta:editing-cycles>5</meta:editing-cycles>
    <meta:generator>LibreOffice/7.4.3.2$Linux_X86_64 LibreOffice_project/40$Build-2</meta:generator>
    <meta:document-statistic meta:table-count="1" meta:image-count="0" meta:object-count="0" meta:page-count="8" meta:paragraph-count="418" meta:word-count="1282" meta:character-count="10432" meta:non-whitespace-character-count="6730"/>
  </office:meta>
</office:document-meta>
</file>